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3154in"/>
    </style:style>
    <style:style style:name="co5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1" office:value-type="string" calcext:value-type="string">
            <text:p>North X Population</text:p>
          </table:table-cell>
          <table:table-cell table:style-name="ce1"/>
          <table:table-cell/>
          <table:table-cell table:style-name="ce1" office:value-type="string" calcext:value-type="string">
            <text:p>North Y Population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672" calcext:value-type="float">
            <text:p>672</text:p>
          </table:table-cell>
          <table:table-cell/>
          <table:table-cell table:style-name="ce1" office:value-type="string" calcext:value-type="string">
            <text:p>mu=</text:p>
          </table:table-cell>
          <table:table-cell table:style-name="ce1" table:formula="of:=AVERAGE([.B2:.B5002])" office:value-type="float" office:value="116.119776044791" calcext:value-type="float">
            <text:p>116.1197760448</text:p>
          </table:table-cell>
          <table:table-cell/>
          <table:table-cell table:style-name="ce1" office:value-type="string" calcext:value-type="string">
            <text:p>mu=</text:p>
          </table:table-cell>
          <table:table-cell table:style-name="ce1" table:formula="of:=AVERAGE([.C2:.C5002])" office:value-type="float" office:value="664.491301739652" calcext:value-type="float">
            <text:p>664.49130173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72" calcext:value-type="float">
            <text:p>672</text:p>
          </table:table-cell>
          <table:table-cell/>
          <table:table-cell table:style-name="ce1" office:value-type="string" calcext:value-type="string">
            <text:p>std. Dev=</text:p>
          </table:table-cell>
          <table:table-cell table:style-name="ce1" table:formula="of:=STDEV([.B2:.B5002])" office:value-type="float" office:value="23.8145554405249" calcext:value-type="float">
            <text:p>23.8145554405</text:p>
          </table:table-cell>
          <table:table-cell/>
          <table:table-cell table:style-name="ce1" office:value-type="string" calcext:value-type="string">
            <text:p>std. Dev=</text:p>
          </table:table-cell>
          <table:table-cell table:style-name="ce1" table:formula="of:=STDEV([.C2:.C5002])" office:value-type="float" office:value="18.5868656401539" calcext:value-type="float">
            <text:p>18.5868656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1" office:value-type="string" calcext:value-type="string">
            <text:p>Sample Population</text:p>
          </table:table-cell>
          <table:table-cell table:style-name="ce1"/>
          <table:table-cell/>
          <table:table-cell table:style-name="ce1" office:value-type="string" calcext:value-type="string">
            <text:p>Sample Population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1000" calcext:value-type="float">
            <text:p>1000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ce1" office:value-type="string" calcext:value-type="string">
            <text:p>sample mean, xbar=</text:p>
          </table:table-cell>
          <table:table-cell table:style-name="ce1" table:formula="of:=AVERAGE([.B2:.B1002])" office:value-type="float" office:value="106.521478521479" calcext:value-type="float">
            <text:p>106.5214785215</text:p>
          </table:table-cell>
          <table:table-cell/>
          <table:table-cell table:style-name="ce1" office:value-type="string" calcext:value-type="string">
            <text:p>sample mean, xbar=</text:p>
          </table:table-cell>
          <table:table-cell table:style-name="ce1" table:formula="of:=AVERAGE([.C2:.C1002])" office:value-type="float" office:value="666.578421578422" calcext:value-type="float">
            <text:p>666.57842157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ce1" office:value-type="string" calcext:value-type="string">
            <text:p>sample std. Dev.</text:p>
          </table:table-cell>
          <table:table-cell table:style-name="ce1" table:formula="of:=STDEV([.B2:.B1002])" office:value-type="float" office:value="23.5244083498776" calcext:value-type="float">
            <text:p>23.5244083499</text:p>
          </table:table-cell>
          <table:table-cell/>
          <table:table-cell table:style-name="ce1" office:value-type="string" calcext:value-type="string">
            <text:p>sample std. Dev.</text:p>
          </table:table-cell>
          <table:table-cell table:style-name="ce1" table:formula="of:=STDEV([.C2:.C1002])" office:value-type="float" office:value="18.403860842391" calcext:value-type="float">
            <text:p>18.4038608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1" office:value-type="string" calcext:value-type="string">
            <text:p>z= (xbar – mu)/(sigma/sqrt(n))</text:p>
          </table:table-cell>
          <table:table-cell table:style-name="ce1" table:formula="of:=([.F10] - [.F5])/([.F6]/SQRT([.F9]))" office:value-type="float" office:value="-12.7453489146265" calcext:value-type="float">
            <text:p>-12.7453489146</text:p>
          </table:table-cell>
          <table:table-cell/>
          <table:table-cell table:style-name="ce1" office:value-type="string" calcext:value-type="string">
            <text:p>z= (xbar – mu)/(sigma/sqrt(n))</text:p>
          </table:table-cell>
          <table:table-cell table:style-name="ce1" table:formula="of:=([.I10] - [.I5])/([.I6]/SQRT([.I9]))" office:value-type="float" office:value="3.55092276880559" calcext:value-type="float">
            <text:p>3.5509227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1" office:value-type="string" calcext:value-type="string">
            <text:p>a=</text:p>
          </table:table-cell>
          <table:table-cell table:style-name="ce1" office:value-type="float" office:value="0.01" calcext:value-type="float">
            <text:p>0.01</text:p>
          </table:table-cell>
          <table:table-cell/>
          <table:table-cell table:style-name="ce1" office:value-type="string" calcext:value-type="string">
            <text:p>a=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668" calcext:value-type="float">
            <text:p>668</text:p>
          </table:table-cell>
          <table:table-cell/>
          <table:table-cell table:style-name="ce1" office:value-type="string" calcext:value-type="string">
            <text:p>Rej. Reg. (z &gt;=za/2 or z &lt;=-za/2)</text:p>
          </table:table-cell>
          <table:table-cell table:style-name="ce1" table:formula="of:=-LEGACY.NORMSINV([.F16]/2)" office:value-type="float" office:value="2.5758293035489" calcext:value-type="float">
            <text:p>2.5758293035</text:p>
          </table:table-cell>
          <table:table-cell/>
          <table:table-cell table:style-name="ce1" office:value-type="string" calcext:value-type="string">
            <text:p>Rej. Reg. (z &gt;=za/2 or z &lt;=-za/2)</text:p>
          </table:table-cell>
          <table:table-cell table:style-name="ce1"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office:value-type="float" office:value="668" calcext:value-type="float">
            <text:p>668</text:p>
          </table:table-cell>
          <table:table-cell/>
          <table:table-cell table:style-name="ce1" office:value-type="string" calcext:value-type="string">
            <text:p>Upper xbar=(mu + (s/sqr(n))z(a/2)</text:p>
          </table:table-cell>
          <table:table-cell table:style-name="ce1" table:formula="of:=[.F5]+[.F17]*([.F6]/SQRT([.F9]))" office:value-type="float" office:value="118.059587672573" calcext:value-type="float">
            <text:p>118.0595876726</text:p>
          </table:table-cell>
          <table:table-cell/>
          <table:table-cell table:style-name="ce1" office:value-type="string" calcext:value-type="string">
            <text:p>Upper xbar=(mu + (s/sqr(n))z(a/2)</text:p>
          </table:table-cell>
          <table:table-cell table:style-name="ce1" table:formula="of:=[.I5]+[.I17]*([.I6]/SQRT([.I9]))" office:value-type="float" office:value="666.005292550139" calcext:value-type="float">
            <text:p>666.00529255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668" calcext:value-type="float">
            <text:p>668</text:p>
          </table:table-cell>
          <table:table-cell/>
          <table:table-cell table:style-name="ce1" office:value-type="string" calcext:value-type="string">
            <text:p>Lower xbar=(mu + (s/sqr(n))(-z(a/2))</text:p>
          </table:table-cell>
          <table:table-cell table:style-name="ce1" table:formula="of:=[.F5]+-[.F17]*([.F6]/SQRT([.F9]))" office:value-type="float" office:value="114.179964417009" calcext:value-type="float">
            <text:p>114.179964417</text:p>
          </table:table-cell>
          <table:table-cell/>
          <table:table-cell table:style-name="ce1" office:value-type="string" calcext:value-type="string">
            <text:p>Lower xbar=(mu + (s/sqr(n))(-z(a/2))</text:p>
          </table:table-cell>
          <table:table-cell table:style-name="ce1" table:formula="of:=[.I5]+-[.I17]*([.I6]/SQRT([.I9]))" office:value-type="float" office:value="662.977310929165" calcext:value-type="float">
            <text:p>662.97731092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1" office:value-type="string" calcext:value-type="string">
            <text:p>B(xbar)=</text:p>
          </table:table-cell>
          <table:table-cell table:style-name="ce1" table:formula="of:=LEGACY.NORMSDIST([.F17]+([.F5]-[.F10])/([.F6]/SQRT([.F9]))) - LEGACY.NORMSDIST(-[.F17] + ([.F5] - [.F10])/([.F6]/SQRT([.F9]))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B(xbar)=</text:p>
          </table:table-cell>
          <table:table-cell table:style-name="ce1" table:formula="of:=LEGACY.NORMSDIST([.I17]+([.I5]-[.I10])/([.I6]/SQRT([.I9]))) - LEGACY.NORMSDIST(-[.I17] + ([.I5] - [.I10])/([.I6]/SQRT([.I9])))" office:value-type="float" office:value="0.164756949454329" calcext:value-type="float">
            <text:p>0.16475694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ce1" office:value-type="string" calcext:value-type="string">
            <text:p>B(lower xbar)=</text:p>
          </table:table-cell>
          <table:table-cell table:style-name="ce1"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table:style-name="ce1" office:value-type="string" calcext:value-type="string">
            <text:p>B(lower xbar)=</text:p>
          </table:table-cell>
          <table:table-cell table:style-name="ce1" table:formula="of:=LEGACY.NORMSDIST([.I17]+([.I5]-[.I19])/([.I6]/SQRT([.I9]))) - LEGACY.NORMSDIST(-[.I17] + ([.I5] - [.I19])/([.I6]/SQRT([.I9])))" office:value-type="float" office:value="0.499999870903657" calcext:value-type="float">
            <text:p>0.49999987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" calcext:value-type="float">
            <text:p>129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ce1" office:value-type="string" calcext:value-type="string">
            <text:p>B(upper xbar)=</text:p>
          </table:table-cell>
          <table:table-cell table:style-name="ce1"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table:style-name="ce1" office:value-type="string" calcext:value-type="string">
            <text:p>B(upper xbar)=</text:p>
          </table:table-cell>
          <table:table-cell table:style-name="ce1" table:formula="of:=LEGACY.NORMSDIST([.I17]+([.I5]-[.I18])/([.I6]/SQRT([.I9]))) - LEGACY.NORMSDIST(-[.I17] + ([.I5] - [.I18])/([.I6]/SQRT([.I9])))" office:value-type="float" office:value="0.499999870903657" calcext:value-type="float">
            <text:p>0.49999987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641" calcext:value-type="float">
            <text:p>641</text:p>
          </table:table-cell>
          <table:table-cell/>
          <table:table-cell table:style-name="ce1" office:value-type="string" calcext:value-type="string">
            <text:p>n(lower xbar)=</text:p>
          </table:table-cell>
          <table:table-cell table:style-name="ce1" table:formula="of:=(([.F6]*([.F17]+(-LEGACY.NORMSINV([.F22]))))/([.F5]-[.F19]))" office:value-type="float" office:value="31.6227805743938" calcext:value-type="float">
            <text:p>31.6227805744</text:p>
          </table:table-cell>
          <table:table-cell/>
          <table:table-cell table:style-name="ce1" office:value-type="string" calcext:value-type="string">
            <text:p>n(lower xbar)=</text:p>
          </table:table-cell>
          <table:table-cell table:style-name="ce1" table:formula="of:=(([.I6]*([.I17]+(-LEGACY.NORMSINV([.I22]))))/([.I5]-[.I19]))" office:value-type="float" office:value="31.6227805743938" calcext:value-type="float">
            <text:p>31.62278057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office:value-type="float" office:value="641" calcext:value-type="float">
            <text:p>641</text:p>
          </table:table-cell>
          <table:table-cell/>
          <table:table-cell table:style-name="ce1" office:value-type="string" calcext:value-type="string">
            <text:p>n(upper xbar)=</text:p>
          </table:table-cell>
          <table:table-cell table:style-name="ce1" table:formula="of:=(([.F6]*([.F17]+(-LEGACY.NORMSINV([.F23]))))/([.F5]-[.F18]))" office:value-type="float" office:value="-31.6227805743938" calcext:value-type="float">
            <text:p>-31.6227805744</text:p>
          </table:table-cell>
          <table:table-cell/>
          <table:table-cell table:style-name="ce1" office:value-type="string" calcext:value-type="string">
            <text:p>n(upper xbar)=</text:p>
          </table:table-cell>
          <table:table-cell table:style-name="ce1" table:formula="of:=(([.I6]*([.I17]+(-LEGACY.NORMSINV([.I23]))))/([.I5]-[.I18]))" office:value-type="float" office:value="-31.6227805743938" calcext:value-type="float">
            <text:p>-31.62278057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3" calcext:value-type="float">
            <text:p>143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7" calcext:value-type="float">
            <text:p>13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1" calcext:value-type="float">
            <text:p>161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4" calcext:value-type="float">
            <text:p>134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3" calcext:value-type="float">
            <text:p>13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" calcext:value-type="float">
            <text:p>13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7" calcext:value-type="float">
            <text:p>12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7" calcext:value-type="float">
            <text:p>137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7" calcext:value-type="float">
            <text:p>137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7" calcext:value-type="float">
            <text:p>137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1" calcext:value-type="float">
            <text:p>13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" calcext:value-type="float">
            <text:p>13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7" calcext:value-type="float">
            <text:p>147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7" calcext:value-type="float">
            <text:p>137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" calcext:value-type="float">
            <text:p>137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6" calcext:value-type="float">
            <text:p>136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6" calcext:value-type="float">
            <text:p>12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5" calcext:value-type="float">
            <text:p>12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5" calcext:value-type="float">
            <text:p>12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5" calcext:value-type="float">
            <text:p>135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2" calcext:value-type="float">
            <text:p>14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2" calcext:value-type="float">
            <text:p>14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5" calcext:value-type="float">
            <text:p>135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0" calcext:value-type="float">
            <text:p>160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0" calcext:value-type="float">
            <text:p>160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0" calcext:value-type="float">
            <text:p>160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8" calcext:value-type="float">
            <text:p>8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4" calcext:value-type="float">
            <text:p>74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4" calcext:value-type="float">
            <text:p>10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4" calcext:value-type="float">
            <text:p>10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4" calcext:value-type="float">
            <text:p>10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3" calcext:value-type="float">
            <text:p>83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3" calcext:value-type="float">
            <text:p>83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4" calcext:value-type="float">
            <text:p>84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4" calcext:value-type="float">
            <text:p>84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1" calcext:value-type="float">
            <text:p>81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5" calcext:value-type="float">
            <text:p>9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5" calcext:value-type="float">
            <text:p>9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" calcext:value-type="float">
            <text:p>92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3" calcext:value-type="float">
            <text:p>93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0" calcext:value-type="float">
            <text:p>8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6" calcext:value-type="float">
            <text:p>86</text:p>
          </table:table-cell>
          <table:table-cell office:value-type="float" office:value="607" calcext:value-type="float">
            <text:p>607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office:value-type="float" office:value="607" calcext:value-type="float">
            <text:p>607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3" calcext:value-type="float">
            <text:p>83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3" calcext:value-type="float">
            <text:p>83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5" calcext:value-type="float">
            <text:p>85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5" calcext:value-type="float">
            <text:p>85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6" calcext:value-type="float">
            <text:p>8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3" calcext:value-type="float">
            <text:p>73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3" calcext:value-type="float">
            <text:p>73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3" calcext:value-type="float">
            <text:p>73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8" calcext:value-type="float">
            <text:p>6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8" calcext:value-type="float">
            <text:p>98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8" calcext:value-type="float">
            <text:p>98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8" calcext:value-type="float">
            <text:p>98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5" calcext:value-type="float">
            <text:p>85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5" calcext:value-type="float">
            <text:p>85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7" calcext:value-type="float">
            <text:p>87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7" calcext:value-type="float">
            <text:p>87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7" calcext:value-type="float">
            <text:p>87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9" calcext:value-type="float">
            <text:p>89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9" calcext:value-type="float">
            <text:p>89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1" calcext:value-type="float">
            <text:p>81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1" calcext:value-type="float">
            <text:p>81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1" calcext:value-type="float">
            <text:p>81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6" calcext:value-type="float">
            <text:p>76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6" calcext:value-type="float">
            <text:p>76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6" calcext:value-type="float">
            <text:p>96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6" calcext:value-type="float">
            <text:p>96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7" calcext:value-type="float">
            <text:p>67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" calcext:value-type="float">
            <text:p>67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9" calcext:value-type="float">
            <text:p>89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9" calcext:value-type="float">
            <text:p>89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1" calcext:value-type="float">
            <text:p>8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1" calcext:value-type="float">
            <text:p>8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3" calcext:value-type="float">
            <text:p>7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3" calcext:value-type="float">
            <text:p>7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9" calcext:value-type="float">
            <text:p>10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9" calcext:value-type="float">
            <text:p>10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7" calcext:value-type="float">
            <text:p>87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7" calcext:value-type="float">
            <text:p>87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0" calcext:value-type="float">
            <text:p>9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0" calcext:value-type="float">
            <text:p>9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4" calcext:value-type="float">
            <text:p>74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4" calcext:value-type="float">
            <text:p>74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4" calcext:value-type="float">
            <text:p>74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3" calcext:value-type="float">
            <text:p>83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3" calcext:value-type="float">
            <text:p>83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0" calcext:value-type="float">
            <text:p>110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0" calcext:value-type="float">
            <text:p>110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0" calcext:value-type="float">
            <text:p>110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9" calcext:value-type="float">
            <text:p>99</text:p>
          </table:table-cell>
          <table:table-cell office:value-type="float" office:value="626" calcext:value-type="float">
            <text:p>626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9" calcext:value-type="float">
            <text:p>99</text:p>
          </table:table-cell>
          <table:table-cell office:value-type="float" office:value="626" calcext:value-type="float">
            <text:p>626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6" calcext:value-type="float">
            <text:p>86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6" calcext:value-type="float">
            <text:p>86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6" calcext:value-type="float">
            <text:p>86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7" calcext:value-type="float">
            <text:p>8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7" calcext:value-type="float">
            <text:p>8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8" calcext:value-type="float">
            <text:p>7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8" calcext:value-type="float">
            <text:p>7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8" calcext:value-type="float">
            <text:p>7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9" calcext:value-type="float">
            <text:p>6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" calcext:value-type="float">
            <text:p>6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3" calcext:value-type="float">
            <text:p>113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3" calcext:value-type="float">
            <text:p>113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3" calcext:value-type="float">
            <text:p>113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7" calcext:value-type="float">
            <text:p>87</text:p>
          </table:table-cell>
          <table:table-cell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7" calcext:value-type="float">
            <text:p>87</text:p>
          </table:table-cell>
          <table:table-cell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7" calcext:value-type="float">
            <text:p>87</text:p>
          </table:table-cell>
          <table:table-cell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2" calcext:value-type="float">
            <text:p>9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2" calcext:value-type="float">
            <text:p>9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8" calcext:value-type="float">
            <text:p>8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8" calcext:value-type="float">
            <text:p>8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8" calcext:value-type="float">
            <text:p>7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8" calcext:value-type="float">
            <text:p>7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8" calcext:value-type="float">
            <text:p>7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" calcext:value-type="float">
            <text:p>100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4" calcext:value-type="float">
            <text:p>84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4" calcext:value-type="float">
            <text:p>84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4" calcext:value-type="float">
            <text:p>84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5" calcext:value-type="float">
            <text:p>85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5" calcext:value-type="float">
            <text:p>85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1" calcext:value-type="float">
            <text:p>91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1" calcext:value-type="float">
            <text:p>91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1" calcext:value-type="float">
            <text:p>91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8" calcext:value-type="float">
            <text:p>9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8" calcext:value-type="float">
            <text:p>9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3" calcext:value-type="float">
            <text:p>63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3" calcext:value-type="float">
            <text:p>63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3" calcext:value-type="float">
            <text:p>63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7" calcext:value-type="float">
            <text:p>107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7" calcext:value-type="float">
            <text:p>107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9" calcext:value-type="float">
            <text:p>79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9" calcext:value-type="float">
            <text:p>79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9" calcext:value-type="float">
            <text:p>79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6" calcext:value-type="float">
            <text:p>8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6" calcext:value-type="float">
            <text:p>8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1" calcext:value-type="float">
            <text:p>91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1" calcext:value-type="float">
            <text:p>91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1" calcext:value-type="float">
            <text:p>91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2" calcext:value-type="float">
            <text:p>8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1" calcext:value-type="float">
            <text:p>91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1" calcext:value-type="float">
            <text:p>91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2" calcext:value-type="float">
            <text:p>8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2" calcext:value-type="float">
            <text:p>8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7" calcext:value-type="float">
            <text:p>107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7" calcext:value-type="float">
            <text:p>107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7" calcext:value-type="float">
            <text:p>107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7" calcext:value-type="float">
            <text:p>87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7" calcext:value-type="float">
            <text:p>87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5" calcext:value-type="float">
            <text:p>8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5" calcext:value-type="float">
            <text:p>8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5" calcext:value-type="float">
            <text:p>8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2" calcext:value-type="float">
            <text:p>8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2" calcext:value-type="float">
            <text:p>8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8" calcext:value-type="float">
            <text:p>7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8" calcext:value-type="float">
            <text:p>7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4" calcext:value-type="float">
            <text:p>7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4" calcext:value-type="float">
            <text:p>7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4" calcext:value-type="float">
            <text:p>7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2" calcext:value-type="float">
            <text:p>102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2" calcext:value-type="float">
            <text:p>102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1" calcext:value-type="float">
            <text:p>101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1" calcext:value-type="float">
            <text:p>101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1" calcext:value-type="float">
            <text:p>101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1" calcext:value-type="float">
            <text:p>91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1" calcext:value-type="float">
            <text:p>91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1" calcext:value-type="float">
            <text:p>91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1" calcext:value-type="float">
            <text:p>91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3" calcext:value-type="float">
            <text:p>8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3" calcext:value-type="float">
            <text:p>8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3" calcext:value-type="float">
            <text:p>8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6" calcext:value-type="float">
            <text:p>76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6" calcext:value-type="float">
            <text:p>76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4" calcext:value-type="float">
            <text:p>94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4" calcext:value-type="float">
            <text:p>94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4" calcext:value-type="float">
            <text:p>94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5" calcext:value-type="float">
            <text:p>8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5" calcext:value-type="float">
            <text:p>8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2" calcext:value-type="float">
            <text:p>9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2" calcext:value-type="float">
            <text:p>9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2" calcext:value-type="float">
            <text:p>9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3" calcext:value-type="float">
            <text:p>8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3" calcext:value-type="float">
            <text:p>8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7" calcext:value-type="float">
            <text:p>8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7" calcext:value-type="float">
            <text:p>8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7" calcext:value-type="float">
            <text:p>8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0" calcext:value-type="float">
            <text:p>8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0" calcext:value-type="float">
            <text:p>8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8" calcext:value-type="float">
            <text:p>78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8" calcext:value-type="float">
            <text:p>78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8" calcext:value-type="float">
            <text:p>78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1" calcext:value-type="float">
            <text:p>91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1" calcext:value-type="float">
            <text:p>91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3" calcext:value-type="float">
            <text:p>83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3" calcext:value-type="float">
            <text:p>83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3" calcext:value-type="float">
            <text:p>83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7" calcext:value-type="float">
            <text:p>8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7" calcext:value-type="float">
            <text:p>8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1" calcext:value-type="float">
            <text:p>8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1" calcext:value-type="float">
            <text:p>8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1" calcext:value-type="float">
            <text:p>8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7" calcext:value-type="float">
            <text:p>8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7" calcext:value-type="float">
            <text:p>8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8" calcext:value-type="float">
            <text:p>6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8" calcext:value-type="float">
            <text:p>6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8" calcext:value-type="float">
            <text:p>6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0" calcext:value-type="float">
            <text:p>80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0" calcext:value-type="float">
            <text:p>80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7" calcext:value-type="float">
            <text:p>97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7" calcext:value-type="float">
            <text:p>97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7" calcext:value-type="float">
            <text:p>97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5" calcext:value-type="float">
            <text:p>85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5" calcext:value-type="float">
            <text:p>85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2" calcext:value-type="float">
            <text:p>8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2" calcext:value-type="float">
            <text:p>8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2" calcext:value-type="float">
            <text:p>8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1" calcext:value-type="float">
            <text:p>71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1" calcext:value-type="float">
            <text:p>71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5" calcext:value-type="float">
            <text:p>105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5" calcext:value-type="float">
            <text:p>105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5" calcext:value-type="float">
            <text:p>105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2" calcext:value-type="float">
            <text:p>82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2" calcext:value-type="float">
            <text:p>82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6" calcext:value-type="float">
            <text:p>86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6" calcext:value-type="float">
            <text:p>86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6" calcext:value-type="float">
            <text:p>86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6" calcext:value-type="float">
            <text:p>86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6" calcext:value-type="float">
            <text:p>86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2" calcext:value-type="float">
            <text:p>92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2" calcext:value-type="float">
            <text:p>92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2" calcext:value-type="float">
            <text:p>92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3" calcext:value-type="float">
            <text:p>63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3" calcext:value-type="float">
            <text:p>63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7" calcext:value-type="float">
            <text:p>87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7" calcext:value-type="float">
            <text:p>87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7" calcext:value-type="float">
            <text:p>87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2" calcext:value-type="float">
            <text:p>8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2" calcext:value-type="float">
            <text:p>8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2" calcext:value-type="float">
            <text:p>8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2" calcext:value-type="float">
            <text:p>82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2" calcext:value-type="float">
            <text:p>82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3" calcext:value-type="float">
            <text:p>8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3" calcext:value-type="float">
            <text:p>8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3" calcext:value-type="float">
            <text:p>8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1" calcext:value-type="float">
            <text:p>7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1" calcext:value-type="float">
            <text:p>7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9" calcext:value-type="float">
            <text:p>89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9" calcext:value-type="float">
            <text:p>89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9" calcext:value-type="float">
            <text:p>89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3" calcext:value-type="float">
            <text:p>93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" calcext:value-type="float">
            <text:p>93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3" calcext:value-type="float">
            <text:p>93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6" calcext:value-type="float">
            <text:p>116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6" calcext:value-type="float">
            <text:p>116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11" calcext:value-type="float">
            <text:p>111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11" calcext:value-type="float">
            <text:p>111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1" calcext:value-type="float">
            <text:p>111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7" calcext:value-type="float">
            <text:p>13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7" calcext:value-type="float">
            <text:p>13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3" calcext:value-type="float">
            <text:p>123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23" calcext:value-type="float">
            <text:p>123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3" calcext:value-type="float">
            <text:p>123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3" calcext:value-type="float">
            <text:p>113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3" calcext:value-type="float">
            <text:p>113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5" calcext:value-type="float">
            <text:p>115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5" calcext:value-type="float">
            <text:p>115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5" calcext:value-type="float">
            <text:p>115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20" calcext:value-type="float">
            <text:p>120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20" calcext:value-type="float">
            <text:p>120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9" calcext:value-type="float">
            <text:p>109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9" calcext:value-type="float">
            <text:p>109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9" calcext:value-type="float">
            <text:p>109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2" calcext:value-type="float">
            <text:p>12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2" calcext:value-type="float">
            <text:p>12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2" calcext:value-type="float">
            <text:p>112</text:p>
          </table:table-cell>
          <table:table-cell office:value-type="float" office:value="713" calcext:value-type="float">
            <text:p>713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2" calcext:value-type="float">
            <text:p>112</text:p>
          </table:table-cell>
          <table:table-cell office:value-type="float" office:value="713" calcext:value-type="float">
            <text:p>713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2" calcext:value-type="float">
            <text:p>112</text:p>
          </table:table-cell>
          <table:table-cell office:value-type="float" office:value="713" calcext:value-type="float">
            <text:p>713</text:p>
          </table:table-cell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9" calcext:value-type="float">
            <text:p>119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9" calcext:value-type="float">
            <text:p>119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2" calcext:value-type="float">
            <text:p>112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2" calcext:value-type="float">
            <text:p>112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2" calcext:value-type="float">
            <text:p>112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8" calcext:value-type="float">
            <text:p>10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8" calcext:value-type="float">
            <text:p>10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1" calcext:value-type="float">
            <text:p>9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1" calcext:value-type="float">
            <text:p>9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1" calcext:value-type="float">
            <text:p>9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23" calcext:value-type="float">
            <text:p>123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23" calcext:value-type="float">
            <text:p>123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5" calcext:value-type="float">
            <text:p>10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5" calcext:value-type="float">
            <text:p>10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5" calcext:value-type="float">
            <text:p>10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3" calcext:value-type="float">
            <text:p>10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3" calcext:value-type="float">
            <text:p>10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13" calcext:value-type="float">
            <text:p>113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13" calcext:value-type="float">
            <text:p>113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13" calcext:value-type="float">
            <text:p>113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0" calcext:value-type="float">
            <text:p>100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0" calcext:value-type="float">
            <text:p>100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34" calcext:value-type="float">
            <text:p>134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34" calcext:value-type="float">
            <text:p>134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34" calcext:value-type="float">
            <text:p>134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7" calcext:value-type="float">
            <text:p>117</text:p>
          </table:table-cell>
          <table:table-cell office:value-type="float" office:value="711" calcext:value-type="float">
            <text:p>711</text:p>
          </table:table-cell>
          <table:table-cell table:number-columns-repeated="6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7" calcext:value-type="float">
            <text:p>117</text:p>
          </table:table-cell>
          <table:table-cell office:value-type="float" office:value="711" calcext:value-type="float">
            <text:p>711</text:p>
          </table:table-cell>
          <table:table-cell table:number-columns-repeated="6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21" calcext:value-type="float">
            <text:p>121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21" calcext:value-type="float">
            <text:p>121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1" calcext:value-type="float">
            <text:p>121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14" calcext:value-type="float">
            <text:p>114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4" calcext:value-type="float">
            <text:p>114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4" calcext:value-type="float">
            <text:p>114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3" calcext:value-type="float">
            <text:p>113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3" calcext:value-type="float">
            <text:p>113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8" calcext:value-type="float">
            <text:p>6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8" calcext:value-type="float">
            <text:p>6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8" calcext:value-type="float">
            <text:p>6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5" calcext:value-type="float">
            <text:p>95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4" calcext:value-type="float">
            <text:p>84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4" calcext:value-type="float">
            <text:p>84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4" calcext:value-type="float">
            <text:p>84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8" calcext:value-type="float">
            <text:p>7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2" calcext:value-type="float">
            <text:p>9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2" calcext:value-type="float">
            <text:p>9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7" calcext:value-type="float">
            <text:p>6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4" calcext:value-type="float">
            <text:p>154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4" calcext:value-type="float">
            <text:p>154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4" calcext:value-type="float">
            <text:p>154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13" calcext:value-type="float">
            <text:p>113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13" calcext:value-type="float">
            <text:p>113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7" calcext:value-type="float">
            <text:p>117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7" calcext:value-type="float">
            <text:p>117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7" calcext:value-type="float">
            <text:p>117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6" calcext:value-type="float">
            <text:p>116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6" calcext:value-type="float">
            <text:p>116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19" calcext:value-type="float">
            <text:p>119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19" calcext:value-type="float">
            <text:p>119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19" calcext:value-type="float">
            <text:p>119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2" calcext:value-type="float">
            <text:p>12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2" calcext:value-type="float">
            <text:p>12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4" calcext:value-type="float">
            <text:p>124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24" calcext:value-type="float">
            <text:p>124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4" calcext:value-type="float">
            <text:p>124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1" calcext:value-type="float">
            <text:p>121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1" calcext:value-type="float">
            <text:p>121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7" calcext:value-type="float">
            <text:p>107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7" calcext:value-type="float">
            <text:p>107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7" calcext:value-type="float">
            <text:p>107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6" calcext:value-type="float">
            <text:p>10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6" calcext:value-type="float">
            <text:p>10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1" calcext:value-type="float">
            <text:p>101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1" calcext:value-type="float">
            <text:p>101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1" calcext:value-type="float">
            <text:p>101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9" calcext:value-type="float">
            <text:p>59</text:p>
          </table:table-cell>
          <table:table-cell office:value-type="float" office:value="763" calcext:value-type="float">
            <text:p>763</text:p>
          </table:table-cell>
          <table:table-cell table:number-columns-repeated="6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9" calcext:value-type="float">
            <text:p>59</text:p>
          </table:table-cell>
          <table:table-cell office:value-type="float" office:value="763" calcext:value-type="float">
            <text:p>763</text:p>
          </table:table-cell>
          <table:table-cell table:number-columns-repeated="6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4" calcext:value-type="float">
            <text:p>8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4" calcext:value-type="float">
            <text:p>8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4" calcext:value-type="float">
            <text:p>8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3" calcext:value-type="float">
            <text:p>93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3" calcext:value-type="float">
            <text:p>93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3" calcext:value-type="float">
            <text:p>83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3" calcext:value-type="float">
            <text:p>83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3" calcext:value-type="float">
            <text:p>83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4" calcext:value-type="float">
            <text:p>84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4" calcext:value-type="float">
            <text:p>84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3" calcext:value-type="float">
            <text:p>83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3" calcext:value-type="float">
            <text:p>83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3" calcext:value-type="float">
            <text:p>83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1" calcext:value-type="float">
            <text:p>81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1" calcext:value-type="float">
            <text:p>81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1" calcext:value-type="float">
            <text:p>81</text:p>
          </table:table-cell>
          <table:table-cell office:value-type="float" office:value="615" calcext:value-type="float">
            <text:p>615</text:p>
          </table:table-cell>
          <table:table-cell table:number-columns-repeated="6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1" calcext:value-type="float">
            <text:p>81</text:p>
          </table:table-cell>
          <table:table-cell office:value-type="float" office:value="615" calcext:value-type="float">
            <text:p>615</text:p>
          </table:table-cell>
          <table:table-cell table:number-columns-repeated="6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1" calcext:value-type="float">
            <text:p>81</text:p>
          </table:table-cell>
          <table:table-cell office:value-type="float" office:value="615" calcext:value-type="float">
            <text:p>615</text:p>
          </table:table-cell>
          <table:table-cell table:number-columns-repeated="6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4" calcext:value-type="float">
            <text:p>94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4" calcext:value-type="float">
            <text:p>94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3" calcext:value-type="float">
            <text:p>93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3" calcext:value-type="float">
            <text:p>93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3" calcext:value-type="float">
            <text:p>93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7" calcext:value-type="float">
            <text:p>87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5" calcext:value-type="float">
            <text:p>75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5" calcext:value-type="float">
            <text:p>75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5" calcext:value-type="float">
            <text:p>75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8" calcext:value-type="float">
            <text:p>108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8" calcext:value-type="float">
            <text:p>108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8" calcext:value-type="float">
            <text:p>108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9" calcext:value-type="float">
            <text:p>119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9" calcext:value-type="float">
            <text:p>119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21" calcext:value-type="float">
            <text:p>12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1" calcext:value-type="float">
            <text:p>12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22" calcext:value-type="float">
            <text:p>122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22" calcext:value-type="float">
            <text:p>122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8" calcext:value-type="float">
            <text:p>118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8" calcext:value-type="float">
            <text:p>118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8" calcext:value-type="float">
            <text:p>118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7" calcext:value-type="float">
            <text:p>107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7" calcext:value-type="float">
            <text:p>107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0" calcext:value-type="float">
            <text:p>140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0" calcext:value-type="float">
            <text:p>140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0" calcext:value-type="float">
            <text:p>140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8" calcext:value-type="float">
            <text:p>118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8" calcext:value-type="float">
            <text:p>118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20" calcext:value-type="float">
            <text:p>12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20" calcext:value-type="float">
            <text:p>12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20" calcext:value-type="float">
            <text:p>12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4" calcext:value-type="float">
            <text:p>114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4" calcext:value-type="float">
            <text:p>114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8" calcext:value-type="float">
            <text:p>11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8" calcext:value-type="float">
            <text:p>11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8" calcext:value-type="float">
            <text:p>11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2" calcext:value-type="float">
            <text:p>11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2" calcext:value-type="float">
            <text:p>11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26" calcext:value-type="float">
            <text:p>126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26" calcext:value-type="float">
            <text:p>126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26" calcext:value-type="float">
            <text:p>126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7" calcext:value-type="float">
            <text:p>11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7" calcext:value-type="float">
            <text:p>11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21" calcext:value-type="float">
            <text:p>121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1" calcext:value-type="float">
            <text:p>121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1" calcext:value-type="float">
            <text:p>121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16" calcext:value-type="float">
            <text:p>116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16" calcext:value-type="float">
            <text:p>116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10" calcext:value-type="float">
            <text:p>11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0" calcext:value-type="float">
            <text:p>11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0" calcext:value-type="float">
            <text:p>11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0" calcext:value-type="float">
            <text:p>140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0" calcext:value-type="float">
            <text:p>140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0" calcext:value-type="float">
            <text:p>120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0" calcext:value-type="float">
            <text:p>120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0" calcext:value-type="float">
            <text:p>120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8" calcext:value-type="float">
            <text:p>12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28" calcext:value-type="float">
            <text:p>12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21" calcext:value-type="float">
            <text:p>121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21" calcext:value-type="float">
            <text:p>121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21" calcext:value-type="float">
            <text:p>121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27" calcext:value-type="float">
            <text:p>127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27" calcext:value-type="float">
            <text:p>127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18" calcext:value-type="float">
            <text:p>11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8" calcext:value-type="float">
            <text:p>11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18" calcext:value-type="float">
            <text:p>11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56" calcext:value-type="float">
            <text:p>156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56" calcext:value-type="float">
            <text:p>156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16" calcext:value-type="float">
            <text:p>116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16" calcext:value-type="float">
            <text:p>116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16" calcext:value-type="float">
            <text:p>116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22" calcext:value-type="float">
            <text:p>12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22" calcext:value-type="float">
            <text:p>12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25" calcext:value-type="float">
            <text:p>12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5" calcext:value-type="float">
            <text:p>12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25" calcext:value-type="float">
            <text:p>12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21" calcext:value-type="float">
            <text:p>121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21" calcext:value-type="float">
            <text:p>121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23" calcext:value-type="float">
            <text:p>123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23" calcext:value-type="float">
            <text:p>123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22" calcext:value-type="float">
            <text:p>12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22" calcext:value-type="float">
            <text:p>12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22" calcext:value-type="float">
            <text:p>12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36" calcext:value-type="float">
            <text:p>136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36" calcext:value-type="float">
            <text:p>136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31" calcext:value-type="float">
            <text:p>131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31" calcext:value-type="float">
            <text:p>131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1" calcext:value-type="float">
            <text:p>131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35" calcext:value-type="float">
            <text:p>135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35" calcext:value-type="float">
            <text:p>135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2" calcext:value-type="float">
            <text:p>82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2" calcext:value-type="float">
            <text:p>82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2" calcext:value-type="float">
            <text:p>82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0" calcext:value-type="float">
            <text:p>120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20" calcext:value-type="float">
            <text:p>120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16" calcext:value-type="float">
            <text:p>11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16" calcext:value-type="float">
            <text:p>11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16" calcext:value-type="float">
            <text:p>11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54" calcext:value-type="float">
            <text:p>154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54" calcext:value-type="float">
            <text:p>154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30" calcext:value-type="float">
            <text:p>130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30" calcext:value-type="float">
            <text:p>130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30" calcext:value-type="float">
            <text:p>130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13" calcext:value-type="float">
            <text:p>113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13" calcext:value-type="float">
            <text:p>113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23" calcext:value-type="float">
            <text:p>123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23" calcext:value-type="float">
            <text:p>123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23" calcext:value-type="float">
            <text:p>123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19" calcext:value-type="float">
            <text:p>119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19" calcext:value-type="float">
            <text:p>119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33" calcext:value-type="float">
            <text:p>133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3" calcext:value-type="float">
            <text:p>133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33" calcext:value-type="float">
            <text:p>133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5" calcext:value-type="float">
            <text:p>125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25" calcext:value-type="float">
            <text:p>125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13" calcext:value-type="float">
            <text:p>11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13" calcext:value-type="float">
            <text:p>11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13" calcext:value-type="float">
            <text:p>11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8" calcext:value-type="float">
            <text:p>13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38" calcext:value-type="float">
            <text:p>13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10" calcext:value-type="float">
            <text:p>110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10" calcext:value-type="float">
            <text:p>110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10" calcext:value-type="float">
            <text:p>110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17" calcext:value-type="float">
            <text:p>117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17" calcext:value-type="float">
            <text:p>117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14" calcext:value-type="float">
            <text:p>11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14" calcext:value-type="float">
            <text:p>11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14" calcext:value-type="float">
            <text:p>11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14" calcext:value-type="float">
            <text:p>11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14" calcext:value-type="float">
            <text:p>11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20" calcext:value-type="float">
            <text:p>120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20" calcext:value-type="float">
            <text:p>120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20" calcext:value-type="float">
            <text:p>120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3" calcext:value-type="float">
            <text:p>12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23" calcext:value-type="float">
            <text:p>12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31" calcext:value-type="float">
            <text:p>131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31" calcext:value-type="float">
            <text:p>131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31" calcext:value-type="float">
            <text:p>131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27" calcext:value-type="float">
            <text:p>127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27" calcext:value-type="float">
            <text:p>127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1" calcext:value-type="float">
            <text:p>91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1" calcext:value-type="float">
            <text:p>91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1" calcext:value-type="float">
            <text:p>91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3" calcext:value-type="float">
            <text:p>83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3" calcext:value-type="float">
            <text:p>83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7" calcext:value-type="float">
            <text:p>87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7" calcext:value-type="float">
            <text:p>87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7" calcext:value-type="float">
            <text:p>87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0" calcext:value-type="float">
            <text:p>8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0" calcext:value-type="float">
            <text:p>8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4" calcext:value-type="float">
            <text:p>10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4" calcext:value-type="float">
            <text:p>10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4" calcext:value-type="float">
            <text:p>10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9" calcext:value-type="float">
            <text:p>89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96" calcext:value-type="float">
            <text:p>9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6" calcext:value-type="float">
            <text:p>9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2" calcext:value-type="float">
            <text:p>9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2" calcext:value-type="float">
            <text:p>9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2" calcext:value-type="float">
            <text:p>9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4" calcext:value-type="float">
            <text:p>7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4" calcext:value-type="float">
            <text:p>7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5" calcext:value-type="float">
            <text:p>9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5" calcext:value-type="float">
            <text:p>9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95" calcext:value-type="float">
            <text:p>9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9" calcext:value-type="float">
            <text:p>109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9" calcext:value-type="float">
            <text:p>109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2" calcext:value-type="float">
            <text:p>82</text:p>
          </table:table-cell>
          <table:table-cell office:value-type="float" office:value="632" calcext:value-type="float">
            <text:p>632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2" calcext:value-type="float">
            <text:p>82</text:p>
          </table:table-cell>
          <table:table-cell office:value-type="float" office:value="632" calcext:value-type="float">
            <text:p>632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2" calcext:value-type="float">
            <text:p>82</text:p>
          </table:table-cell>
          <table:table-cell office:value-type="float" office:value="632" calcext:value-type="float">
            <text:p>632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3" calcext:value-type="float">
            <text:p>83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3" calcext:value-type="float">
            <text:p>83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90" calcext:value-type="float">
            <text:p>90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0" calcext:value-type="float">
            <text:p>90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0" calcext:value-type="float">
            <text:p>90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2" calcext:value-type="float">
            <text:p>92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92" calcext:value-type="float">
            <text:p>92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5" calcext:value-type="float">
            <text:p>7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5" calcext:value-type="float">
            <text:p>7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5" calcext:value-type="float">
            <text:p>7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5" calcext:value-type="float">
            <text:p>75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5" calcext:value-type="float">
            <text:p>75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0" calcext:value-type="float">
            <text:p>80</text:p>
          </table:table-cell>
          <table:table-cell office:value-type="float" office:value="632" calcext:value-type="float">
            <text:p>632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0" calcext:value-type="float">
            <text:p>80</text:p>
          </table:table-cell>
          <table:table-cell office:value-type="float" office:value="632" calcext:value-type="float">
            <text:p>632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0" calcext:value-type="float">
            <text:p>80</text:p>
          </table:table-cell>
          <table:table-cell office:value-type="float" office:value="632" calcext:value-type="float">
            <text:p>632</text:p>
          </table:table-cell>
          <table:table-cell table:number-columns-repeated="6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7" calcext:value-type="float">
            <text:p>77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" calcext:value-type="float">
            <text:p>73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3" calcext:value-type="float">
            <text:p>73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3" calcext:value-type="float">
            <text:p>73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6" calcext:value-type="float">
            <text:p>86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6" calcext:value-type="float">
            <text:p>86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7" calcext:value-type="float">
            <text:p>77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7" calcext:value-type="float">
            <text:p>77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7" calcext:value-type="float">
            <text:p>77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4" calcext:value-type="float">
            <text:p>7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4" calcext:value-type="float">
            <text:p>7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7" calcext:value-type="float">
            <text:p>107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7" calcext:value-type="float">
            <text:p>107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7" calcext:value-type="float">
            <text:p>107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9" calcext:value-type="float">
            <text:p>79</text:p>
          </table:table-cell>
          <table:table-cell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9" calcext:value-type="float">
            <text:p>79</text:p>
          </table:table-cell>
          <table:table-cell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8" calcext:value-type="float">
            <text:p>88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8" calcext:value-type="float">
            <text:p>88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8" calcext:value-type="float">
            <text:p>88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0" calcext:value-type="float">
            <text:p>9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0" calcext:value-type="float">
            <text:p>9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7" calcext:value-type="float">
            <text:p>77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7" calcext:value-type="float">
            <text:p>77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5" calcext:value-type="float">
            <text:p>6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5" calcext:value-type="float">
            <text:p>6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5" calcext:value-type="float">
            <text:p>6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90" calcext:value-type="float">
            <text:p>90</text:p>
          </table:table-cell>
          <table:table-cell office:value-type="float" office:value="634" calcext:value-type="float">
            <text:p>634</text:p>
          </table:table-cell>
          <table:table-cell table:number-columns-repeated="6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90" calcext:value-type="float">
            <text:p>90</text:p>
          </table:table-cell>
          <table:table-cell office:value-type="float" office:value="634" calcext:value-type="float">
            <text:p>634</text:p>
          </table:table-cell>
          <table:table-cell table:number-columns-repeated="6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27" calcext:value-type="float">
            <text:p>127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27" calcext:value-type="float">
            <text:p>127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27" calcext:value-type="float">
            <text:p>127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34" calcext:value-type="float">
            <text:p>13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34" calcext:value-type="float">
            <text:p>13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34" calcext:value-type="float">
            <text:p>134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20" calcext:value-type="float">
            <text:p>12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20" calcext:value-type="float">
            <text:p>12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24" calcext:value-type="float">
            <text:p>124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24" calcext:value-type="float">
            <text:p>124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35" calcext:value-type="float">
            <text:p>13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35" calcext:value-type="float">
            <text:p>13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25" calcext:value-type="float">
            <text:p>125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5" calcext:value-type="float">
            <text:p>125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5" calcext:value-type="float">
            <text:p>125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39" calcext:value-type="float">
            <text:p>139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39" calcext:value-type="float">
            <text:p>139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38" calcext:value-type="float">
            <text:p>13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38" calcext:value-type="float">
            <text:p>13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38" calcext:value-type="float">
            <text:p>13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32" calcext:value-type="float">
            <text:p>132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32" calcext:value-type="float">
            <text:p>132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3" calcext:value-type="float">
            <text:p>123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23" calcext:value-type="float">
            <text:p>123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3" calcext:value-type="float">
            <text:p>123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37" calcext:value-type="float">
            <text:p>137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37" calcext:value-type="float">
            <text:p>137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22" calcext:value-type="float">
            <text:p>122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2" calcext:value-type="float">
            <text:p>122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2" calcext:value-type="float">
            <text:p>122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30" calcext:value-type="float">
            <text:p>130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30" calcext:value-type="float">
            <text:p>130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23" calcext:value-type="float">
            <text:p>12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23" calcext:value-type="float">
            <text:p>12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3" calcext:value-type="float">
            <text:p>12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25" calcext:value-type="float">
            <text:p>125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25" calcext:value-type="float">
            <text:p>125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17" calcext:value-type="float">
            <text:p>117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17" calcext:value-type="float">
            <text:p>117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17" calcext:value-type="float">
            <text:p>117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35" calcext:value-type="float">
            <text:p>13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35" calcext:value-type="float">
            <text:p>13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25" calcext:value-type="float">
            <text:p>125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25" calcext:value-type="float">
            <text:p>125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36" calcext:value-type="float">
            <text:p>136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36" calcext:value-type="float">
            <text:p>136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27" calcext:value-type="float">
            <text:p>12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27" calcext:value-type="float">
            <text:p>12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27" calcext:value-type="float">
            <text:p>12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23" calcext:value-type="float">
            <text:p>12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23" calcext:value-type="float">
            <text:p>12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99" calcext:value-type="float">
            <text:p>99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9" calcext:value-type="float">
            <text:p>99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9" calcext:value-type="float">
            <text:p>99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3" calcext:value-type="float">
            <text:p>143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3" calcext:value-type="float">
            <text:p>143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25" calcext:value-type="float">
            <text:p>125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25" calcext:value-type="float">
            <text:p>125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25" calcext:value-type="float">
            <text:p>125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26" calcext:value-type="float">
            <text:p>12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26" calcext:value-type="float">
            <text:p>12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27" calcext:value-type="float">
            <text:p>127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7" calcext:value-type="float">
            <text:p>127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7" calcext:value-type="float">
            <text:p>127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9" calcext:value-type="float">
            <text:p>129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9" calcext:value-type="float">
            <text:p>129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5" calcext:value-type="float">
            <text:p>145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30" calcext:value-type="float">
            <text:p>130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30" calcext:value-type="float">
            <text:p>130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30" calcext:value-type="float">
            <text:p>130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39" calcext:value-type="float">
            <text:p>139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39" calcext:value-type="float">
            <text:p>139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14" calcext:value-type="float">
            <text:p>114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14" calcext:value-type="float">
            <text:p>114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14" calcext:value-type="float">
            <text:p>114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08" calcext:value-type="float">
            <text:p>108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08" calcext:value-type="float">
            <text:p>108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08" calcext:value-type="float">
            <text:p>108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22" calcext:value-type="float">
            <text:p>12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22" calcext:value-type="float">
            <text:p>12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29" calcext:value-type="float">
            <text:p>12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29" calcext:value-type="float">
            <text:p>12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29" calcext:value-type="float">
            <text:p>12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10" calcext:value-type="float">
            <text:p>110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10" calcext:value-type="float">
            <text:p>110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08" calcext:value-type="float">
            <text:p>108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8" calcext:value-type="float">
            <text:p>108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08" calcext:value-type="float">
            <text:p>108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18" calcext:value-type="float">
            <text:p>118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18" calcext:value-type="float">
            <text:p>118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13" calcext:value-type="float">
            <text:p>11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13" calcext:value-type="float">
            <text:p>11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13" calcext:value-type="float">
            <text:p>11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01" calcext:value-type="float">
            <text:p>101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1" calcext:value-type="float">
            <text:p>101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27" calcext:value-type="float">
            <text:p>127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27" calcext:value-type="float">
            <text:p>127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27" calcext:value-type="float">
            <text:p>127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21" calcext:value-type="float">
            <text:p>121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21" calcext:value-type="float">
            <text:p>121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22" calcext:value-type="float">
            <text:p>122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22" calcext:value-type="float">
            <text:p>122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22" calcext:value-type="float">
            <text:p>122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32" calcext:value-type="float">
            <text:p>13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32" calcext:value-type="float">
            <text:p>13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28" calcext:value-type="float">
            <text:p>12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28" calcext:value-type="float">
            <text:p>12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28" calcext:value-type="float">
            <text:p>12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18" calcext:value-type="float">
            <text:p>118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18" calcext:value-type="float">
            <text:p>118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11" calcext:value-type="float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11" calcext:value-type="float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11" calcext:value-type="float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39" calcext:value-type="float">
            <text:p>139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39" calcext:value-type="float">
            <text:p>139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31" calcext:value-type="float">
            <text:p>131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31" calcext:value-type="float">
            <text:p>131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31" calcext:value-type="float">
            <text:p>131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38" calcext:value-type="float">
            <text:p>138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38" calcext:value-type="float">
            <text:p>138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22" calcext:value-type="float">
            <text:p>12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22" calcext:value-type="float">
            <text:p>12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22" calcext:value-type="float">
            <text:p>12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32" calcext:value-type="float">
            <text:p>132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32" calcext:value-type="float">
            <text:p>132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20" calcext:value-type="float">
            <text:p>12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20" calcext:value-type="float">
            <text:p>12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20" calcext:value-type="float">
            <text:p>12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57" calcext:value-type="float">
            <text:p>157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57" calcext:value-type="float">
            <text:p>157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30" calcext:value-type="float">
            <text:p>130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30" calcext:value-type="float">
            <text:p>130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30" calcext:value-type="float">
            <text:p>130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19" calcext:value-type="float">
            <text:p>119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19" calcext:value-type="float">
            <text:p>119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31" calcext:value-type="float">
            <text:p>131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31" calcext:value-type="float">
            <text:p>131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31" calcext:value-type="float">
            <text:p>131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29" calcext:value-type="float">
            <text:p>129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9" calcext:value-type="float">
            <text:p>129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21" calcext:value-type="float">
            <text:p>12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21" calcext:value-type="float">
            <text:p>12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21" calcext:value-type="float">
            <text:p>12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6" calcext:value-type="float">
            <text:p>146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6" calcext:value-type="float">
            <text:p>146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32" calcext:value-type="float">
            <text:p>132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32" calcext:value-type="float">
            <text:p>132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32" calcext:value-type="float">
            <text:p>132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27" calcext:value-type="float">
            <text:p>127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27" calcext:value-type="float">
            <text:p>127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27" calcext:value-type="float">
            <text:p>127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26" calcext:value-type="float">
            <text:p>12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26" calcext:value-type="float">
            <text:p>12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27" calcext:value-type="float">
            <text:p>12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27" calcext:value-type="float">
            <text:p>12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27" calcext:value-type="float">
            <text:p>12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21" calcext:value-type="float">
            <text:p>121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19" calcext:value-type="float">
            <text:p>119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19" calcext:value-type="float">
            <text:p>119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19" calcext:value-type="float">
            <text:p>119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8" calcext:value-type="float">
            <text:p>14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8" calcext:value-type="float">
            <text:p>148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36" calcext:value-type="float">
            <text:p>13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36" calcext:value-type="float">
            <text:p>13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36" calcext:value-type="float">
            <text:p>13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32" calcext:value-type="float">
            <text:p>13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32" calcext:value-type="float">
            <text:p>13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21" calcext:value-type="float">
            <text:p>121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21" calcext:value-type="float">
            <text:p>121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21" calcext:value-type="float">
            <text:p>121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18" calcext:value-type="float">
            <text:p>118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18" calcext:value-type="float">
            <text:p>118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27" calcext:value-type="float">
            <text:p>127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27" calcext:value-type="float">
            <text:p>127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27" calcext:value-type="float">
            <text:p>127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" calcext:value-type="float">
            <text:p>144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" calcext:value-type="float">
            <text:p>144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0" calcext:value-type="float">
            <text:p>140</text:p>
          </table:table-cell>
          <table:table-cell office:value-type="float" office:value="718" calcext:value-type="float">
            <text:p>718</text:p>
          </table:table-cell>
          <table:table-cell table:number-columns-repeated="6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0" calcext:value-type="float">
            <text:p>140</text:p>
          </table:table-cell>
          <table:table-cell office:value-type="float" office:value="718" calcext:value-type="float">
            <text:p>718</text:p>
          </table:table-cell>
          <table:table-cell table:number-columns-repeated="6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0" calcext:value-type="float">
            <text:p>140</text:p>
          </table:table-cell>
          <table:table-cell office:value-type="float" office:value="718" calcext:value-type="float">
            <text:p>718</text:p>
          </table:table-cell>
          <table:table-cell table:number-columns-repeated="6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15" calcext:value-type="float">
            <text:p>115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15" calcext:value-type="float">
            <text:p>115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20" calcext:value-type="float">
            <text:p>120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20" calcext:value-type="float">
            <text:p>120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20" calcext:value-type="float">
            <text:p>120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17" calcext:value-type="float">
            <text:p>117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17" calcext:value-type="float">
            <text:p>117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8" calcext:value-type="float">
            <text:p>108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8" calcext:value-type="float">
            <text:p>108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8" calcext:value-type="float">
            <text:p>108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24" calcext:value-type="float">
            <text:p>124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24" calcext:value-type="float">
            <text:p>124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14" calcext:value-type="float">
            <text:p>114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14" calcext:value-type="float">
            <text:p>114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14" calcext:value-type="float">
            <text:p>114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21" calcext:value-type="float">
            <text:p>12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21" calcext:value-type="float">
            <text:p>12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20" calcext:value-type="float">
            <text:p>120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0" calcext:value-type="float">
            <text:p>120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20" calcext:value-type="float">
            <text:p>120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75" calcext:value-type="float">
            <text:p>275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75" calcext:value-type="float">
            <text:p>275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4" calcext:value-type="float">
            <text:p>74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4" calcext:value-type="float">
            <text:p>74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4" calcext:value-type="float">
            <text:p>74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3" calcext:value-type="float">
            <text:p>93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3" calcext:value-type="float">
            <text:p>93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9" calcext:value-type="float">
            <text:p>99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9" calcext:value-type="float">
            <text:p>99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9" calcext:value-type="float">
            <text:p>99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6" calcext:value-type="float">
            <text:p>9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6" calcext:value-type="float">
            <text:p>9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3" calcext:value-type="float">
            <text:p>9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3" calcext:value-type="float">
            <text:p>9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3" calcext:value-type="float">
            <text:p>9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5" calcext:value-type="float">
            <text:p>85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5" calcext:value-type="float">
            <text:p>85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7" calcext:value-type="float">
            <text:p>77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7" calcext:value-type="float">
            <text:p>77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7" calcext:value-type="float">
            <text:p>77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8" calcext:value-type="float">
            <text:p>98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8" calcext:value-type="float">
            <text:p>98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8" calcext:value-type="float">
            <text:p>98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2" calcext:value-type="float">
            <text:p>82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2" calcext:value-type="float">
            <text:p>82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9" calcext:value-type="float">
            <text:p>89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9" calcext:value-type="float">
            <text:p>89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9" calcext:value-type="float">
            <text:p>89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6" calcext:value-type="float">
            <text:p>96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6" calcext:value-type="float">
            <text:p>96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6" calcext:value-type="float">
            <text:p>86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6" calcext:value-type="float">
            <text:p>86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6" calcext:value-type="float">
            <text:p>86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4" calcext:value-type="float">
            <text:p>84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4" calcext:value-type="float">
            <text:p>84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07" calcext:value-type="float">
            <text:p>107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7" calcext:value-type="float">
            <text:p>107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" calcext:value-type="float">
            <text:p>95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5" calcext:value-type="float">
            <text:p>95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94" calcext:value-type="float">
            <text:p>94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4" calcext:value-type="float">
            <text:p>94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94" calcext:value-type="float">
            <text:p>94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86" calcext:value-type="float">
            <text:p>8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86" calcext:value-type="float">
            <text:p>8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5" calcext:value-type="float">
            <text:p>7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5" calcext:value-type="float">
            <text:p>7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3" calcext:value-type="float">
            <text:p>10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3" calcext:value-type="float">
            <text:p>10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3" calcext:value-type="float">
            <text:p>10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95" calcext:value-type="float">
            <text:p>95</text:p>
          </table:table-cell>
          <table:table-cell office:value-type="float" office:value="725" calcext:value-type="float">
            <text:p>725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95" calcext:value-type="float">
            <text:p>95</text:p>
          </table:table-cell>
          <table:table-cell office:value-type="float" office:value="725" calcext:value-type="float">
            <text:p>725</text:p>
          </table:table-cell>
          <table:table-cell table:number-columns-repeated="6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3" calcext:value-type="float">
            <text:p>83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83" calcext:value-type="float">
            <text:p>83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83" calcext:value-type="float">
            <text:p>83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8" calcext:value-type="float">
            <text:p>7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8" calcext:value-type="float">
            <text:p>7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81" calcext:value-type="float">
            <text:p>8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81" calcext:value-type="float">
            <text:p>8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" calcext:value-type="float">
            <text:p>8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8" calcext:value-type="float">
            <text:p>78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8" calcext:value-type="float">
            <text:p>78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93" calcext:value-type="float">
            <text:p>93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93" calcext:value-type="float">
            <text:p>93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93" calcext:value-type="float">
            <text:p>93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9" calcext:value-type="float">
            <text:p>89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89" calcext:value-type="float">
            <text:p>89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29" calcext:value-type="float">
            <text:p>129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29" calcext:value-type="float">
            <text:p>129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29" calcext:value-type="float">
            <text:p>129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30" calcext:value-type="float">
            <text:p>130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30" calcext:value-type="float">
            <text:p>130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31" calcext:value-type="float">
            <text:p>131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31" calcext:value-type="float">
            <text:p>131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31" calcext:value-type="float">
            <text:p>131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25" calcext:value-type="float">
            <text:p>12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25" calcext:value-type="float">
            <text:p>12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26" calcext:value-type="float">
            <text:p>126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26" calcext:value-type="float">
            <text:p>126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26" calcext:value-type="float">
            <text:p>126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21" calcext:value-type="float">
            <text:p>121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21" calcext:value-type="float">
            <text:p>121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29" calcext:value-type="float">
            <text:p>129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29" calcext:value-type="float">
            <text:p>129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29" calcext:value-type="float">
            <text:p>129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4" calcext:value-type="float">
            <text:p>124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24" calcext:value-type="float">
            <text:p>124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23" calcext:value-type="float">
            <text:p>123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23" calcext:value-type="float">
            <text:p>123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23" calcext:value-type="float">
            <text:p>123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28" calcext:value-type="float">
            <text:p>128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28" calcext:value-type="float">
            <text:p>128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28" calcext:value-type="float">
            <text:p>128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28" calcext:value-type="float">
            <text:p>12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28" calcext:value-type="float">
            <text:p>12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32" calcext:value-type="float">
            <text:p>132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32" calcext:value-type="float">
            <text:p>132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32" calcext:value-type="float">
            <text:p>132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33" calcext:value-type="float">
            <text:p>133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33" calcext:value-type="float">
            <text:p>133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27" calcext:value-type="float">
            <text:p>127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27" calcext:value-type="float">
            <text:p>127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28" calcext:value-type="float">
            <text:p>128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28" calcext:value-type="float">
            <text:p>128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33" calcext:value-type="float">
            <text:p>133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33" calcext:value-type="float">
            <text:p>133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33" calcext:value-type="float">
            <text:p>133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73" calcext:value-type="float">
            <text:p>73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3" calcext:value-type="float">
            <text:p>73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2" calcext:value-type="float">
            <text:p>142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2" calcext:value-type="float">
            <text:p>142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2" calcext:value-type="float">
            <text:p>142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20" calcext:value-type="float">
            <text:p>12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20" calcext:value-type="float">
            <text:p>12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20" calcext:value-type="float">
            <text:p>120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20" calcext:value-type="float">
            <text:p>120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20" calcext:value-type="float">
            <text:p>120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29" calcext:value-type="float">
            <text:p>129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29" calcext:value-type="float">
            <text:p>129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10" calcext:value-type="float">
            <text:p>110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10" calcext:value-type="float">
            <text:p>110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10" calcext:value-type="float">
            <text:p>110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2" calcext:value-type="float">
            <text:p>102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02" calcext:value-type="float">
            <text:p>102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03" calcext:value-type="float">
            <text:p>103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03" calcext:value-type="float">
            <text:p>103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99" calcext:value-type="float">
            <text:p>99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99" calcext:value-type="float">
            <text:p>99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99" calcext:value-type="float">
            <text:p>99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87" calcext:value-type="float">
            <text:p>87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87" calcext:value-type="float">
            <text:p>87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8" calcext:value-type="float">
            <text:p>8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88" calcext:value-type="float">
            <text:p>8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88" calcext:value-type="float">
            <text:p>8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93" calcext:value-type="float">
            <text:p>93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93" calcext:value-type="float">
            <text:p>93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92" calcext:value-type="float">
            <text:p>92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92" calcext:value-type="float">
            <text:p>92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92" calcext:value-type="float">
            <text:p>92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84" calcext:value-type="float">
            <text:p>84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84" calcext:value-type="float">
            <text:p>84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16" calcext:value-type="float">
            <text:p>116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16" calcext:value-type="float">
            <text:p>116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16" calcext:value-type="float">
            <text:p>116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88" calcext:value-type="float">
            <text:p>88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88" calcext:value-type="float">
            <text:p>88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93" calcext:value-type="float">
            <text:p>93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93" calcext:value-type="float">
            <text:p>93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93" calcext:value-type="float">
            <text:p>93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94" calcext:value-type="float">
            <text:p>94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94" calcext:value-type="float">
            <text:p>94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0" calcext:value-type="float">
            <text:p>10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00" calcext:value-type="float">
            <text:p>10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0" calcext:value-type="float">
            <text:p>10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89" calcext:value-type="float">
            <text:p>8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89" calcext:value-type="float">
            <text:p>8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81" calcext:value-type="float">
            <text:p>8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81" calcext:value-type="float">
            <text:p>8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81" calcext:value-type="float">
            <text:p>8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02" calcext:value-type="float">
            <text:p>102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2" calcext:value-type="float">
            <text:p>102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2" calcext:value-type="float">
            <text:p>102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0" calcext:value-type="float">
            <text:p>100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00" calcext:value-type="float">
            <text:p>100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01" calcext:value-type="float">
            <text:p>101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1" calcext:value-type="float">
            <text:p>101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1" calcext:value-type="float">
            <text:p>101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99" calcext:value-type="float">
            <text:p>9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99" calcext:value-type="float">
            <text:p>9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08" calcext:value-type="float">
            <text:p>108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08" calcext:value-type="float">
            <text:p>108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8" calcext:value-type="float">
            <text:p>108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77" calcext:value-type="float">
            <text:p>7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77" calcext:value-type="float">
            <text:p>7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87" calcext:value-type="float">
            <text:p>87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87" calcext:value-type="float">
            <text:p>87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87" calcext:value-type="float">
            <text:p>87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01" calcext:value-type="float">
            <text:p>101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01" calcext:value-type="float">
            <text:p>101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98" calcext:value-type="float">
            <text:p>98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98" calcext:value-type="float">
            <text:p>98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98" calcext:value-type="float">
            <text:p>98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91" calcext:value-type="float">
            <text:p>91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92" calcext:value-type="float">
            <text:p>92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92" calcext:value-type="float">
            <text:p>92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92" calcext:value-type="float">
            <text:p>92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96" calcext:value-type="float">
            <text:p>96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96" calcext:value-type="float">
            <text:p>96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91" calcext:value-type="float">
            <text:p>91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91" calcext:value-type="float">
            <text:p>91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91" calcext:value-type="float">
            <text:p>91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78" calcext:value-type="float">
            <text:p>7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78" calcext:value-type="float">
            <text:p>7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88" calcext:value-type="float">
            <text:p>88</text:p>
          </table:table-cell>
          <table:table-cell office:value-type="float" office:value="626" calcext:value-type="float">
            <text:p>626</text:p>
          </table:table-cell>
          <table:table-cell table:number-columns-repeated="6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88" calcext:value-type="float">
            <text:p>88</text:p>
          </table:table-cell>
          <table:table-cell office:value-type="float" office:value="626" calcext:value-type="float">
            <text:p>626</text:p>
          </table:table-cell>
          <table:table-cell table:number-columns-repeated="6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88" calcext:value-type="float">
            <text:p>88</text:p>
          </table:table-cell>
          <table:table-cell office:value-type="float" office:value="626" calcext:value-type="float">
            <text:p>626</text:p>
          </table:table-cell>
          <table:table-cell table:number-columns-repeated="6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85" calcext:value-type="float">
            <text:p>85</text:p>
          </table:table-cell>
          <table:table-cell office:value-type="float" office:value="714" calcext:value-type="float">
            <text:p>714</text:p>
          </table:table-cell>
          <table:table-cell table:number-columns-repeated="6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85" calcext:value-type="float">
            <text:p>85</text:p>
          </table:table-cell>
          <table:table-cell office:value-type="float" office:value="714" calcext:value-type="float">
            <text:p>714</text:p>
          </table:table-cell>
          <table:table-cell table:number-columns-repeated="6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92" calcext:value-type="float">
            <text:p>9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92" calcext:value-type="float">
            <text:p>9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92" calcext:value-type="float">
            <text:p>9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90" calcext:value-type="float">
            <text:p>9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90" calcext:value-type="float">
            <text:p>9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80" calcext:value-type="float">
            <text:p>8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80" calcext:value-type="float">
            <text:p>8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80" calcext:value-type="float">
            <text:p>8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55" calcext:value-type="float">
            <text:p>5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5" calcext:value-type="float">
            <text:p>5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82" calcext:value-type="float">
            <text:p>8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82" calcext:value-type="float">
            <text:p>8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78" calcext:value-type="float">
            <text:p>78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78" calcext:value-type="float">
            <text:p>78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78" calcext:value-type="float">
            <text:p>78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86" calcext:value-type="float">
            <text:p>86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86" calcext:value-type="float">
            <text:p>86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72" calcext:value-type="float">
            <text:p>7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72" calcext:value-type="float">
            <text:p>7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72" calcext:value-type="float">
            <text:p>7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02" calcext:value-type="float">
            <text:p>102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2" calcext:value-type="float">
            <text:p>102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96" calcext:value-type="float">
            <text:p>9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96" calcext:value-type="float">
            <text:p>9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96" calcext:value-type="float">
            <text:p>9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88" calcext:value-type="float">
            <text:p>8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88" calcext:value-type="float">
            <text:p>8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86" calcext:value-type="float">
            <text:p>8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86" calcext:value-type="float">
            <text:p>8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6" calcext:value-type="float">
            <text:p>8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86" calcext:value-type="float">
            <text:p>8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6" calcext:value-type="float">
            <text:p>8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83" calcext:value-type="float">
            <text:p>83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83" calcext:value-type="float">
            <text:p>83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00" calcext:value-type="float">
            <text:p>100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00" calcext:value-type="float">
            <text:p>100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89" calcext:value-type="float">
            <text:p>89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89" calcext:value-type="float">
            <text:p>89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05" calcext:value-type="float">
            <text:p>105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05" calcext:value-type="float">
            <text:p>105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05" calcext:value-type="float">
            <text:p>105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80" calcext:value-type="float">
            <text:p>80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80" calcext:value-type="float">
            <text:p>80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8" calcext:value-type="float">
            <text:p>78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78" calcext:value-type="float">
            <text:p>78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78" calcext:value-type="float">
            <text:p>78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82" calcext:value-type="float">
            <text:p>8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82" calcext:value-type="float">
            <text:p>8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96" calcext:value-type="float">
            <text:p>96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96" calcext:value-type="float">
            <text:p>96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96" calcext:value-type="float">
            <text:p>96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92" calcext:value-type="float">
            <text:p>92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92" calcext:value-type="float">
            <text:p>92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3" calcext:value-type="float">
            <text:p>5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3" calcext:value-type="float">
            <text:p>5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53" calcext:value-type="float">
            <text:p>5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12" calcext:value-type="float">
            <text:p>112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12" calcext:value-type="float">
            <text:p>112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16" calcext:value-type="float">
            <text:p>116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16" calcext:value-type="float">
            <text:p>116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16" calcext:value-type="float">
            <text:p>116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32" calcext:value-type="float">
            <text:p>132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32" calcext:value-type="float">
            <text:p>132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69" calcext:value-type="float">
            <text:p>169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69" calcext:value-type="float">
            <text:p>169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69" calcext:value-type="float">
            <text:p>169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33" calcext:value-type="float">
            <text:p>133</text:p>
          </table:table-cell>
          <table:table-cell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33" calcext:value-type="float">
            <text:p>133</text:p>
          </table:table-cell>
          <table:table-cell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36" calcext:value-type="float">
            <text:p>136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36" calcext:value-type="float">
            <text:p>136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36" calcext:value-type="float">
            <text:p>136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39" calcext:value-type="float">
            <text:p>139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39" calcext:value-type="float">
            <text:p>139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32" calcext:value-type="float">
            <text:p>132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32" calcext:value-type="float">
            <text:p>132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32" calcext:value-type="float">
            <text:p>132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02" calcext:value-type="float">
            <text:p>10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2" calcext:value-type="float">
            <text:p>10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0" calcext:value-type="float">
            <text:p>140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0" calcext:value-type="float">
            <text:p>140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0" calcext:value-type="float">
            <text:p>140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38" calcext:value-type="float">
            <text:p>138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38" calcext:value-type="float">
            <text:p>138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4" calcext:value-type="float">
            <text:p>144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4" calcext:value-type="float">
            <text:p>144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4" calcext:value-type="float">
            <text:p>144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28" calcext:value-type="float">
            <text:p>12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8" calcext:value-type="float">
            <text:p>12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23" calcext:value-type="float">
            <text:p>12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23" calcext:value-type="float">
            <text:p>12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23" calcext:value-type="float">
            <text:p>12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09" calcext:value-type="float">
            <text:p>109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09" calcext:value-type="float">
            <text:p>109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5" calcext:value-type="float">
            <text:p>14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5" calcext:value-type="float">
            <text:p>14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5" calcext:value-type="float">
            <text:p>14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17" calcext:value-type="float">
            <text:p>117</text:p>
          </table:table-cell>
          <table:table-cell office:value-type="float" office:value="712" calcext:value-type="float">
            <text:p>712</text:p>
          </table:table-cell>
          <table:table-cell table:number-columns-repeated="6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17" calcext:value-type="float">
            <text:p>117</text:p>
          </table:table-cell>
          <table:table-cell office:value-type="float" office:value="712" calcext:value-type="float">
            <text:p>712</text:p>
          </table:table-cell>
          <table:table-cell table:number-columns-repeated="6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11" calcext:value-type="float">
            <text:p>111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11" calcext:value-type="float">
            <text:p>111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11" calcext:value-type="float">
            <text:p>111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19" calcext:value-type="float">
            <text:p>119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19" calcext:value-type="float">
            <text:p>119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13" calcext:value-type="float">
            <text:p>113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13" calcext:value-type="float">
            <text:p>113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13" calcext:value-type="float">
            <text:p>113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21" calcext:value-type="float">
            <text:p>121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1" calcext:value-type="float">
            <text:p>121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21" calcext:value-type="float">
            <text:p>121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27" calcext:value-type="float">
            <text:p>127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27" calcext:value-type="float">
            <text:p>127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21" calcext:value-type="float">
            <text:p>12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21" calcext:value-type="float">
            <text:p>12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21" calcext:value-type="float">
            <text:p>12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18" calcext:value-type="float">
            <text:p>118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18" calcext:value-type="float">
            <text:p>118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14" calcext:value-type="float">
            <text:p>114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14" calcext:value-type="float">
            <text:p>114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14" calcext:value-type="float">
            <text:p>114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17" calcext:value-type="float">
            <text:p>117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17" calcext:value-type="float">
            <text:p>117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29" calcext:value-type="float">
            <text:p>129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29" calcext:value-type="float">
            <text:p>129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29" calcext:value-type="float">
            <text:p>129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13" calcext:value-type="float">
            <text:p>113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13" calcext:value-type="float">
            <text:p>113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13" calcext:value-type="float">
            <text:p>11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3" calcext:value-type="float">
            <text:p>11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13" calcext:value-type="float">
            <text:p>11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21" calcext:value-type="float">
            <text:p>121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21" calcext:value-type="float">
            <text:p>121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21" calcext:value-type="float">
            <text:p>121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21" calcext:value-type="float">
            <text:p>121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21" calcext:value-type="float">
            <text:p>121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11" calcext:value-type="float">
            <text:p>111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11" calcext:value-type="float">
            <text:p>111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35" calcext:value-type="float">
            <text:p>13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35" calcext:value-type="float">
            <text:p>13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35" calcext:value-type="float">
            <text:p>13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14" calcext:value-type="float">
            <text:p>114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14" calcext:value-type="float">
            <text:p>114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28" calcext:value-type="float">
            <text:p>128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28" calcext:value-type="float">
            <text:p>128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28" calcext:value-type="float">
            <text:p>128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02" calcext:value-type="float">
            <text:p>102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02" calcext:value-type="float">
            <text:p>102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05" calcext:value-type="float">
            <text:p>105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05" calcext:value-type="float">
            <text:p>105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05" calcext:value-type="float">
            <text:p>105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05" calcext:value-type="float">
            <text:p>105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05" calcext:value-type="float">
            <text:p>105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0" calcext:value-type="float">
            <text:p>140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0" calcext:value-type="float">
            <text:p>140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0" calcext:value-type="float">
            <text:p>140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13" calcext:value-type="float">
            <text:p>113</text:p>
          </table:table-cell>
          <table:table-cell office:value-type="float" office:value="627" calcext:value-type="float">
            <text:p>627</text:p>
          </table:table-cell>
          <table:table-cell table:number-columns-repeated="6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13" calcext:value-type="float">
            <text:p>113</text:p>
          </table:table-cell>
          <table:table-cell office:value-type="float" office:value="627" calcext:value-type="float">
            <text:p>627</text:p>
          </table:table-cell>
          <table:table-cell table:number-columns-repeated="6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30" calcext:value-type="float">
            <text:p>13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30" calcext:value-type="float">
            <text:p>13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30" calcext:value-type="float">
            <text:p>13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25" calcext:value-type="float">
            <text:p>125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25" calcext:value-type="float">
            <text:p>125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37" calcext:value-type="float">
            <text:p>137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37" calcext:value-type="float">
            <text:p>137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94" calcext:value-type="float">
            <text:p>94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94" calcext:value-type="float">
            <text:p>94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39" calcext:value-type="float">
            <text:p>139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39" calcext:value-type="float">
            <text:p>139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39" calcext:value-type="float">
            <text:p>139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32" calcext:value-type="float">
            <text:p>13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32" calcext:value-type="float">
            <text:p>13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0" calcext:value-type="float">
            <text:p>14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0" calcext:value-type="float">
            <text:p>14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0" calcext:value-type="float">
            <text:p>14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34" calcext:value-type="float">
            <text:p>13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34" calcext:value-type="float">
            <text:p>13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36" calcext:value-type="float">
            <text:p>136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36" calcext:value-type="float">
            <text:p>136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36" calcext:value-type="float">
            <text:p>136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27" calcext:value-type="float">
            <text:p>127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27" calcext:value-type="float">
            <text:p>127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03" calcext:value-type="float">
            <text:p>203</text:p>
          </table:table-cell>
          <table:table-cell office:value-type="float" office:value="749" calcext:value-type="float">
            <text:p>749</text:p>
          </table:table-cell>
          <table:table-cell table:number-columns-repeated="6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03" calcext:value-type="float">
            <text:p>203</text:p>
          </table:table-cell>
          <table:table-cell office:value-type="float" office:value="749" calcext:value-type="float">
            <text:p>749</text:p>
          </table:table-cell>
          <table:table-cell table:number-columns-repeated="6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03" calcext:value-type="float">
            <text:p>203</text:p>
          </table:table-cell>
          <table:table-cell office:value-type="float" office:value="749" calcext:value-type="float">
            <text:p>749</text:p>
          </table:table-cell>
          <table:table-cell table:number-columns-repeated="6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10" calcext:value-type="float">
            <text:p>110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10" calcext:value-type="float">
            <text:p>110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10" calcext:value-type="float">
            <text:p>110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26" calcext:value-type="float">
            <text:p>126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26" calcext:value-type="float">
            <text:p>126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16" calcext:value-type="float">
            <text:p>116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16" calcext:value-type="float">
            <text:p>116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16" calcext:value-type="float">
            <text:p>116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11" calcext:value-type="float">
            <text:p>111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11" calcext:value-type="float">
            <text:p>111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16" calcext:value-type="float">
            <text:p>116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16" calcext:value-type="float">
            <text:p>116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16" calcext:value-type="float">
            <text:p>116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13" calcext:value-type="float">
            <text:p>11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13" calcext:value-type="float">
            <text:p>11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14" calcext:value-type="float">
            <text:p>114</text:p>
          </table:table-cell>
          <table:table-cell office:value-type="float" office:value="718" calcext:value-type="float">
            <text:p>718</text:p>
          </table:table-cell>
          <table:table-cell table:number-columns-repeated="6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14" calcext:value-type="float">
            <text:p>114</text:p>
          </table:table-cell>
          <table:table-cell office:value-type="float" office:value="718" calcext:value-type="float">
            <text:p>718</text:p>
          </table:table-cell>
          <table:table-cell table:number-columns-repeated="6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14" calcext:value-type="float">
            <text:p>114</text:p>
          </table:table-cell>
          <table:table-cell office:value-type="float" office:value="718" calcext:value-type="float">
            <text:p>718</text:p>
          </table:table-cell>
          <table:table-cell table:number-columns-repeated="6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16" calcext:value-type="float">
            <text:p>116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16" calcext:value-type="float">
            <text:p>116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13" calcext:value-type="float">
            <text:p>11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13" calcext:value-type="float">
            <text:p>11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13" calcext:value-type="float">
            <text:p>11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09" calcext:value-type="float">
            <text:p>109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09" calcext:value-type="float">
            <text:p>109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14" calcext:value-type="float">
            <text:p>114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14" calcext:value-type="float">
            <text:p>114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14" calcext:value-type="float">
            <text:p>114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02" calcext:value-type="float">
            <text:p>102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02" calcext:value-type="float">
            <text:p>102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26" calcext:value-type="float">
            <text:p>126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26" calcext:value-type="float">
            <text:p>126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26" calcext:value-type="float">
            <text:p>126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23" calcext:value-type="float">
            <text:p>123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23" calcext:value-type="float">
            <text:p>123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16" calcext:value-type="float">
            <text:p>116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16" calcext:value-type="float">
            <text:p>116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16" calcext:value-type="float">
            <text:p>116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23" calcext:value-type="float">
            <text:p>123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23" calcext:value-type="float">
            <text:p>123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23" calcext:value-type="float">
            <text:p>12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23" calcext:value-type="float">
            <text:p>12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23" calcext:value-type="float">
            <text:p>12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2" calcext:value-type="float">
            <text:p>11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12" calcext:value-type="float">
            <text:p>11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17" calcext:value-type="float">
            <text:p>11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17" calcext:value-type="float">
            <text:p>11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17" calcext:value-type="float">
            <text:p>11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17" calcext:value-type="float">
            <text:p>117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17" calcext:value-type="float">
            <text:p>117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91" calcext:value-type="float">
            <text:p>9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91" calcext:value-type="float">
            <text:p>9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91" calcext:value-type="float">
            <text:p>9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31" calcext:value-type="float">
            <text:p>131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31" calcext:value-type="float">
            <text:p>131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27" calcext:value-type="float">
            <text:p>127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27" calcext:value-type="float">
            <text:p>127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27" calcext:value-type="float">
            <text:p>127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4" calcext:value-type="float">
            <text:p>144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4" calcext:value-type="float">
            <text:p>144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4" calcext:value-type="float">
            <text:p>144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39" calcext:value-type="float">
            <text:p>139</text:p>
          </table:table-cell>
          <table:table-cell office:value-type="float" office:value="617" calcext:value-type="float">
            <text:p>617</text:p>
          </table:table-cell>
          <table:table-cell table:number-columns-repeated="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39" calcext:value-type="float">
            <text:p>139</text:p>
          </table:table-cell>
          <table:table-cell office:value-type="float" office:value="617" calcext:value-type="float">
            <text:p>617</text:p>
          </table:table-cell>
          <table:table-cell table:number-columns-repeated="6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25" calcext:value-type="float">
            <text:p>125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25" calcext:value-type="float">
            <text:p>125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25" calcext:value-type="float">
            <text:p>125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32" calcext:value-type="float">
            <text:p>13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32" calcext:value-type="float">
            <text:p>13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33" calcext:value-type="float">
            <text:p>133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33" calcext:value-type="float">
            <text:p>133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33" calcext:value-type="float">
            <text:p>133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38" calcext:value-type="float">
            <text:p>13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38" calcext:value-type="float">
            <text:p>13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38" calcext:value-type="float">
            <text:p>13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15" calcext:value-type="float">
            <text:p>11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15" calcext:value-type="float">
            <text:p>11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66" calcext:value-type="float">
            <text:p>166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66" calcext:value-type="float">
            <text:p>166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66" calcext:value-type="float">
            <text:p>166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18" calcext:value-type="float">
            <text:p>11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18" calcext:value-type="float">
            <text:p>11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20" calcext:value-type="float">
            <text:p>12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20" calcext:value-type="float">
            <text:p>12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20" calcext:value-type="float">
            <text:p>12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35" calcext:value-type="float">
            <text:p>135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35" calcext:value-type="float">
            <text:p>135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31" calcext:value-type="float">
            <text:p>131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31" calcext:value-type="float">
            <text:p>131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31" calcext:value-type="float">
            <text:p>131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33" calcext:value-type="float">
            <text:p>13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33" calcext:value-type="float">
            <text:p>13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05" calcext:value-type="float">
            <text:p>105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05" calcext:value-type="float">
            <text:p>105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05" calcext:value-type="float">
            <text:p>105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21" calcext:value-type="float">
            <text:p>121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21" calcext:value-type="float">
            <text:p>121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13" calcext:value-type="float">
            <text:p>11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13" calcext:value-type="float">
            <text:p>11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13" calcext:value-type="float">
            <text:p>11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64" calcext:value-type="float">
            <text:p>164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64" calcext:value-type="float">
            <text:p>164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94" calcext:value-type="float">
            <text:p>94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94" calcext:value-type="float">
            <text:p>94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94" calcext:value-type="float">
            <text:p>94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87" calcext:value-type="float">
            <text:p>8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87" calcext:value-type="float">
            <text:p>8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09" calcext:value-type="float">
            <text:p>109</text:p>
          </table:table-cell>
          <table:table-cell office:value-type="float" office:value="632" calcext:value-type="float">
            <text:p>632</text:p>
          </table:table-cell>
          <table:table-cell table:number-columns-repeated="6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09" calcext:value-type="float">
            <text:p>109</text:p>
          </table:table-cell>
          <table:table-cell office:value-type="float" office:value="632" calcext:value-type="float">
            <text:p>632</text:p>
          </table:table-cell>
          <table:table-cell table:number-columns-repeated="6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09" calcext:value-type="float">
            <text:p>109</text:p>
          </table:table-cell>
          <table:table-cell office:value-type="float" office:value="632" calcext:value-type="float">
            <text:p>632</text:p>
          </table:table-cell>
          <table:table-cell table:number-columns-repeated="6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94" calcext:value-type="float">
            <text:p>94</text:p>
          </table:table-cell>
          <table:table-cell office:value-type="float" office:value="615" calcext:value-type="float">
            <text:p>615</text:p>
          </table:table-cell>
          <table:table-cell table:number-columns-repeated="6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94" calcext:value-type="float">
            <text:p>94</text:p>
          </table:table-cell>
          <table:table-cell office:value-type="float" office:value="615" calcext:value-type="float">
            <text:p>615</text:p>
          </table:table-cell>
          <table:table-cell table:number-columns-repeated="6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92" calcext:value-type="float">
            <text:p>92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92" calcext:value-type="float">
            <text:p>92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92" calcext:value-type="float">
            <text:p>92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03" calcext:value-type="float">
            <text:p>103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03" calcext:value-type="float">
            <text:p>103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32" calcext:value-type="float">
            <text:p>13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32" calcext:value-type="float">
            <text:p>13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32" calcext:value-type="float">
            <text:p>13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35" calcext:value-type="float">
            <text:p>135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35" calcext:value-type="float">
            <text:p>135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1" calcext:value-type="float">
            <text:p>141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1" calcext:value-type="float">
            <text:p>141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1" calcext:value-type="float">
            <text:p>141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6" calcext:value-type="float">
            <text:p>146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6" calcext:value-type="float">
            <text:p>146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29" calcext:value-type="float">
            <text:p>129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29" calcext:value-type="float">
            <text:p>129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29" calcext:value-type="float">
            <text:p>129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36" calcext:value-type="float">
            <text:p>136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36" calcext:value-type="float">
            <text:p>136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34" calcext:value-type="float">
            <text:p>134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34" calcext:value-type="float">
            <text:p>134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34" calcext:value-type="float">
            <text:p>134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30" calcext:value-type="float">
            <text:p>130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30" calcext:value-type="float">
            <text:p>130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9" calcext:value-type="float">
            <text:p>159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59" calcext:value-type="float">
            <text:p>159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59" calcext:value-type="float">
            <text:p>159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6" calcext:value-type="float">
            <text:p>146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6" calcext:value-type="float">
            <text:p>146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8" calcext:value-type="float">
            <text:p>138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38" calcext:value-type="float">
            <text:p>138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38" calcext:value-type="float">
            <text:p>138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34" calcext:value-type="float">
            <text:p>134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34" calcext:value-type="float">
            <text:p>134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39" calcext:value-type="float">
            <text:p>13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39" calcext:value-type="float">
            <text:p>13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39" calcext:value-type="float">
            <text:p>13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9" calcext:value-type="float">
            <text:p>15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59" calcext:value-type="float">
            <text:p>15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30" calcext:value-type="float">
            <text:p>130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30" calcext:value-type="float">
            <text:p>130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30" calcext:value-type="float">
            <text:p>130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14" calcext:value-type="float">
            <text:p>114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14" calcext:value-type="float">
            <text:p>114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26" calcext:value-type="float">
            <text:p>12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26" calcext:value-type="float">
            <text:p>12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26" calcext:value-type="float">
            <text:p>12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31" calcext:value-type="float">
            <text:p>131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31" calcext:value-type="float">
            <text:p>131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25" calcext:value-type="float">
            <text:p>12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25" calcext:value-type="float">
            <text:p>12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25" calcext:value-type="float">
            <text:p>12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19" calcext:value-type="float">
            <text:p>11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19" calcext:value-type="float">
            <text:p>11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54" calcext:value-type="float">
            <text:p>15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54" calcext:value-type="float">
            <text:p>15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54" calcext:value-type="float">
            <text:p>15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23" calcext:value-type="float">
            <text:p>123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23" calcext:value-type="float">
            <text:p>123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38" calcext:value-type="float">
            <text:p>138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38" calcext:value-type="float">
            <text:p>138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34" calcext:value-type="float">
            <text:p>13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34" calcext:value-type="float">
            <text:p>13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34" calcext:value-type="float">
            <text:p>13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12" calcext:value-type="float">
            <text:p>11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12" calcext:value-type="float">
            <text:p>11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45" calcext:value-type="float">
            <text:p>145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45" calcext:value-type="float">
            <text:p>145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45" calcext:value-type="float">
            <text:p>145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82" calcext:value-type="float">
            <text:p>82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82" calcext:value-type="float">
            <text:p>82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17" calcext:value-type="float">
            <text:p>117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17" calcext:value-type="float">
            <text:p>117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17" calcext:value-type="float">
            <text:p>117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12" calcext:value-type="float">
            <text:p>112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12" calcext:value-type="float">
            <text:p>112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22" calcext:value-type="float">
            <text:p>122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22" calcext:value-type="float">
            <text:p>122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22" calcext:value-type="float">
            <text:p>122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37" calcext:value-type="float">
            <text:p>13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37" calcext:value-type="float">
            <text:p>13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29" calcext:value-type="float">
            <text:p>129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29" calcext:value-type="float">
            <text:p>129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29" calcext:value-type="float">
            <text:p>129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22" calcext:value-type="float">
            <text:p>122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22" calcext:value-type="float">
            <text:p>122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24" calcext:value-type="float">
            <text:p>124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24" calcext:value-type="float">
            <text:p>124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24" calcext:value-type="float">
            <text:p>124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16" calcext:value-type="float">
            <text:p>116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16" calcext:value-type="float">
            <text:p>116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04" calcext:value-type="float">
            <text:p>10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04" calcext:value-type="float">
            <text:p>10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04" calcext:value-type="float">
            <text:p>10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51" calcext:value-type="float">
            <text:p>151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51" calcext:value-type="float">
            <text:p>151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23" calcext:value-type="float">
            <text:p>123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23" calcext:value-type="float">
            <text:p>123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23" calcext:value-type="float">
            <text:p>123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31" calcext:value-type="float">
            <text:p>131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31" calcext:value-type="float">
            <text:p>131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29" calcext:value-type="float">
            <text:p>129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29" calcext:value-type="float">
            <text:p>129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29" calcext:value-type="float">
            <text:p>129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11" calcext:value-type="float">
            <text:p>11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11" calcext:value-type="float">
            <text:p>11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11" calcext:value-type="float">
            <text:p>11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11" calcext:value-type="float">
            <text:p>11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11" calcext:value-type="float">
            <text:p>11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34" calcext:value-type="float">
            <text:p>134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34" calcext:value-type="float">
            <text:p>134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34" calcext:value-type="float">
            <text:p>134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34" calcext:value-type="float">
            <text:p>134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34" calcext:value-type="float">
            <text:p>134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28" calcext:value-type="float">
            <text:p>12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28" calcext:value-type="float">
            <text:p>12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28" calcext:value-type="float">
            <text:p>12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21" calcext:value-type="float">
            <text:p>121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21" calcext:value-type="float">
            <text:p>121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21" calcext:value-type="float">
            <text:p>12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21" calcext:value-type="float">
            <text:p>12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21" calcext:value-type="float">
            <text:p>12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32" calcext:value-type="float">
            <text:p>132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2" calcext:value-type="float">
            <text:p>132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19" calcext:value-type="float">
            <text:p>1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19" calcext:value-type="float">
            <text:p>1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19" calcext:value-type="float">
            <text:p>119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29" calcext:value-type="float">
            <text:p>129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29" calcext:value-type="float">
            <text:p>129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27" calcext:value-type="float">
            <text:p>127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27" calcext:value-type="float">
            <text:p>127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27" calcext:value-type="float">
            <text:p>127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32" calcext:value-type="float">
            <text:p>13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32" calcext:value-type="float">
            <text:p>13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20" calcext:value-type="float">
            <text:p>120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20" calcext:value-type="float">
            <text:p>120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20" calcext:value-type="float">
            <text:p>120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88" calcext:value-type="float">
            <text:p>8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88" calcext:value-type="float">
            <text:p>8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36" calcext:value-type="float">
            <text:p>136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36" calcext:value-type="float">
            <text:p>136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36" calcext:value-type="float">
            <text:p>136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09" calcext:value-type="float">
            <text:p>109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09" calcext:value-type="float">
            <text:p>109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24" calcext:value-type="float">
            <text:p>124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24" calcext:value-type="float">
            <text:p>124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31" calcext:value-type="float">
            <text:p>131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31" calcext:value-type="float">
            <text:p>131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04" calcext:value-type="float">
            <text:p>104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04" calcext:value-type="float">
            <text:p>104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04" calcext:value-type="float">
            <text:p>104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7" calcext:value-type="float">
            <text:p>17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7" calcext:value-type="float">
            <text:p>17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65" calcext:value-type="float">
            <text:p>16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65" calcext:value-type="float">
            <text:p>16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65" calcext:value-type="float">
            <text:p>16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27" calcext:value-type="float">
            <text:p>127</text:p>
          </table:table-cell>
          <table:table-cell office:value-type="float" office:value="603" calcext:value-type="float">
            <text:p>603</text:p>
          </table:table-cell>
          <table:table-cell table:number-columns-repeated="6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27" calcext:value-type="float">
            <text:p>127</text:p>
          </table:table-cell>
          <table:table-cell office:value-type="float" office:value="603" calcext:value-type="float">
            <text:p>603</text:p>
          </table:table-cell>
          <table:table-cell table:number-columns-repeated="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43" calcext:value-type="float">
            <text:p>143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43" calcext:value-type="float">
            <text:p>143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43" calcext:value-type="float">
            <text:p>143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26" calcext:value-type="float">
            <text:p>126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26" calcext:value-type="float">
            <text:p>126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38" calcext:value-type="float">
            <text:p>13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38" calcext:value-type="float">
            <text:p>13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38" calcext:value-type="float">
            <text:p>13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26" calcext:value-type="float">
            <text:p>12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26" calcext:value-type="float">
            <text:p>12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31" calcext:value-type="float">
            <text:p>131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31" calcext:value-type="float">
            <text:p>131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31" calcext:value-type="float">
            <text:p>131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36" calcext:value-type="float">
            <text:p>13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36" calcext:value-type="float">
            <text:p>13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19" calcext:value-type="float">
            <text:p>119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19" calcext:value-type="float">
            <text:p>119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19" calcext:value-type="float">
            <text:p>119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23" calcext:value-type="float">
            <text:p>123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23" calcext:value-type="float">
            <text:p>123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23" calcext:value-type="float">
            <text:p>123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23" calcext:value-type="float">
            <text:p>123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23" calcext:value-type="float">
            <text:p>123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18" calcext:value-type="float">
            <text:p>118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18" calcext:value-type="float">
            <text:p>118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18" calcext:value-type="float">
            <text:p>118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12" calcext:value-type="float">
            <text:p>112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12" calcext:value-type="float">
            <text:p>112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05" calcext:value-type="float">
            <text:p>105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05" calcext:value-type="float">
            <text:p>105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05" calcext:value-type="float">
            <text:p>105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40" calcext:value-type="float">
            <text:p>140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40" calcext:value-type="float">
            <text:p>140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37" calcext:value-type="float">
            <text:p>137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37" calcext:value-type="float">
            <text:p>137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37" calcext:value-type="float">
            <text:p>137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23" calcext:value-type="float">
            <text:p>123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23" calcext:value-type="float">
            <text:p>123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15" calcext:value-type="float">
            <text:p>115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15" calcext:value-type="float">
            <text:p>115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15" calcext:value-type="float">
            <text:p>115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14" calcext:value-type="float">
            <text:p>114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14" calcext:value-type="float">
            <text:p>114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13" calcext:value-type="float">
            <text:p>11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13" calcext:value-type="float">
            <text:p>11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13" calcext:value-type="float">
            <text:p>11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32" calcext:value-type="float">
            <text:p>132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32" calcext:value-type="float">
            <text:p>132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06" calcext:value-type="float">
            <text:p>106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06" calcext:value-type="float">
            <text:p>106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06" calcext:value-type="float">
            <text:p>106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18" calcext:value-type="float">
            <text:p>11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18" calcext:value-type="float">
            <text:p>11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22" calcext:value-type="float">
            <text:p>12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22" calcext:value-type="float">
            <text:p>12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22" calcext:value-type="float">
            <text:p>12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17" calcext:value-type="float">
            <text:p>117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17" calcext:value-type="float">
            <text:p>117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21" calcext:value-type="float">
            <text:p>121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21" calcext:value-type="float">
            <text:p>121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21" calcext:value-type="float">
            <text:p>121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02" calcext:value-type="float">
            <text:p>10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02" calcext:value-type="float">
            <text:p>10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29" calcext:value-type="float">
            <text:p>129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9" calcext:value-type="float">
            <text:p>129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29" calcext:value-type="float">
            <text:p>129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14" calcext:value-type="float">
            <text:p>114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14" calcext:value-type="float">
            <text:p>114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20" calcext:value-type="float">
            <text:p>12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20" calcext:value-type="float">
            <text:p>12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20" calcext:value-type="float">
            <text:p>12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19" calcext:value-type="float">
            <text:p>119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19" calcext:value-type="float">
            <text:p>119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24" calcext:value-type="float">
            <text:p>124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24" calcext:value-type="float">
            <text:p>124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24" calcext:value-type="float">
            <text:p>124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06" calcext:value-type="float">
            <text:p>106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06" calcext:value-type="float">
            <text:p>106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92" calcext:value-type="float">
            <text:p>92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92" calcext:value-type="float">
            <text:p>92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92" calcext:value-type="float">
            <text:p>92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28" calcext:value-type="float">
            <text:p>128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28" calcext:value-type="float">
            <text:p>128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24" calcext:value-type="float">
            <text:p>124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24" calcext:value-type="float">
            <text:p>124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24" calcext:value-type="float">
            <text:p>124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19" calcext:value-type="float">
            <text:p>119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19" calcext:value-type="float">
            <text:p>119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18" calcext:value-type="float">
            <text:p>118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18" calcext:value-type="float">
            <text:p>118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18" calcext:value-type="float">
            <text:p>118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24" calcext:value-type="float">
            <text:p>12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24" calcext:value-type="float">
            <text:p>12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99" calcext:value-type="float">
            <text:p>9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99" calcext:value-type="float">
            <text:p>9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99" calcext:value-type="float">
            <text:p>9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40" calcext:value-type="float">
            <text:p>14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40" calcext:value-type="float">
            <text:p>14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40" calcext:value-type="float">
            <text:p>14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08" calcext:value-type="float">
            <text:p>108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08" calcext:value-type="float">
            <text:p>108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15" calcext:value-type="float">
            <text:p>115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15" calcext:value-type="float">
            <text:p>115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15" calcext:value-type="float">
            <text:p>115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19" calcext:value-type="float">
            <text:p>119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19" calcext:value-type="float">
            <text:p>119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20" calcext:value-type="float">
            <text:p>120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20" calcext:value-type="float">
            <text:p>120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20" calcext:value-type="float">
            <text:p>120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10" calcext:value-type="float">
            <text:p>110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10" calcext:value-type="float">
            <text:p>110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17" calcext:value-type="float">
            <text:p>117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17" calcext:value-type="float">
            <text:p>117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17" calcext:value-type="float">
            <text:p>117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30" calcext:value-type="float">
            <text:p>13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30" calcext:value-type="float">
            <text:p>13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23" calcext:value-type="float">
            <text:p>123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23" calcext:value-type="float">
            <text:p>123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23" calcext:value-type="float">
            <text:p>123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19" calcext:value-type="float">
            <text:p>119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19" calcext:value-type="float">
            <text:p>119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22" calcext:value-type="float">
            <text:p>122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22" calcext:value-type="float">
            <text:p>122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22" calcext:value-type="float">
            <text:p>122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17" calcext:value-type="float">
            <text:p>117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17" calcext:value-type="float">
            <text:p>117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13" calcext:value-type="float">
            <text:p>113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13" calcext:value-type="float">
            <text:p>113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13" calcext:value-type="float">
            <text:p>113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38" calcext:value-type="float">
            <text:p>13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38" calcext:value-type="float">
            <text:p>13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16" calcext:value-type="float">
            <text:p>116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16" calcext:value-type="float">
            <text:p>116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16" calcext:value-type="float">
            <text:p>116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18" calcext:value-type="float">
            <text:p>11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18" calcext:value-type="float">
            <text:p>11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18" calcext:value-type="float">
            <text:p>118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18" calcext:value-type="float">
            <text:p>118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18" calcext:value-type="float">
            <text:p>118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13" calcext:value-type="float">
            <text:p>113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13" calcext:value-type="float">
            <text:p>113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93" calcext:value-type="float">
            <text:p>9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93" calcext:value-type="float">
            <text:p>9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93" calcext:value-type="float">
            <text:p>9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26" calcext:value-type="float">
            <text:p>126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26" calcext:value-type="float">
            <text:p>126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19" calcext:value-type="float">
            <text:p>119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19" calcext:value-type="float">
            <text:p>119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19" calcext:value-type="float">
            <text:p>119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17" calcext:value-type="float">
            <text:p>117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17" calcext:value-type="float">
            <text:p>117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18" calcext:value-type="float">
            <text:p>118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18" calcext:value-type="float">
            <text:p>118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18" calcext:value-type="float">
            <text:p>118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19" calcext:value-type="float">
            <text:p>119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19" calcext:value-type="float">
            <text:p>119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98" calcext:value-type="float">
            <text:p>9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98" calcext:value-type="float">
            <text:p>9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98" calcext:value-type="float">
            <text:p>9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27" calcext:value-type="float">
            <text:p>127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27" calcext:value-type="float">
            <text:p>127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20" calcext:value-type="float">
            <text:p>120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20" calcext:value-type="float">
            <text:p>120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20" calcext:value-type="float">
            <text:p>120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8" calcext:value-type="float">
            <text:p>118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18" calcext:value-type="float">
            <text:p>118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22" calcext:value-type="float">
            <text:p>122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22" calcext:value-type="float">
            <text:p>122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22" calcext:value-type="float">
            <text:p>122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11" calcext:value-type="float">
            <text:p>111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11" calcext:value-type="float">
            <text:p>111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93" calcext:value-type="float">
            <text:p>93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93" calcext:value-type="float">
            <text:p>93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93" calcext:value-type="float">
            <text:p>93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27" calcext:value-type="float">
            <text:p>12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27" calcext:value-type="float">
            <text:p>12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27" calcext:value-type="float">
            <text:p>12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21" calcext:value-type="float">
            <text:p>121</text:p>
          </table:table-cell>
          <table:table-cell office:value-type="float" office:value="712" calcext:value-type="float">
            <text:p>712</text:p>
          </table:table-cell>
          <table:table-cell table:number-columns-repeated="6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21" calcext:value-type="float">
            <text:p>121</text:p>
          </table:table-cell>
          <table:table-cell office:value-type="float" office:value="712" calcext:value-type="float">
            <text:p>712</text:p>
          </table:table-cell>
          <table:table-cell table:number-columns-repeated="6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15" calcext:value-type="float">
            <text:p>115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15" calcext:value-type="float">
            <text:p>115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15" calcext:value-type="float">
            <text:p>115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96" calcext:value-type="float">
            <text:p>96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96" calcext:value-type="float">
            <text:p>96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6" calcext:value-type="float">
            <text:p>126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26" calcext:value-type="float">
            <text:p>126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26" calcext:value-type="float">
            <text:p>126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26" calcext:value-type="float">
            <text:p>12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26" calcext:value-type="float">
            <text:p>12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42" calcext:value-type="float">
            <text:p>14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42" calcext:value-type="float">
            <text:p>14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42" calcext:value-type="float">
            <text:p>14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39" calcext:value-type="float">
            <text:p>139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39" calcext:value-type="float">
            <text:p>139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24" calcext:value-type="float">
            <text:p>124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24" calcext:value-type="float">
            <text:p>124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29" calcext:value-type="float">
            <text:p>129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29" calcext:value-type="float">
            <text:p>129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62" calcext:value-type="float">
            <text:p>16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62" calcext:value-type="float">
            <text:p>16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62" calcext:value-type="float">
            <text:p>16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29" calcext:value-type="float">
            <text:p>129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29" calcext:value-type="float">
            <text:p>129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40" calcext:value-type="float">
            <text:p>140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40" calcext:value-type="float">
            <text:p>140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40" calcext:value-type="float">
            <text:p>140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34" calcext:value-type="float">
            <text:p>13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34" calcext:value-type="float">
            <text:p>13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32" calcext:value-type="float">
            <text:p>132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32" calcext:value-type="float">
            <text:p>132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32" calcext:value-type="float">
            <text:p>132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30" calcext:value-type="float">
            <text:p>130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30" calcext:value-type="float">
            <text:p>130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45" calcext:value-type="float">
            <text:p>145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45" calcext:value-type="float">
            <text:p>145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22" calcext:value-type="float">
            <text:p>12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22" calcext:value-type="float">
            <text:p>12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22" calcext:value-type="float">
            <text:p>12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37" calcext:value-type="float">
            <text:p>137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37" calcext:value-type="float">
            <text:p>137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37" calcext:value-type="float">
            <text:p>137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35" calcext:value-type="float">
            <text:p>13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35" calcext:value-type="float">
            <text:p>13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37" calcext:value-type="float">
            <text:p>137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37" calcext:value-type="float">
            <text:p>137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37" calcext:value-type="float">
            <text:p>137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53" calcext:value-type="float">
            <text:p>153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53" calcext:value-type="float">
            <text:p>153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36" calcext:value-type="float">
            <text:p>136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36" calcext:value-type="float">
            <text:p>136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36" calcext:value-type="float">
            <text:p>136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29" calcext:value-type="float">
            <text:p>129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29" calcext:value-type="float">
            <text:p>129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25" calcext:value-type="float">
            <text:p>125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25" calcext:value-type="float">
            <text:p>125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25" calcext:value-type="float">
            <text:p>125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36" calcext:value-type="float">
            <text:p>136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36" calcext:value-type="float">
            <text:p>136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36" calcext:value-type="float">
            <text:p>136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28" calcext:value-type="float">
            <text:p>12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28" calcext:value-type="float">
            <text:p>12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21" calcext:value-type="float">
            <text:p>12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21" calcext:value-type="float">
            <text:p>12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21" calcext:value-type="float">
            <text:p>12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41" calcext:value-type="float">
            <text:p>141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41" calcext:value-type="float">
            <text:p>141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25" calcext:value-type="float">
            <text:p>125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25" calcext:value-type="float">
            <text:p>125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25" calcext:value-type="float">
            <text:p>125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31" calcext:value-type="float">
            <text:p>131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31" calcext:value-type="float">
            <text:p>131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29" calcext:value-type="float">
            <text:p>12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29" calcext:value-type="float">
            <text:p>12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9" calcext:value-type="float">
            <text:p>12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29" calcext:value-type="float">
            <text:p>129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29" calcext:value-type="float">
            <text:p>129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26" calcext:value-type="float">
            <text:p>12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26" calcext:value-type="float">
            <text:p>12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26" calcext:value-type="float">
            <text:p>12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18" calcext:value-type="float">
            <text:p>118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18" calcext:value-type="float">
            <text:p>118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40" calcext:value-type="float">
            <text:p>140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40" calcext:value-type="float">
            <text:p>140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40" calcext:value-type="float">
            <text:p>140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27" calcext:value-type="float">
            <text:p>127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27" calcext:value-type="float">
            <text:p>127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39" calcext:value-type="float">
            <text:p>139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39" calcext:value-type="float">
            <text:p>139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39" calcext:value-type="float">
            <text:p>139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29" calcext:value-type="float">
            <text:p>129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29" calcext:value-type="float">
            <text:p>129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33" calcext:value-type="float">
            <text:p>133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33" calcext:value-type="float">
            <text:p>133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33" calcext:value-type="float">
            <text:p>133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02" calcext:value-type="float">
            <text:p>10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02" calcext:value-type="float">
            <text:p>10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58" calcext:value-type="float">
            <text:p>15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58" calcext:value-type="float">
            <text:p>15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58" calcext:value-type="float">
            <text:p>15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16" calcext:value-type="float">
            <text:p>116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16" calcext:value-type="float">
            <text:p>116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41" calcext:value-type="float">
            <text:p>141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41" calcext:value-type="float">
            <text:p>141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41" calcext:value-type="float">
            <text:p>141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30" calcext:value-type="float">
            <text:p>130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30" calcext:value-type="float">
            <text:p>130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30" calcext:value-type="float">
            <text:p>130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20" calcext:value-type="float">
            <text:p>12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20" calcext:value-type="float">
            <text:p>12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47" calcext:value-type="float">
            <text:p>14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47" calcext:value-type="float">
            <text:p>14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47" calcext:value-type="float">
            <text:p>14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35" calcext:value-type="float">
            <text:p>135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35" calcext:value-type="float">
            <text:p>135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28" calcext:value-type="float">
            <text:p>128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28" calcext:value-type="float">
            <text:p>128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28" calcext:value-type="float">
            <text:p>128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33" calcext:value-type="float">
            <text:p>133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33" calcext:value-type="float">
            <text:p>133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29" calcext:value-type="float">
            <text:p>12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29" calcext:value-type="float">
            <text:p>12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29" calcext:value-type="float">
            <text:p>12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34" calcext:value-type="float">
            <text:p>134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34" calcext:value-type="float">
            <text:p>134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21" calcext:value-type="float">
            <text:p>121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21" calcext:value-type="float">
            <text:p>121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21" calcext:value-type="float">
            <text:p>121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49" calcext:value-type="float">
            <text:p>149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49" calcext:value-type="float">
            <text:p>149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49" calcext:value-type="float">
            <text:p>149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32" calcext:value-type="float">
            <text:p>132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32" calcext:value-type="float">
            <text:p>132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35" calcext:value-type="float">
            <text:p>13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35" calcext:value-type="float">
            <text:p>13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35" calcext:value-type="float">
            <text:p>13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35" calcext:value-type="float">
            <text:p>135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35" calcext:value-type="float">
            <text:p>135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18" calcext:value-type="float">
            <text:p>11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18" calcext:value-type="float">
            <text:p>11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18" calcext:value-type="float">
            <text:p>11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24" calcext:value-type="float">
            <text:p>124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24" calcext:value-type="float">
            <text:p>124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43" calcext:value-type="float">
            <text:p>143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43" calcext:value-type="float">
            <text:p>143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43" calcext:value-type="float">
            <text:p>143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35" calcext:value-type="float">
            <text:p>13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35" calcext:value-type="float">
            <text:p>13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33" calcext:value-type="float">
            <text:p>13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33" calcext:value-type="float">
            <text:p>13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33" calcext:value-type="float">
            <text:p>13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30" calcext:value-type="float">
            <text:p>13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30" calcext:value-type="float">
            <text:p>13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22" calcext:value-type="float">
            <text:p>122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22" calcext:value-type="float">
            <text:p>122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22" calcext:value-type="float">
            <text:p>122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14" calcext:value-type="float">
            <text:p>114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14" calcext:value-type="float">
            <text:p>114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25" calcext:value-type="float">
            <text:p>125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5" calcext:value-type="float">
            <text:p>125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25" calcext:value-type="float">
            <text:p>125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93" calcext:value-type="float">
            <text:p>93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3" calcext:value-type="float">
            <text:p>93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85" calcext:value-type="float">
            <text:p>85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5" calcext:value-type="float">
            <text:p>85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85" calcext:value-type="float">
            <text:p>85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82" calcext:value-type="float">
            <text:p>82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82" calcext:value-type="float">
            <text:p>82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7" calcext:value-type="float">
            <text:p>77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7" calcext:value-type="float">
            <text:p>77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7" calcext:value-type="float">
            <text:p>77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6" calcext:value-type="float">
            <text:p>7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6" calcext:value-type="float">
            <text:p>7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3" calcext:value-type="float">
            <text:p>9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3" calcext:value-type="float">
            <text:p>9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3" calcext:value-type="float">
            <text:p>9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8" calcext:value-type="float">
            <text:p>88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8" calcext:value-type="float">
            <text:p>88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3" calcext:value-type="float">
            <text:p>73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3" calcext:value-type="float">
            <text:p>73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3" calcext:value-type="float">
            <text:p>73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7" calcext:value-type="float">
            <text:p>87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7" calcext:value-type="float">
            <text:p>87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8" calcext:value-type="float">
            <text:p>7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8" calcext:value-type="float">
            <text:p>7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8" calcext:value-type="float">
            <text:p>7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6" calcext:value-type="float">
            <text:p>7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6" calcext:value-type="float">
            <text:p>7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3" calcext:value-type="float">
            <text:p>93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3" calcext:value-type="float">
            <text:p>93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3" calcext:value-type="float">
            <text:p>93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7" calcext:value-type="float">
            <text:p>87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7" calcext:value-type="float">
            <text:p>87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84" calcext:value-type="float">
            <text:p>84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84" calcext:value-type="float">
            <text:p>84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82" calcext:value-type="float">
            <text:p>8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82" calcext:value-type="float">
            <text:p>8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82" calcext:value-type="float">
            <text:p>8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13" calcext:value-type="float">
            <text:p>113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13" calcext:value-type="float">
            <text:p>113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98" calcext:value-type="float">
            <text:p>9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98" calcext:value-type="float">
            <text:p>9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98" calcext:value-type="float">
            <text:p>9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76" calcext:value-type="float">
            <text:p>7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76" calcext:value-type="float">
            <text:p>7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76" calcext:value-type="float">
            <text:p>7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81" calcext:value-type="float">
            <text:p>8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81" calcext:value-type="float">
            <text:p>8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71" calcext:value-type="float">
            <text:p>7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71" calcext:value-type="float">
            <text:p>7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71" calcext:value-type="float">
            <text:p>7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19" calcext:value-type="float">
            <text:p>119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19" calcext:value-type="float">
            <text:p>119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29" calcext:value-type="float">
            <text:p>129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9" calcext:value-type="float">
            <text:p>129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27" calcext:value-type="float">
            <text:p>12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27" calcext:value-type="float">
            <text:p>12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27" calcext:value-type="float">
            <text:p>12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86" calcext:value-type="float">
            <text:p>86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86" calcext:value-type="float">
            <text:p>86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10" calcext:value-type="float">
            <text:p>110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10" calcext:value-type="float">
            <text:p>110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10" calcext:value-type="float">
            <text:p>110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94" calcext:value-type="float">
            <text:p>9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94" calcext:value-type="float">
            <text:p>9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16" calcext:value-type="float">
            <text:p>116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16" calcext:value-type="float">
            <text:p>116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23" calcext:value-type="float">
            <text:p>12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23" calcext:value-type="float">
            <text:p>12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23" calcext:value-type="float">
            <text:p>12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27" calcext:value-type="float">
            <text:p>127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27" calcext:value-type="float">
            <text:p>127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99" calcext:value-type="float">
            <text:p>99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99" calcext:value-type="float">
            <text:p>99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99" calcext:value-type="float">
            <text:p>99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30" calcext:value-type="float">
            <text:p>13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30" calcext:value-type="float">
            <text:p>13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07" calcext:value-type="float">
            <text:p>107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07" calcext:value-type="float">
            <text:p>107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07" calcext:value-type="float">
            <text:p>107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25" calcext:value-type="float">
            <text:p>125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25" calcext:value-type="float">
            <text:p>125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28" calcext:value-type="float">
            <text:p>12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28" calcext:value-type="float">
            <text:p>12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28" calcext:value-type="float">
            <text:p>12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35" calcext:value-type="float">
            <text:p>13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35" calcext:value-type="float">
            <text:p>13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38" calcext:value-type="float">
            <text:p>13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38" calcext:value-type="float">
            <text:p>13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38" calcext:value-type="float">
            <text:p>13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44" calcext:value-type="float">
            <text:p>144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44" calcext:value-type="float">
            <text:p>144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32" calcext:value-type="float">
            <text:p>132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32" calcext:value-type="float">
            <text:p>132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32" calcext:value-type="float">
            <text:p>132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37" calcext:value-type="float">
            <text:p>137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37" calcext:value-type="float">
            <text:p>137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32" calcext:value-type="float">
            <text:p>132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32" calcext:value-type="float">
            <text:p>132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32" calcext:value-type="float">
            <text:p>132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27" calcext:value-type="float">
            <text:p>127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27" calcext:value-type="float">
            <text:p>127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98" calcext:value-type="float">
            <text:p>98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8" calcext:value-type="float">
            <text:p>98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98" calcext:value-type="float">
            <text:p>98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44" calcext:value-type="float">
            <text:p>144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44" calcext:value-type="float">
            <text:p>144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31" calcext:value-type="float">
            <text:p>131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31" calcext:value-type="float">
            <text:p>131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31" calcext:value-type="float">
            <text:p>131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36" calcext:value-type="float">
            <text:p>136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36" calcext:value-type="float">
            <text:p>136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30" calcext:value-type="float">
            <text:p>13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30" calcext:value-type="float">
            <text:p>13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30" calcext:value-type="float">
            <text:p>13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19" calcext:value-type="float">
            <text:p>11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19" calcext:value-type="float">
            <text:p>11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19" calcext:value-type="float">
            <text:p>11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16" calcext:value-type="float">
            <text:p>116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16" calcext:value-type="float">
            <text:p>116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57" calcext:value-type="float">
            <text:p>157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57" calcext:value-type="float">
            <text:p>157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57" calcext:value-type="float">
            <text:p>157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33" calcext:value-type="float">
            <text:p>133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133" calcext:value-type="float">
            <text:p>133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41" calcext:value-type="float">
            <text:p>141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141" calcext:value-type="float">
            <text:p>141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41" calcext:value-type="float">
            <text:p>141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28" calcext:value-type="float">
            <text:p>128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28" calcext:value-type="float">
            <text:p>128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28" calcext:value-type="float">
            <text:p>128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28" calcext:value-type="float">
            <text:p>128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28" calcext:value-type="float">
            <text:p>128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27" calcext:value-type="float">
            <text:p>12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27" calcext:value-type="float">
            <text:p>12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40" calcext:value-type="float">
            <text:p>140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40" calcext:value-type="float">
            <text:p>140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140" calcext:value-type="float">
            <text:p>140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36" calcext:value-type="float">
            <text:p>136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36" calcext:value-type="float">
            <text:p>136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144" calcext:value-type="float">
            <text:p>144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144" calcext:value-type="float">
            <text:p>144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44" calcext:value-type="float">
            <text:p>144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31" calcext:value-type="float">
            <text:p>131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31" calcext:value-type="float">
            <text:p>131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25" calcext:value-type="float">
            <text:p>12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25" calcext:value-type="float">
            <text:p>12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25" calcext:value-type="float">
            <text:p>12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26" calcext:value-type="float">
            <text:p>12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126" calcext:value-type="float">
            <text:p>12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87" calcext:value-type="float">
            <text:p>87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87" calcext:value-type="float">
            <text:p>87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87" calcext:value-type="float">
            <text:p>87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98" calcext:value-type="float">
            <text:p>9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98" calcext:value-type="float">
            <text:p>9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89" calcext:value-type="float">
            <text:p>89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89" calcext:value-type="float">
            <text:p>89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89" calcext:value-type="float">
            <text:p>89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72" calcext:value-type="float">
            <text:p>7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72" calcext:value-type="float">
            <text:p>7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30" calcext:value-type="float">
            <text:p>13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130" calcext:value-type="float">
            <text:p>13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30" calcext:value-type="float">
            <text:p>13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28" calcext:value-type="float">
            <text:p>12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128" calcext:value-type="float">
            <text:p>12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142" calcext:value-type="float">
            <text:p>142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142" calcext:value-type="float">
            <text:p>142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142" calcext:value-type="float">
            <text:p>142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127" calcext:value-type="float">
            <text:p>127</text:p>
          </table:table-cell>
          <table:table-cell office:value-type="float" office:value="627" calcext:value-type="float">
            <text:p>627</text:p>
          </table:table-cell>
          <table:table-cell table:number-columns-repeated="6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127" calcext:value-type="float">
            <text:p>127</text:p>
          </table:table-cell>
          <table:table-cell office:value-type="float" office:value="627" calcext:value-type="float">
            <text:p>627</text:p>
          </table:table-cell>
          <table:table-cell table:number-columns-repeated="6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134" calcext:value-type="float">
            <text:p>134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34" calcext:value-type="float">
            <text:p>134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134" calcext:value-type="float">
            <text:p>134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26" calcext:value-type="float">
            <text:p>126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126" calcext:value-type="float">
            <text:p>126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25" calcext:value-type="float">
            <text:p>125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125" calcext:value-type="float">
            <text:p>125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125" calcext:value-type="float">
            <text:p>125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56" calcext:value-type="float">
            <text:p>56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56" calcext:value-type="float">
            <text:p>56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143" calcext:value-type="float">
            <text:p>143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143" calcext:value-type="float">
            <text:p>143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143" calcext:value-type="float">
            <text:p>143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27" calcext:value-type="float">
            <text:p>127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27" calcext:value-type="float">
            <text:p>127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127" calcext:value-type="float">
            <text:p>12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27" calcext:value-type="float">
            <text:p>12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27" calcext:value-type="float">
            <text:p>12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124" calcext:value-type="float">
            <text:p>12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124" calcext:value-type="float">
            <text:p>12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24" calcext:value-type="float">
            <text:p>12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149" calcext:value-type="float">
            <text:p>149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149" calcext:value-type="float">
            <text:p>149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142" calcext:value-type="float">
            <text:p>142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42" calcext:value-type="float">
            <text:p>142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142" calcext:value-type="float">
            <text:p>142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141" calcext:value-type="float">
            <text:p>141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41" calcext:value-type="float">
            <text:p>141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8" calcext:value-type="float">
            <text:p>13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138" calcext:value-type="float">
            <text:p>13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138" calcext:value-type="float">
            <text:p>13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33" calcext:value-type="float">
            <text:p>133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33" calcext:value-type="float">
            <text:p>133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21" calcext:value-type="float">
            <text:p>121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21" calcext:value-type="float">
            <text:p>121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121" calcext:value-type="float">
            <text:p>121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54" calcext:value-type="float">
            <text:p>154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154" calcext:value-type="float">
            <text:p>154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39" calcext:value-type="float">
            <text:p>139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139" calcext:value-type="float">
            <text:p>139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39" calcext:value-type="float">
            <text:p>139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138" calcext:value-type="float">
            <text:p>13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138" calcext:value-type="float">
            <text:p>13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31" calcext:value-type="float">
            <text:p>131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31" calcext:value-type="float">
            <text:p>131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131" calcext:value-type="float">
            <text:p>131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118" calcext:value-type="float">
            <text:p>11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118" calcext:value-type="float">
            <text:p>11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32" calcext:value-type="float">
            <text:p>13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32" calcext:value-type="float">
            <text:p>13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132" calcext:value-type="float">
            <text:p>13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127" calcext:value-type="float">
            <text:p>127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27" calcext:value-type="float">
            <text:p>127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20" calcext:value-type="float">
            <text:p>120</text:p>
          </table:table-cell>
          <table:table-cell office:value-type="float" office:value="613" calcext:value-type="float">
            <text:p>613</text:p>
          </table:table-cell>
          <table:table-cell table:number-columns-repeated="6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120" calcext:value-type="float">
            <text:p>120</text:p>
          </table:table-cell>
          <table:table-cell office:value-type="float" office:value="613" calcext:value-type="float">
            <text:p>613</text:p>
          </table:table-cell>
          <table:table-cell table:number-columns-repeated="6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120" calcext:value-type="float">
            <text:p>120</text:p>
          </table:table-cell>
          <table:table-cell office:value-type="float" office:value="613" calcext:value-type="float">
            <text:p>613</text:p>
          </table:table-cell>
          <table:table-cell table:number-columns-repeated="6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134" calcext:value-type="float">
            <text:p>134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134" calcext:value-type="float">
            <text:p>134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38" calcext:value-type="float">
            <text:p>13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138" calcext:value-type="float">
            <text:p>13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38" calcext:value-type="float">
            <text:p>13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130" calcext:value-type="float">
            <text:p>13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130" calcext:value-type="float">
            <text:p>13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20" calcext:value-type="float">
            <text:p>120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120" calcext:value-type="float">
            <text:p>120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20" calcext:value-type="float">
            <text:p>120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52" calcext:value-type="float">
            <text:p>152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152" calcext:value-type="float">
            <text:p>152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43" calcext:value-type="float">
            <text:p>143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43" calcext:value-type="float">
            <text:p>143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143" calcext:value-type="float">
            <text:p>143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69" calcext:value-type="float">
            <text:p>69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69" calcext:value-type="float">
            <text:p>69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94" calcext:value-type="float">
            <text:p>94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94" calcext:value-type="float">
            <text:p>94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94" calcext:value-type="float">
            <text:p>94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78" calcext:value-type="float">
            <text:p>7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78" calcext:value-type="float">
            <text:p>7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60" calcext:value-type="float">
            <text:p>16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160" calcext:value-type="float">
            <text:p>16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60" calcext:value-type="float">
            <text:p>16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141" calcext:value-type="float">
            <text:p>141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36" calcext:value-type="float">
            <text:p>136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36" calcext:value-type="float">
            <text:p>136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136" calcext:value-type="float">
            <text:p>136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134" calcext:value-type="float">
            <text:p>13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34" calcext:value-type="float">
            <text:p>13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33" calcext:value-type="float">
            <text:p>13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133" calcext:value-type="float">
            <text:p>13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33" calcext:value-type="float">
            <text:p>13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154" calcext:value-type="float">
            <text:p>154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154" calcext:value-type="float">
            <text:p>154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43" calcext:value-type="float">
            <text:p>143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43" calcext:value-type="float">
            <text:p>143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43" calcext:value-type="float">
            <text:p>143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34" calcext:value-type="float">
            <text:p>134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134" calcext:value-type="float">
            <text:p>134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141" calcext:value-type="float">
            <text:p>14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141" calcext:value-type="float">
            <text:p>14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41" calcext:value-type="float">
            <text:p>14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138" calcext:value-type="float">
            <text:p>13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38" calcext:value-type="float">
            <text:p>13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125" calcext:value-type="float">
            <text:p>125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125" calcext:value-type="float">
            <text:p>125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25" calcext:value-type="float">
            <text:p>125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40" calcext:value-type="float">
            <text:p>14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140" calcext:value-type="float">
            <text:p>14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32" calcext:value-type="float">
            <text:p>13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32" calcext:value-type="float">
            <text:p>13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132" calcext:value-type="float">
            <text:p>13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140" calcext:value-type="float">
            <text:p>14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40" calcext:value-type="float">
            <text:p>14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34" calcext:value-type="float">
            <text:p>13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34" calcext:value-type="float">
            <text:p>13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34" calcext:value-type="float">
            <text:p>13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132" calcext:value-type="float">
            <text:p>13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32" calcext:value-type="float">
            <text:p>13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22" calcext:value-type="float">
            <text:p>122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122" calcext:value-type="float">
            <text:p>122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22" calcext:value-type="float">
            <text:p>122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43" calcext:value-type="float">
            <text:p>143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143" calcext:value-type="float">
            <text:p>143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36" calcext:value-type="float">
            <text:p>136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136" calcext:value-type="float">
            <text:p>136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6" calcext:value-type="float">
            <text:p>136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31" calcext:value-type="float">
            <text:p>13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131" calcext:value-type="float">
            <text:p>13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130" calcext:value-type="float">
            <text:p>13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30" calcext:value-type="float">
            <text:p>13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130" calcext:value-type="float">
            <text:p>13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138" calcext:value-type="float">
            <text:p>138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38" calcext:value-type="float">
            <text:p>138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118" calcext:value-type="float">
            <text:p>11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118" calcext:value-type="float">
            <text:p>11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18" calcext:value-type="float">
            <text:p>11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161" calcext:value-type="float">
            <text:p>161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161" calcext:value-type="float">
            <text:p>161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28" calcext:value-type="float">
            <text:p>128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128" calcext:value-type="float">
            <text:p>128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28" calcext:value-type="float">
            <text:p>128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135" calcext:value-type="float">
            <text:p>135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135" calcext:value-type="float">
            <text:p>135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135" calcext:value-type="float">
            <text:p>13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135" calcext:value-type="float">
            <text:p>13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35" calcext:value-type="float">
            <text:p>13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134" calcext:value-type="float">
            <text:p>13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134" calcext:value-type="float">
            <text:p>13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132" calcext:value-type="float">
            <text:p>13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132" calcext:value-type="float">
            <text:p>13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132" calcext:value-type="float">
            <text:p>13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55" calcext:value-type="float">
            <text:p>155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155" calcext:value-type="float">
            <text:p>155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45" calcext:value-type="float">
            <text:p>145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145" calcext:value-type="float">
            <text:p>145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45" calcext:value-type="float">
            <text:p>145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137" calcext:value-type="float">
            <text:p>137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137" calcext:value-type="float">
            <text:p>137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131" calcext:value-type="float">
            <text:p>131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131" calcext:value-type="float">
            <text:p>131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31" calcext:value-type="float">
            <text:p>131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133" calcext:value-type="float">
            <text:p>133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133" calcext:value-type="float">
            <text:p>133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133" calcext:value-type="float">
            <text:p>133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118" calcext:value-type="float">
            <text:p>118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18" calcext:value-type="float">
            <text:p>118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55" calcext:value-type="float">
            <text:p>155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155" calcext:value-type="float">
            <text:p>155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55" calcext:value-type="float">
            <text:p>155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122" calcext:value-type="float">
            <text:p>122</text:p>
          </table:table-cell>
          <table:table-cell office:value-type="float" office:value="634" calcext:value-type="float">
            <text:p>634</text:p>
          </table:table-cell>
          <table:table-cell table:number-columns-repeated="6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22" calcext:value-type="float">
            <text:p>122</text:p>
          </table:table-cell>
          <table:table-cell office:value-type="float" office:value="634" calcext:value-type="float">
            <text:p>634</text:p>
          </table:table-cell>
          <table:table-cell table:number-columns-repeated="6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31" calcext:value-type="float">
            <text:p>131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31" calcext:value-type="float">
            <text:p>131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31" calcext:value-type="float">
            <text:p>131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139" calcext:value-type="float">
            <text:p>13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39" calcext:value-type="float">
            <text:p>13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142" calcext:value-type="float">
            <text:p>14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142" calcext:value-type="float">
            <text:p>14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142" calcext:value-type="float">
            <text:p>14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133" calcext:value-type="float">
            <text:p>133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133" calcext:value-type="float">
            <text:p>133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24" calcext:value-type="float">
            <text:p>12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24" calcext:value-type="float">
            <text:p>12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24" calcext:value-type="float">
            <text:p>12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132" calcext:value-type="float">
            <text:p>132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32" calcext:value-type="float">
            <text:p>132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38" calcext:value-type="float">
            <text:p>138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138" calcext:value-type="float">
            <text:p>138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138" calcext:value-type="float">
            <text:p>138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36" calcext:value-type="float">
            <text:p>136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136" calcext:value-type="float">
            <text:p>136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139" calcext:value-type="float">
            <text:p>139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39" calcext:value-type="float">
            <text:p>139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39" calcext:value-type="float">
            <text:p>139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130" calcext:value-type="float">
            <text:p>13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30" calcext:value-type="float">
            <text:p>13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131" calcext:value-type="float">
            <text:p>13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131" calcext:value-type="float">
            <text:p>13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131" calcext:value-type="float">
            <text:p>13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132" calcext:value-type="float">
            <text:p>132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32" calcext:value-type="float">
            <text:p>132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25" calcext:value-type="float">
            <text:p>125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125" calcext:value-type="float">
            <text:p>125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25" calcext:value-type="float">
            <text:p>125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139" calcext:value-type="float">
            <text:p>139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39" calcext:value-type="float">
            <text:p>139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140" calcext:value-type="float">
            <text:p>14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140" calcext:value-type="float">
            <text:p>14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40" calcext:value-type="float">
            <text:p>14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31" calcext:value-type="float">
            <text:p>131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31" calcext:value-type="float">
            <text:p>131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131" calcext:value-type="float">
            <text:p>131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131" calcext:value-type="float">
            <text:p>131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131" calcext:value-type="float">
            <text:p>131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112" calcext:value-type="float">
            <text:p>112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12" calcext:value-type="float">
            <text:p>112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154" calcext:value-type="float">
            <text:p>15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54" calcext:value-type="float">
            <text:p>15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154" calcext:value-type="float">
            <text:p>15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132" calcext:value-type="float">
            <text:p>132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132" calcext:value-type="float">
            <text:p>132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41" calcext:value-type="float">
            <text:p>141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141" calcext:value-type="float">
            <text:p>141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141" calcext:value-type="float">
            <text:p>141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142" calcext:value-type="float">
            <text:p>142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2" calcext:value-type="float">
            <text:p>142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128" calcext:value-type="float">
            <text:p>128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128" calcext:value-type="float">
            <text:p>128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128" calcext:value-type="float">
            <text:p>128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19" calcext:value-type="float">
            <text:p>11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119" calcext:value-type="float">
            <text:p>11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153" calcext:value-type="float">
            <text:p>153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153" calcext:value-type="float">
            <text:p>153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53" calcext:value-type="float">
            <text:p>153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143" calcext:value-type="float">
            <text:p>143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43" calcext:value-type="float">
            <text:p>143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128" calcext:value-type="float">
            <text:p>128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28" calcext:value-type="float">
            <text:p>128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128" calcext:value-type="float">
            <text:p>128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141" calcext:value-type="float">
            <text:p>141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41" calcext:value-type="float">
            <text:p>141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141" calcext:value-type="float">
            <text:p>141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136" calcext:value-type="float">
            <text:p>136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136" calcext:value-type="float">
            <text:p>136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126" calcext:value-type="float">
            <text:p>126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26" calcext:value-type="float">
            <text:p>126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126" calcext:value-type="float">
            <text:p>126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131" calcext:value-type="float">
            <text:p>131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131" calcext:value-type="float">
            <text:p>131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50" calcext:value-type="float">
            <text:p>150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50" calcext:value-type="float">
            <text:p>150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150" calcext:value-type="float">
            <text:p>150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134" calcext:value-type="float">
            <text:p>134</text:p>
          </table:table-cell>
          <table:table-cell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34" calcext:value-type="float">
            <text:p>134</text:p>
          </table:table-cell>
          <table:table-cell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140" calcext:value-type="float">
            <text:p>140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40" calcext:value-type="float">
            <text:p>140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140" calcext:value-type="float">
            <text:p>140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36" calcext:value-type="float">
            <text:p>136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136" calcext:value-type="float">
            <text:p>136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131" calcext:value-type="float">
            <text:p>13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131" calcext:value-type="float">
            <text:p>13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31" calcext:value-type="float">
            <text:p>13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124" calcext:value-type="float">
            <text:p>124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124" calcext:value-type="float">
            <text:p>124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56" calcext:value-type="float">
            <text:p>56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56" calcext:value-type="float">
            <text:p>56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56" calcext:value-type="float">
            <text:p>56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132" calcext:value-type="float">
            <text:p>132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132" calcext:value-type="float">
            <text:p>132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127" calcext:value-type="float">
            <text:p>127</text:p>
          </table:table-cell>
          <table:table-cell office:value-type="float" office:value="710" calcext:value-type="float">
            <text:p>710</text:p>
          </table:table-cell>
          <table:table-cell table:number-columns-repeated="6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27" calcext:value-type="float">
            <text:p>127</text:p>
          </table:table-cell>
          <table:table-cell office:value-type="float" office:value="710" calcext:value-type="float">
            <text:p>710</text:p>
          </table:table-cell>
          <table:table-cell table:number-columns-repeated="6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127" calcext:value-type="float">
            <text:p>127</text:p>
          </table:table-cell>
          <table:table-cell office:value-type="float" office:value="710" calcext:value-type="float">
            <text:p>710</text:p>
          </table:table-cell>
          <table:table-cell table:number-columns-repeated="6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116" calcext:value-type="float">
            <text:p>116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16" calcext:value-type="float">
            <text:p>116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75" calcext:value-type="float">
            <text:p>7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75" calcext:value-type="float">
            <text:p>7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75" calcext:value-type="float">
            <text:p>7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87" calcext:value-type="float">
            <text:p>87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87" calcext:value-type="float">
            <text:p>87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83" calcext:value-type="float">
            <text:p>83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83" calcext:value-type="float">
            <text:p>83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83" calcext:value-type="float">
            <text:p>83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95" calcext:value-type="float">
            <text:p>95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95" calcext:value-type="float">
            <text:p>95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92" calcext:value-type="float">
            <text:p>92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92" calcext:value-type="float">
            <text:p>92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92" calcext:value-type="float">
            <text:p>92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87" calcext:value-type="float">
            <text:p>87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87" calcext:value-type="float">
            <text:p>87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81" calcext:value-type="float">
            <text:p>81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81" calcext:value-type="float">
            <text:p>81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81" calcext:value-type="float">
            <text:p>81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78" calcext:value-type="float">
            <text:p>78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78" calcext:value-type="float">
            <text:p>78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67" calcext:value-type="float">
            <text:p>6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7" calcext:value-type="float">
            <text:p>6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67" calcext:value-type="float">
            <text:p>6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90" calcext:value-type="float">
            <text:p>90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90" calcext:value-type="float">
            <text:p>90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92" calcext:value-type="float">
            <text:p>9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92" calcext:value-type="float">
            <text:p>9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92" calcext:value-type="float">
            <text:p>9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89" calcext:value-type="float">
            <text:p>89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89" calcext:value-type="float">
            <text:p>89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90" calcext:value-type="float">
            <text:p>9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90" calcext:value-type="float">
            <text:p>9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90" calcext:value-type="float">
            <text:p>9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82" calcext:value-type="float">
            <text:p>8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82" calcext:value-type="float">
            <text:p>8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77" calcext:value-type="float">
            <text:p>77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77" calcext:value-type="float">
            <text:p>77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77" calcext:value-type="float">
            <text:p>77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86" calcext:value-type="float">
            <text:p>86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86" calcext:value-type="float">
            <text:p>86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86" calcext:value-type="float">
            <text:p>86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87" calcext:value-type="float">
            <text:p>8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87" calcext:value-type="float">
            <text:p>8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88" calcext:value-type="float">
            <text:p>8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88" calcext:value-type="float">
            <text:p>8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88" calcext:value-type="float">
            <text:p>8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83" calcext:value-type="float">
            <text:p>83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83" calcext:value-type="float">
            <text:p>83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84" calcext:value-type="float">
            <text:p>84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84" calcext:value-type="float">
            <text:p>84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84" calcext:value-type="float">
            <text:p>84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02" calcext:value-type="float">
            <text:p>102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102" calcext:value-type="float">
            <text:p>102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102" calcext:value-type="float">
            <text:p>102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97" calcext:value-type="float">
            <text:p>97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97" calcext:value-type="float">
            <text:p>97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88" calcext:value-type="float">
            <text:p>8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88" calcext:value-type="float">
            <text:p>8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88" calcext:value-type="float">
            <text:p>8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92" calcext:value-type="float">
            <text:p>9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92" calcext:value-type="float">
            <text:p>9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88" calcext:value-type="float">
            <text:p>8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88" calcext:value-type="float">
            <text:p>8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88" calcext:value-type="float">
            <text:p>8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86" calcext:value-type="float">
            <text:p>86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86" calcext:value-type="float">
            <text:p>86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90" calcext:value-type="float">
            <text:p>90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90" calcext:value-type="float">
            <text:p>90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90" calcext:value-type="float">
            <text:p>90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94" calcext:value-type="float">
            <text:p>94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94" calcext:value-type="float">
            <text:p>94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83" calcext:value-type="float">
            <text:p>8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83" calcext:value-type="float">
            <text:p>8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83" calcext:value-type="float">
            <text:p>8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80" calcext:value-type="float">
            <text:p>8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80" calcext:value-type="float">
            <text:p>8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75" calcext:value-type="float">
            <text:p>7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75" calcext:value-type="float">
            <text:p>7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75" calcext:value-type="float">
            <text:p>7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00" calcext:value-type="float">
            <text:p>100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100" calcext:value-type="float">
            <text:p>100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92" calcext:value-type="float">
            <text:p>92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92" calcext:value-type="float">
            <text:p>92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92" calcext:value-type="float">
            <text:p>92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96" calcext:value-type="float">
            <text:p>96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96" calcext:value-type="float">
            <text:p>96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83" calcext:value-type="float">
            <text:p>83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83" calcext:value-type="float">
            <text:p>83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83" calcext:value-type="float">
            <text:p>83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89" calcext:value-type="float">
            <text:p>8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89" calcext:value-type="float">
            <text:p>8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79" calcext:value-type="float">
            <text:p>79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79" calcext:value-type="float">
            <text:p>79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79" calcext:value-type="float">
            <text:p>79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111" calcext:value-type="float">
            <text:p>111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111" calcext:value-type="float">
            <text:p>111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97" calcext:value-type="float">
            <text:p>97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97" calcext:value-type="float">
            <text:p>97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97" calcext:value-type="float">
            <text:p>97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95" calcext:value-type="float">
            <text:p>95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95" calcext:value-type="float">
            <text:p>95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03" calcext:value-type="float">
            <text:p>103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103" calcext:value-type="float">
            <text:p>103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103" calcext:value-type="float">
            <text:p>103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63" calcext:value-type="float">
            <text:p>63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63" calcext:value-type="float">
            <text:p>63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67" calcext:value-type="float">
            <text:p>67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67" calcext:value-type="float">
            <text:p>67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67" calcext:value-type="float">
            <text:p>67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95" calcext:value-type="float">
            <text:p>95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95" calcext:value-type="float">
            <text:p>95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95" calcext:value-type="float">
            <text:p>95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87" calcext:value-type="float">
            <text:p>87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87" calcext:value-type="float">
            <text:p>87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85" calcext:value-type="float">
            <text:p>85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85" calcext:value-type="float">
            <text:p>85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85" calcext:value-type="float">
            <text:p>85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89" calcext:value-type="float">
            <text:p>89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89" calcext:value-type="float">
            <text:p>89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86" calcext:value-type="float">
            <text:p>86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86" calcext:value-type="float">
            <text:p>86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86" calcext:value-type="float">
            <text:p>86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84" calcext:value-type="float">
            <text:p>84</text:p>
          </table:table-cell>
          <table:table-cell office:value-type="float" office:value="619" calcext:value-type="float">
            <text:p>619</text:p>
          </table:table-cell>
          <table:table-cell table:number-columns-repeated="6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84" calcext:value-type="float">
            <text:p>84</text:p>
          </table:table-cell>
          <table:table-cell office:value-type="float" office:value="619" calcext:value-type="float">
            <text:p>619</text:p>
          </table:table-cell>
          <table:table-cell table:number-columns-repeated="6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84" calcext:value-type="float">
            <text:p>84</text:p>
          </table:table-cell>
          <table:table-cell office:value-type="float" office:value="619" calcext:value-type="float">
            <text:p>619</text:p>
          </table:table-cell>
          <table:table-cell table:number-columns-repeated="6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84" calcext:value-type="float">
            <text:p>84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84" calcext:value-type="float">
            <text:p>84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99" calcext:value-type="float">
            <text:p>99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99" calcext:value-type="float">
            <text:p>99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99" calcext:value-type="float">
            <text:p>99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87" calcext:value-type="float">
            <text:p>8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87" calcext:value-type="float">
            <text:p>8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90" calcext:value-type="float">
            <text:p>90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90" calcext:value-type="float">
            <text:p>90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82" calcext:value-type="float">
            <text:p>82</text:p>
          </table:table-cell>
          <table:table-cell office:value-type="float" office:value="612" calcext:value-type="float">
            <text:p>612</text:p>
          </table:table-cell>
          <table:table-cell table:number-columns-repeated="6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82" calcext:value-type="float">
            <text:p>82</text:p>
          </table:table-cell>
          <table:table-cell office:value-type="float" office:value="612" calcext:value-type="float">
            <text:p>612</text:p>
          </table:table-cell>
          <table:table-cell table:number-columns-repeated="6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82" calcext:value-type="float">
            <text:p>82</text:p>
          </table:table-cell>
          <table:table-cell office:value-type="float" office:value="612" calcext:value-type="float">
            <text:p>612</text:p>
          </table:table-cell>
          <table:table-cell table:number-columns-repeated="6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86" calcext:value-type="float">
            <text:p>86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86" calcext:value-type="float">
            <text:p>86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94" calcext:value-type="float">
            <text:p>9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94" calcext:value-type="float">
            <text:p>9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94" calcext:value-type="float">
            <text:p>9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84" calcext:value-type="float">
            <text:p>8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84" calcext:value-type="float">
            <text:p>8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6" calcext:value-type="float">
            <text:p>76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76" calcext:value-type="float">
            <text:p>76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76" calcext:value-type="float">
            <text:p>76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88" calcext:value-type="float">
            <text:p>88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88" calcext:value-type="float">
            <text:p>88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91" calcext:value-type="float">
            <text:p>91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91" calcext:value-type="float">
            <text:p>91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91" calcext:value-type="float">
            <text:p>91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98" calcext:value-type="float">
            <text:p>98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98" calcext:value-type="float">
            <text:p>98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89" calcext:value-type="float">
            <text:p>89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89" calcext:value-type="float">
            <text:p>89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89" calcext:value-type="float">
            <text:p>89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86" calcext:value-type="float">
            <text:p>8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86" calcext:value-type="float">
            <text:p>8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83" calcext:value-type="float">
            <text:p>83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83" calcext:value-type="float">
            <text:p>83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83" calcext:value-type="float">
            <text:p>83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68" calcext:value-type="float">
            <text:p>6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68" calcext:value-type="float">
            <text:p>6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94" calcext:value-type="float">
            <text:p>9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94" calcext:value-type="float">
            <text:p>9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94" calcext:value-type="float">
            <text:p>9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92" calcext:value-type="float">
            <text:p>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92" calcext:value-type="float">
            <text:p>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88" calcext:value-type="float">
            <text:p>8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88" calcext:value-type="float">
            <text:p>8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88" calcext:value-type="float">
            <text:p>8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91" calcext:value-type="float">
            <text:p>9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91" calcext:value-type="float">
            <text:p>9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80" calcext:value-type="float">
            <text:p>8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80" calcext:value-type="float">
            <text:p>8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80" calcext:value-type="float">
            <text:p>8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73" calcext:value-type="float">
            <text:p>7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73" calcext:value-type="float">
            <text:p>7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102" calcext:value-type="float">
            <text:p>102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102" calcext:value-type="float">
            <text:p>102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102" calcext:value-type="float">
            <text:p>102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90" calcext:value-type="float">
            <text:p>90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90" calcext:value-type="float">
            <text:p>90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90" calcext:value-type="float">
            <text:p>90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87" calcext:value-type="float">
            <text:p>87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87" calcext:value-type="float">
            <text:p>87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87" calcext:value-type="float">
            <text:p>8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87" calcext:value-type="float">
            <text:p>8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87" calcext:value-type="float">
            <text:p>8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88" calcext:value-type="float">
            <text:p>88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88" calcext:value-type="float">
            <text:p>88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121" calcext:value-type="float">
            <text:p>121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121" calcext:value-type="float">
            <text:p>121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21" calcext:value-type="float">
            <text:p>121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166" calcext:value-type="float">
            <text:p>166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166" calcext:value-type="float">
            <text:p>166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132" calcext:value-type="float">
            <text:p>132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132" calcext:value-type="float">
            <text:p>132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32" calcext:value-type="float">
            <text:p>132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130" calcext:value-type="float">
            <text:p>130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130" calcext:value-type="float">
            <text:p>130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135" calcext:value-type="float">
            <text:p>135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135" calcext:value-type="float">
            <text:p>135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35" calcext:value-type="float">
            <text:p>135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130" calcext:value-type="float">
            <text:p>13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130" calcext:value-type="float">
            <text:p>13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134" calcext:value-type="float">
            <text:p>134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34" calcext:value-type="float">
            <text:p>134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134" calcext:value-type="float">
            <text:p>134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116" calcext:value-type="float">
            <text:p>116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116" calcext:value-type="float">
            <text:p>116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147" calcext:value-type="float">
            <text:p>147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147" calcext:value-type="float">
            <text:p>147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47" calcext:value-type="float">
            <text:p>147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146" calcext:value-type="float">
            <text:p>146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146" calcext:value-type="float">
            <text:p>146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133" calcext:value-type="float">
            <text:p>133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133" calcext:value-type="float">
            <text:p>133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133" calcext:value-type="float">
            <text:p>133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26" calcext:value-type="float">
            <text:p>12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126" calcext:value-type="float">
            <text:p>12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30" calcext:value-type="float">
            <text:p>13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130" calcext:value-type="float">
            <text:p>13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30" calcext:value-type="float">
            <text:p>13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127" calcext:value-type="float">
            <text:p>12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127" calcext:value-type="float">
            <text:p>12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127" calcext:value-type="float">
            <text:p>12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127" calcext:value-type="float">
            <text:p>127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127" calcext:value-type="float">
            <text:p>127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17" calcext:value-type="float">
            <text:p>117</text:p>
          </table:table-cell>
          <table:table-cell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117" calcext:value-type="float">
            <text:p>117</text:p>
          </table:table-cell>
          <table:table-cell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17" calcext:value-type="float">
            <text:p>117</text:p>
          </table:table-cell>
          <table:table-cell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116" calcext:value-type="float">
            <text:p>116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116" calcext:value-type="float">
            <text:p>116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123" calcext:value-type="float">
            <text:p>12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123" calcext:value-type="float">
            <text:p>12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123" calcext:value-type="float">
            <text:p>12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103" calcext:value-type="float">
            <text:p>103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103" calcext:value-type="float">
            <text:p>103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131" calcext:value-type="float">
            <text:p>13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31" calcext:value-type="float">
            <text:p>13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31" calcext:value-type="float">
            <text:p>13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122" calcext:value-type="float">
            <text:p>122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122" calcext:value-type="float">
            <text:p>122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23" calcext:value-type="float">
            <text:p>12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23" calcext:value-type="float">
            <text:p>12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123" calcext:value-type="float">
            <text:p>12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136" calcext:value-type="float">
            <text:p>136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136" calcext:value-type="float">
            <text:p>136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139" calcext:value-type="float">
            <text:p>139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139" calcext:value-type="float">
            <text:p>139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39" calcext:value-type="float">
            <text:p>139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128" calcext:value-type="float">
            <text:p>12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128" calcext:value-type="float">
            <text:p>12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128" calcext:value-type="float">
            <text:p>12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124" calcext:value-type="float">
            <text:p>124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24" calcext:value-type="float">
            <text:p>124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130" calcext:value-type="float">
            <text:p>130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130" calcext:value-type="float">
            <text:p>130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130" calcext:value-type="float">
            <text:p>130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134" calcext:value-type="float">
            <text:p>134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34" calcext:value-type="float">
            <text:p>134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126" calcext:value-type="float">
            <text:p>126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126" calcext:value-type="float">
            <text:p>126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126" calcext:value-type="float">
            <text:p>126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123" calcext:value-type="float">
            <text:p>12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123" calcext:value-type="float">
            <text:p>12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127" calcext:value-type="float">
            <text:p>12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127" calcext:value-type="float">
            <text:p>12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127" calcext:value-type="float">
            <text:p>12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154" calcext:value-type="float">
            <text:p>154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54" calcext:value-type="float">
            <text:p>154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130" calcext:value-type="float">
            <text:p>130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130" calcext:value-type="float">
            <text:p>130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130" calcext:value-type="float">
            <text:p>130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119" calcext:value-type="float">
            <text:p>119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119" calcext:value-type="float">
            <text:p>119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132" calcext:value-type="float">
            <text:p>13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132" calcext:value-type="float">
            <text:p>13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132" calcext:value-type="float">
            <text:p>13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134" calcext:value-type="float">
            <text:p>134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34" calcext:value-type="float">
            <text:p>134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118" calcext:value-type="float">
            <text:p>11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18" calcext:value-type="float">
            <text:p>11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118" calcext:value-type="float">
            <text:p>11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23" calcext:value-type="float">
            <text:p>123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123" calcext:value-type="float">
            <text:p>123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137" calcext:value-type="float">
            <text:p>137</text:p>
          </table:table-cell>
          <table:table-cell office:value-type="float" office:value="624" calcext:value-type="float">
            <text:p>624</text:p>
          </table:table-cell>
          <table:table-cell table:number-columns-repeated="6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137" calcext:value-type="float">
            <text:p>137</text:p>
          </table:table-cell>
          <table:table-cell office:value-type="float" office:value="624" calcext:value-type="float">
            <text:p>624</text:p>
          </table:table-cell>
          <table:table-cell table:number-columns-repeated="6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137" calcext:value-type="float">
            <text:p>137</text:p>
          </table:table-cell>
          <table:table-cell office:value-type="float" office:value="624" calcext:value-type="float">
            <text:p>624</text:p>
          </table:table-cell>
          <table:table-cell table:number-columns-repeated="6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133" calcext:value-type="float">
            <text:p>133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33" calcext:value-type="float">
            <text:p>133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129" calcext:value-type="float">
            <text:p>129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129" calcext:value-type="float">
            <text:p>129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129" calcext:value-type="float">
            <text:p>129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132" calcext:value-type="float">
            <text:p>132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132" calcext:value-type="float">
            <text:p>132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141" calcext:value-type="float">
            <text:p>141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41" calcext:value-type="float">
            <text:p>141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130" calcext:value-type="float">
            <text:p>130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130" calcext:value-type="float">
            <text:p>130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130" calcext:value-type="float">
            <text:p>130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142" calcext:value-type="float">
            <text:p>14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142" calcext:value-type="float">
            <text:p>14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128" calcext:value-type="float">
            <text:p>12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128" calcext:value-type="float">
            <text:p>12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128" calcext:value-type="float">
            <text:p>12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133" calcext:value-type="float">
            <text:p>13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33" calcext:value-type="float">
            <text:p>13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125" calcext:value-type="float">
            <text:p>12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125" calcext:value-type="float">
            <text:p>12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125" calcext:value-type="float">
            <text:p>12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162" calcext:value-type="float">
            <text:p>162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162" calcext:value-type="float">
            <text:p>162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125" calcext:value-type="float">
            <text:p>12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125" calcext:value-type="float">
            <text:p>12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125" calcext:value-type="float">
            <text:p>12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133" calcext:value-type="float">
            <text:p>133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33" calcext:value-type="float">
            <text:p>133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133" calcext:value-type="float">
            <text:p>133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133" calcext:value-type="float">
            <text:p>133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143" calcext:value-type="float">
            <text:p>143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43" calcext:value-type="float">
            <text:p>143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143" calcext:value-type="float">
            <text:p>143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127" calcext:value-type="float">
            <text:p>127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127" calcext:value-type="float">
            <text:p>127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127" calcext:value-type="float">
            <text:p>127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127" calcext:value-type="float">
            <text:p>127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27" calcext:value-type="float">
            <text:p>127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134" calcext:value-type="float">
            <text:p>134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134" calcext:value-type="float">
            <text:p>134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126" calcext:value-type="float">
            <text:p>126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6" calcext:value-type="float">
            <text:p>126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126" calcext:value-type="float">
            <text:p>126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132" calcext:value-type="float">
            <text:p>13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132" calcext:value-type="float">
            <text:p>13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121" calcext:value-type="float">
            <text:p>12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21" calcext:value-type="float">
            <text:p>12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121" calcext:value-type="float">
            <text:p>12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138" calcext:value-type="float">
            <text:p>138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38" calcext:value-type="float">
            <text:p>138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132" calcext:value-type="float">
            <text:p>132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32" calcext:value-type="float">
            <text:p>132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132" calcext:value-type="float">
            <text:p>132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132" calcext:value-type="float">
            <text:p>132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132" calcext:value-type="float">
            <text:p>132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128" calcext:value-type="float">
            <text:p>12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128" calcext:value-type="float">
            <text:p>12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120" calcext:value-type="float">
            <text:p>12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20" calcext:value-type="float">
            <text:p>12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120" calcext:value-type="float">
            <text:p>12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157" calcext:value-type="float">
            <text:p>157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157" calcext:value-type="float">
            <text:p>157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146" calcext:value-type="float">
            <text:p>146</text:p>
          </table:table-cell>
          <table:table-cell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146" calcext:value-type="float">
            <text:p>146</text:p>
          </table:table-cell>
          <table:table-cell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146" calcext:value-type="float">
            <text:p>146</text:p>
          </table:table-cell>
          <table:table-cell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136" calcext:value-type="float">
            <text:p>136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136" calcext:value-type="float">
            <text:p>136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125" calcext:value-type="float">
            <text:p>125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25" calcext:value-type="float">
            <text:p>125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125" calcext:value-type="float">
            <text:p>125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37" calcext:value-type="float">
            <text:p>137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137" calcext:value-type="float">
            <text:p>137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15" calcext:value-type="float">
            <text:p>115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115" calcext:value-type="float">
            <text:p>115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139" calcext:value-type="float">
            <text:p>139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39" calcext:value-type="float">
            <text:p>139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139" calcext:value-type="float">
            <text:p>139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140" calcext:value-type="float">
            <text:p>140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140" calcext:value-type="float">
            <text:p>140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33" calcext:value-type="float">
            <text:p>133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133" calcext:value-type="float">
            <text:p>133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133" calcext:value-type="float">
            <text:p>133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131" calcext:value-type="float">
            <text:p>13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131" calcext:value-type="float">
            <text:p>13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128" calcext:value-type="float">
            <text:p>12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28" calcext:value-type="float">
            <text:p>12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128" calcext:value-type="float">
            <text:p>12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23" calcext:value-type="float">
            <text:p>12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123" calcext:value-type="float">
            <text:p>12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156" calcext:value-type="float">
            <text:p>15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56" calcext:value-type="float">
            <text:p>15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56" calcext:value-type="float">
            <text:p>15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127" calcext:value-type="float">
            <text:p>127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127" calcext:value-type="float">
            <text:p>127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118" calcext:value-type="float">
            <text:p>118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18" calcext:value-type="float">
            <text:p>118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18" calcext:value-type="float">
            <text:p>118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128" calcext:value-type="float">
            <text:p>12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128" calcext:value-type="float">
            <text:p>12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28" calcext:value-type="float">
            <text:p>12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28" calcext:value-type="float">
            <text:p>128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28" calcext:value-type="float">
            <text:p>128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118" calcext:value-type="float">
            <text:p>11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18" calcext:value-type="float">
            <text:p>11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118" calcext:value-type="float">
            <text:p>11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58" calcext:value-type="float">
            <text:p>15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58" calcext:value-type="float">
            <text:p>15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133" calcext:value-type="float">
            <text:p>133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133" calcext:value-type="float">
            <text:p>133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33" calcext:value-type="float">
            <text:p>133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27" calcext:value-type="float">
            <text:p>127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27" calcext:value-type="float">
            <text:p>127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34" calcext:value-type="float">
            <text:p>134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134" calcext:value-type="float">
            <text:p>134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34" calcext:value-type="float">
            <text:p>134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31" calcext:value-type="float">
            <text:p>131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31" calcext:value-type="float">
            <text:p>131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108" calcext:value-type="float">
            <text:p>10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108" calcext:value-type="float">
            <text:p>10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08" calcext:value-type="float">
            <text:p>10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104" calcext:value-type="float">
            <text:p>104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104" calcext:value-type="float">
            <text:p>104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142" calcext:value-type="float">
            <text:p>142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142" calcext:value-type="float">
            <text:p>142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142" calcext:value-type="float">
            <text:p>142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18" calcext:value-type="float">
            <text:p>118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118" calcext:value-type="float">
            <text:p>118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24" calcext:value-type="float">
            <text:p>124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24" calcext:value-type="float">
            <text:p>124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126" calcext:value-type="float">
            <text:p>126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126" calcext:value-type="float">
            <text:p>126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126" calcext:value-type="float">
            <text:p>126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12" calcext:value-type="float">
            <text:p>11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112" calcext:value-type="float">
            <text:p>11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128" calcext:value-type="float">
            <text:p>128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128" calcext:value-type="float">
            <text:p>128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128" calcext:value-type="float">
            <text:p>128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131" calcext:value-type="float">
            <text:p>131</text:p>
          </table:table-cell>
          <table:table-cell office:value-type="float" office:value="613" calcext:value-type="float">
            <text:p>613</text:p>
          </table:table-cell>
          <table:table-cell table:number-columns-repeated="6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131" calcext:value-type="float">
            <text:p>131</text:p>
          </table:table-cell>
          <table:table-cell office:value-type="float" office:value="613" calcext:value-type="float">
            <text:p>613</text:p>
          </table:table-cell>
          <table:table-cell table:number-columns-repeated="6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136" calcext:value-type="float">
            <text:p>136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136" calcext:value-type="float">
            <text:p>136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136" calcext:value-type="float">
            <text:p>136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22" calcext:value-type="float">
            <text:p>12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122" calcext:value-type="float">
            <text:p>12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133" calcext:value-type="float">
            <text:p>133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133" calcext:value-type="float">
            <text:p>133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133" calcext:value-type="float">
            <text:p>133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14" calcext:value-type="float">
            <text:p>11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114" calcext:value-type="float">
            <text:p>11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76" calcext:value-type="float">
            <text:p>7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76" calcext:value-type="float">
            <text:p>7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76" calcext:value-type="float">
            <text:p>7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13" calcext:value-type="float">
            <text:p>113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113" calcext:value-type="float">
            <text:p>113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102" calcext:value-type="float">
            <text:p>102</text:p>
          </table:table-cell>
          <table:table-cell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102" calcext:value-type="float">
            <text:p>102</text:p>
          </table:table-cell>
          <table:table-cell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102" calcext:value-type="float">
            <text:p>102</text:p>
          </table:table-cell>
          <table:table-cell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118" calcext:value-type="float">
            <text:p>118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18" calcext:value-type="float">
            <text:p>118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118" calcext:value-type="float">
            <text:p>118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12" calcext:value-type="float">
            <text:p>112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112" calcext:value-type="float">
            <text:p>112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113" calcext:value-type="float">
            <text:p>113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113" calcext:value-type="float">
            <text:p>113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113" calcext:value-type="float">
            <text:p>113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150" calcext:value-type="float">
            <text:p>150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150" calcext:value-type="float">
            <text:p>150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128" calcext:value-type="float">
            <text:p>12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128" calcext:value-type="float">
            <text:p>12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128" calcext:value-type="float">
            <text:p>12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26" calcext:value-type="float">
            <text:p>126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126" calcext:value-type="float">
            <text:p>126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126" calcext:value-type="float">
            <text:p>126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121" calcext:value-type="float">
            <text:p>121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121" calcext:value-type="float">
            <text:p>121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124" calcext:value-type="float">
            <text:p>124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124" calcext:value-type="float">
            <text:p>124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124" calcext:value-type="float">
            <text:p>124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113" calcext:value-type="float">
            <text:p>113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113" calcext:value-type="float">
            <text:p>113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28" calcext:value-type="float">
            <text:p>128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128" calcext:value-type="float">
            <text:p>128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128" calcext:value-type="float">
            <text:p>128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127" calcext:value-type="float">
            <text:p>127</text:p>
          </table:table-cell>
          <table:table-cell office:value-type="float" office:value="621" calcext:value-type="float">
            <text:p>621</text:p>
          </table:table-cell>
          <table:table-cell table:number-columns-repeated="6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127" calcext:value-type="float">
            <text:p>127</text:p>
          </table:table-cell>
          <table:table-cell office:value-type="float" office:value="621" calcext:value-type="float">
            <text:p>621</text:p>
          </table:table-cell>
          <table:table-cell table:number-columns-repeated="6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97" calcext:value-type="float">
            <text:p>97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97" calcext:value-type="float">
            <text:p>97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97" calcext:value-type="float">
            <text:p>97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90" calcext:value-type="float">
            <text:p>9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90" calcext:value-type="float">
            <text:p>9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92" calcext:value-type="float">
            <text:p>9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92" calcext:value-type="float">
            <text:p>9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92" calcext:value-type="float">
            <text:p>9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85" calcext:value-type="float">
            <text:p>8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85" calcext:value-type="float">
            <text:p>8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101" calcext:value-type="float">
            <text:p>101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101" calcext:value-type="float">
            <text:p>101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85" calcext:value-type="float">
            <text:p>85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85" calcext:value-type="float">
            <text:p>85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85" calcext:value-type="float">
            <text:p>85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90" calcext:value-type="float">
            <text:p>9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90" calcext:value-type="float">
            <text:p>9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90" calcext:value-type="float">
            <text:p>9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90" calcext:value-type="float">
            <text:p>9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90" calcext:value-type="float">
            <text:p>9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85" calcext:value-type="float">
            <text:p>85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85" calcext:value-type="float">
            <text:p>85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82" calcext:value-type="float">
            <text:p>82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82" calcext:value-type="float">
            <text:p>82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82" calcext:value-type="float">
            <text:p>82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100" calcext:value-type="float">
            <text:p>10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100" calcext:value-type="float">
            <text:p>10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96" calcext:value-type="float">
            <text:p>96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96" calcext:value-type="float">
            <text:p>96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96" calcext:value-type="float">
            <text:p>96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85" calcext:value-type="float">
            <text:p>8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85" calcext:value-type="float">
            <text:p>8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93" calcext:value-type="float">
            <text:p>93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93" calcext:value-type="float">
            <text:p>93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93" calcext:value-type="float">
            <text:p>93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84" calcext:value-type="float">
            <text:p>8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84" calcext:value-type="float">
            <text:p>8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83" calcext:value-type="float">
            <text:p>8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83" calcext:value-type="float">
            <text:p>8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83" calcext:value-type="float">
            <text:p>8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80" calcext:value-type="float">
            <text:p>80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80" calcext:value-type="float">
            <text:p>80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7" calcext:value-type="float">
            <text:p>8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87" calcext:value-type="float">
            <text:p>8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87" calcext:value-type="float">
            <text:p>8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268" calcext:value-type="float">
            <text:p>268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268" calcext:value-type="float">
            <text:p>268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128" calcext:value-type="float">
            <text:p>128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128" calcext:value-type="float">
            <text:p>128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128" calcext:value-type="float">
            <text:p>128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36" calcext:value-type="float">
            <text:p>36</text:p>
          </table:table-cell>
          <table:table-cell office:value-type="float" office:value="778" calcext:value-type="float">
            <text:p>778</text:p>
          </table:table-cell>
          <table:table-cell table:number-columns-repeated="6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36" calcext:value-type="float">
            <text:p>36</text:p>
          </table:table-cell>
          <table:table-cell office:value-type="float" office:value="778" calcext:value-type="float">
            <text:p>778</text:p>
          </table:table-cell>
          <table:table-cell table:number-columns-repeated="6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99" calcext:value-type="float">
            <text:p>9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99" calcext:value-type="float">
            <text:p>9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99" calcext:value-type="float">
            <text:p>9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84" calcext:value-type="float">
            <text:p>8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84" calcext:value-type="float">
            <text:p>8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125" calcext:value-type="float">
            <text:p>125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125" calcext:value-type="float">
            <text:p>125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133" calcext:value-type="float">
            <text:p>133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133" calcext:value-type="float">
            <text:p>133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133" calcext:value-type="float">
            <text:p>133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143" calcext:value-type="float">
            <text:p>14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43" calcext:value-type="float">
            <text:p>14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37" calcext:value-type="float">
            <text:p>13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137" calcext:value-type="float">
            <text:p>13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37" calcext:value-type="float">
            <text:p>13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117" calcext:value-type="float">
            <text:p>117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17" calcext:value-type="float">
            <text:p>117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117" calcext:value-type="float">
            <text:p>11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117" calcext:value-type="float">
            <text:p>11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117" calcext:value-type="float">
            <text:p>11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152" calcext:value-type="float">
            <text:p>15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152" calcext:value-type="float">
            <text:p>15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138" calcext:value-type="float">
            <text:p>13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138" calcext:value-type="float">
            <text:p>13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38" calcext:value-type="float">
            <text:p>13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121" calcext:value-type="float">
            <text:p>121</text:p>
          </table:table-cell>
          <table:table-cell office:value-type="float" office:value="712" calcext:value-type="float">
            <text:p>712</text:p>
          </table:table-cell>
          <table:table-cell table:number-columns-repeated="6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121" calcext:value-type="float">
            <text:p>121</text:p>
          </table:table-cell>
          <table:table-cell office:value-type="float" office:value="712" calcext:value-type="float">
            <text:p>712</text:p>
          </table:table-cell>
          <table:table-cell table:number-columns-repeated="6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121" calcext:value-type="float">
            <text:p>121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21" calcext:value-type="float">
            <text:p>121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21" calcext:value-type="float">
            <text:p>121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124" calcext:value-type="float">
            <text:p>12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124" calcext:value-type="float">
            <text:p>12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23" calcext:value-type="float">
            <text:p>123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123" calcext:value-type="float">
            <text:p>123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23" calcext:value-type="float">
            <text:p>123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125" calcext:value-type="float">
            <text:p>12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125" calcext:value-type="float">
            <text:p>12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125" calcext:value-type="float">
            <text:p>125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125" calcext:value-type="float">
            <text:p>125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125" calcext:value-type="float">
            <text:p>125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130" calcext:value-type="float">
            <text:p>130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130" calcext:value-type="float">
            <text:p>130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126" calcext:value-type="float">
            <text:p>126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126" calcext:value-type="float">
            <text:p>126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26" calcext:value-type="float">
            <text:p>126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122" calcext:value-type="float">
            <text:p>122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122" calcext:value-type="float">
            <text:p>122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123" calcext:value-type="float">
            <text:p>12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123" calcext:value-type="float">
            <text:p>12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123" calcext:value-type="float">
            <text:p>12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121" calcext:value-type="float">
            <text:p>121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121" calcext:value-type="float">
            <text:p>121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120" calcext:value-type="float">
            <text:p>12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120" calcext:value-type="float">
            <text:p>12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20" calcext:value-type="float">
            <text:p>12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107" calcext:value-type="float">
            <text:p>107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07" calcext:value-type="float">
            <text:p>107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135" calcext:value-type="float">
            <text:p>13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135" calcext:value-type="float">
            <text:p>13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135" calcext:value-type="float">
            <text:p>13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128" calcext:value-type="float">
            <text:p>128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128" calcext:value-type="float">
            <text:p>128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121" calcext:value-type="float">
            <text:p>121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121" calcext:value-type="float">
            <text:p>121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21" calcext:value-type="float">
            <text:p>121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130" calcext:value-type="float">
            <text:p>13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130" calcext:value-type="float">
            <text:p>13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130" calcext:value-type="float">
            <text:p>13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130" calcext:value-type="float">
            <text:p>13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30" calcext:value-type="float">
            <text:p>13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121" calcext:value-type="float">
            <text:p>121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121" calcext:value-type="float">
            <text:p>121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121" calcext:value-type="float">
            <text:p>121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97" calcext:value-type="float">
            <text:p>97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97" calcext:value-type="float">
            <text:p>97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134" calcext:value-type="float">
            <text:p>13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134" calcext:value-type="float">
            <text:p>13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134" calcext:value-type="float">
            <text:p>13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109" calcext:value-type="float">
            <text:p>109</text:p>
          </table:table-cell>
          <table:table-cell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109" calcext:value-type="float">
            <text:p>109</text:p>
          </table:table-cell>
          <table:table-cell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108" calcext:value-type="float">
            <text:p>108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108" calcext:value-type="float">
            <text:p>108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108" calcext:value-type="float">
            <text:p>108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111" calcext:value-type="float">
            <text:p>111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1" calcext:value-type="float">
            <text:p>111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120" calcext:value-type="float">
            <text:p>12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120" calcext:value-type="float">
            <text:p>12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120" calcext:value-type="float">
            <text:p>12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116" calcext:value-type="float">
            <text:p>116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116" calcext:value-type="float">
            <text:p>116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116" calcext:value-type="float">
            <text:p>116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116" calcext:value-type="float">
            <text:p>116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116" calcext:value-type="float">
            <text:p>116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102" calcext:value-type="float">
            <text:p>10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02" calcext:value-type="float">
            <text:p>10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134" calcext:value-type="float">
            <text:p>134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134" calcext:value-type="float">
            <text:p>134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134" calcext:value-type="float">
            <text:p>134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120" calcext:value-type="float">
            <text:p>120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120" calcext:value-type="float">
            <text:p>120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92" calcext:value-type="float">
            <text:p>92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92" calcext:value-type="float">
            <text:p>92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92" calcext:value-type="float">
            <text:p>92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130" calcext:value-type="float">
            <text:p>130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0" calcext:value-type="float">
            <text:p>130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125" calcext:value-type="float">
            <text:p>12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125" calcext:value-type="float">
            <text:p>12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125" calcext:value-type="float">
            <text:p>12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127" calcext:value-type="float">
            <text:p>127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27" calcext:value-type="float">
            <text:p>127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126" calcext:value-type="float">
            <text:p>126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126" calcext:value-type="float">
            <text:p>126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126" calcext:value-type="float">
            <text:p>126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120" calcext:value-type="float">
            <text:p>120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20" calcext:value-type="float">
            <text:p>120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143" calcext:value-type="float">
            <text:p>143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143" calcext:value-type="float">
            <text:p>143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143" calcext:value-type="float">
            <text:p>143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132" calcext:value-type="float">
            <text:p>132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32" calcext:value-type="float">
            <text:p>132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131" calcext:value-type="float">
            <text:p>131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131" calcext:value-type="float">
            <text:p>131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131" calcext:value-type="float">
            <text:p>131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134" calcext:value-type="float">
            <text:p>134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34" calcext:value-type="float">
            <text:p>134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131" calcext:value-type="float">
            <text:p>13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131" calcext:value-type="float">
            <text:p>13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131" calcext:value-type="float">
            <text:p>13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127" calcext:value-type="float">
            <text:p>127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127" calcext:value-type="float">
            <text:p>127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154" calcext:value-type="float">
            <text:p>15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154" calcext:value-type="float">
            <text:p>15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154" calcext:value-type="float">
            <text:p>15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128" calcext:value-type="float">
            <text:p>128</text:p>
          </table:table-cell>
          <table:table-cell office:value-type="float" office:value="617" calcext:value-type="float">
            <text:p>617</text:p>
          </table:table-cell>
          <table:table-cell table:number-columns-repeated="6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28" calcext:value-type="float">
            <text:p>128</text:p>
          </table:table-cell>
          <table:table-cell office:value-type="float" office:value="617" calcext:value-type="float">
            <text:p>617</text:p>
          </table:table-cell>
          <table:table-cell table:number-columns-repeated="6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143" calcext:value-type="float">
            <text:p>143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143" calcext:value-type="float">
            <text:p>143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143" calcext:value-type="float">
            <text:p>143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136" calcext:value-type="float">
            <text:p>136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136" calcext:value-type="float">
            <text:p>136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135" calcext:value-type="float">
            <text:p>13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135" calcext:value-type="float">
            <text:p>13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35" calcext:value-type="float">
            <text:p>13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117" calcext:value-type="float">
            <text:p>117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17" calcext:value-type="float">
            <text:p>117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117" calcext:value-type="float">
            <text:p>117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124" calcext:value-type="float">
            <text:p>124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124" calcext:value-type="float">
            <text:p>124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140" calcext:value-type="float">
            <text:p>140</text:p>
          </table:table-cell>
          <table:table-cell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140" calcext:value-type="float">
            <text:p>140</text:p>
          </table:table-cell>
          <table:table-cell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140" calcext:value-type="float">
            <text:p>140</text:p>
          </table:table-cell>
          <table:table-cell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140" calcext:value-type="float">
            <text:p>140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140" calcext:value-type="float">
            <text:p>140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128" calcext:value-type="float">
            <text:p>128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28" calcext:value-type="float">
            <text:p>128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128" calcext:value-type="float">
            <text:p>128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144" calcext:value-type="float">
            <text:p>14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144" calcext:value-type="float">
            <text:p>14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139" calcext:value-type="float">
            <text:p>139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139" calcext:value-type="float">
            <text:p>139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139" calcext:value-type="float">
            <text:p>139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125" calcext:value-type="float">
            <text:p>125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125" calcext:value-type="float">
            <text:p>125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132" calcext:value-type="float">
            <text:p>132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32" calcext:value-type="float">
            <text:p>132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132" calcext:value-type="float">
            <text:p>132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132" calcext:value-type="float">
            <text:p>132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132" calcext:value-type="float">
            <text:p>132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138" calcext:value-type="float">
            <text:p>13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138" calcext:value-type="float">
            <text:p>13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138" calcext:value-type="float">
            <text:p>13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144" calcext:value-type="float">
            <text:p>14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144" calcext:value-type="float">
            <text:p>14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140" calcext:value-type="float">
            <text:p>14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40" calcext:value-type="float">
            <text:p>14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140" calcext:value-type="float">
            <text:p>14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28" calcext:value-type="float">
            <text:p>128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128" calcext:value-type="float">
            <text:p>128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152" calcext:value-type="float">
            <text:p>152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52" calcext:value-type="float">
            <text:p>152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152" calcext:value-type="float">
            <text:p>152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133" calcext:value-type="float">
            <text:p>133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133" calcext:value-type="float">
            <text:p>133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128" calcext:value-type="float">
            <text:p>128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8" calcext:value-type="float">
            <text:p>128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128" calcext:value-type="float">
            <text:p>128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132" calcext:value-type="float">
            <text:p>13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132" calcext:value-type="float">
            <text:p>13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131" calcext:value-type="float">
            <text:p>131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131" calcext:value-type="float">
            <text:p>131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131" calcext:value-type="float">
            <text:p>131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141" calcext:value-type="float">
            <text:p>14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141" calcext:value-type="float">
            <text:p>14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129" calcext:value-type="float">
            <text:p>129</text:p>
          </table:table-cell>
          <table:table-cell office:value-type="float" office:value="621" calcext:value-type="float">
            <text:p>621</text:p>
          </table:table-cell>
          <table:table-cell table:number-columns-repeated="6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29" calcext:value-type="float">
            <text:p>129</text:p>
          </table:table-cell>
          <table:table-cell office:value-type="float" office:value="621" calcext:value-type="float">
            <text:p>621</text:p>
          </table:table-cell>
          <table:table-cell table:number-columns-repeated="6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129" calcext:value-type="float">
            <text:p>129</text:p>
          </table:table-cell>
          <table:table-cell office:value-type="float" office:value="621" calcext:value-type="float">
            <text:p>621</text:p>
          </table:table-cell>
          <table:table-cell table:number-columns-repeated="6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139" calcext:value-type="float">
            <text:p>139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139" calcext:value-type="float">
            <text:p>139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137" calcext:value-type="float">
            <text:p>137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137" calcext:value-type="float">
            <text:p>137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137" calcext:value-type="float">
            <text:p>137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134" calcext:value-type="float">
            <text:p>134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134" calcext:value-type="float">
            <text:p>134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128" calcext:value-type="float">
            <text:p>12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28" calcext:value-type="float">
            <text:p>12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128" calcext:value-type="float">
            <text:p>12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143" calcext:value-type="float">
            <text:p>143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143" calcext:value-type="float">
            <text:p>143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140" calcext:value-type="float">
            <text:p>140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140" calcext:value-type="float">
            <text:p>140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140" calcext:value-type="float">
            <text:p>140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143" calcext:value-type="float">
            <text:p>143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143" calcext:value-type="float">
            <text:p>143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141" calcext:value-type="float">
            <text:p>141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41" calcext:value-type="float">
            <text:p>141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141" calcext:value-type="float">
            <text:p>141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35" calcext:value-type="float">
            <text:p>13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135" calcext:value-type="float">
            <text:p>13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132" calcext:value-type="float">
            <text:p>13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132" calcext:value-type="float">
            <text:p>13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132" calcext:value-type="float">
            <text:p>13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72" calcext:value-type="float">
            <text:p>7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72" calcext:value-type="float">
            <text:p>7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72" calcext:value-type="float">
            <text:p>7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99" calcext:value-type="float">
            <text:p>99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99" calcext:value-type="float">
            <text:p>99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93" calcext:value-type="float">
            <text:p>93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93" calcext:value-type="float">
            <text:p>93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93" calcext:value-type="float">
            <text:p>93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98" calcext:value-type="float">
            <text:p>9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98" calcext:value-type="float">
            <text:p>9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89" calcext:value-type="float">
            <text:p>8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89" calcext:value-type="float">
            <text:p>8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89" calcext:value-type="float">
            <text:p>8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97" calcext:value-type="float">
            <text:p>97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97" calcext:value-type="float">
            <text:p>97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75" calcext:value-type="float">
            <text:p>75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75" calcext:value-type="float">
            <text:p>75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75" calcext:value-type="float">
            <text:p>75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99" calcext:value-type="float">
            <text:p>99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99" calcext:value-type="float">
            <text:p>99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96" calcext:value-type="float">
            <text:p>96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96" calcext:value-type="float">
            <text:p>96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96" calcext:value-type="float">
            <text:p>96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05" calcext:value-type="float">
            <text:p>105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105" calcext:value-type="float">
            <text:p>105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80" calcext:value-type="float">
            <text:p>8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80" calcext:value-type="float">
            <text:p>8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80" calcext:value-type="float">
            <text:p>8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133" calcext:value-type="float">
            <text:p>133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133" calcext:value-type="float">
            <text:p>133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125" calcext:value-type="float">
            <text:p>125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125" calcext:value-type="float">
            <text:p>125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125" calcext:value-type="float">
            <text:p>125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39" calcext:value-type="float">
            <text:p>139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139" calcext:value-type="float">
            <text:p>139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130" calcext:value-type="float">
            <text:p>130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130" calcext:value-type="float">
            <text:p>130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130" calcext:value-type="float">
            <text:p>130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126" calcext:value-type="float">
            <text:p>126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126" calcext:value-type="float">
            <text:p>126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124" calcext:value-type="float">
            <text:p>12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124" calcext:value-type="float">
            <text:p>12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124" calcext:value-type="float">
            <text:p>12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24" calcext:value-type="float">
            <text:p>12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124" calcext:value-type="float">
            <text:p>12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118" calcext:value-type="float">
            <text:p>11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118" calcext:value-type="float">
            <text:p>11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118" calcext:value-type="float">
            <text:p>11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156" calcext:value-type="float">
            <text:p>156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156" calcext:value-type="float">
            <text:p>156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138" calcext:value-type="float">
            <text:p>138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138" calcext:value-type="float">
            <text:p>138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138" calcext:value-type="float">
            <text:p>138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82" calcext:value-type="float">
            <text:p>82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82" calcext:value-type="float">
            <text:p>82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122" calcext:value-type="float">
            <text:p>122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122" calcext:value-type="float">
            <text:p>122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122" calcext:value-type="float">
            <text:p>122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120" calcext:value-type="float">
            <text:p>12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120" calcext:value-type="float">
            <text:p>12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107" calcext:value-type="float">
            <text:p>10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107" calcext:value-type="float">
            <text:p>10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107" calcext:value-type="float">
            <text:p>10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43" calcext:value-type="float">
            <text:p>143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143" calcext:value-type="float">
            <text:p>143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124" calcext:value-type="float">
            <text:p>124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124" calcext:value-type="float">
            <text:p>124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124" calcext:value-type="float">
            <text:p>124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129" calcext:value-type="float">
            <text:p>129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129" calcext:value-type="float">
            <text:p>129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124" calcext:value-type="float">
            <text:p>124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124" calcext:value-type="float">
            <text:p>124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124" calcext:value-type="float">
            <text:p>124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23" calcext:value-type="float">
            <text:p>12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123" calcext:value-type="float">
            <text:p>12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123" calcext:value-type="float">
            <text:p>12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134" calcext:value-type="float">
            <text:p>134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134" calcext:value-type="float">
            <text:p>134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134" calcext:value-type="float">
            <text:p>134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120" calcext:value-type="float">
            <text:p>120</text:p>
          </table:table-cell>
          <table:table-cell office:value-type="float" office:value="711" calcext:value-type="float">
            <text:p>711</text:p>
          </table:table-cell>
          <table:table-cell table:number-columns-repeated="6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120" calcext:value-type="float">
            <text:p>120</text:p>
          </table:table-cell>
          <table:table-cell office:value-type="float" office:value="711" calcext:value-type="float">
            <text:p>711</text:p>
          </table:table-cell>
          <table:table-cell table:number-columns-repeated="6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32" calcext:value-type="float">
            <text:p>132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132" calcext:value-type="float">
            <text:p>132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132" calcext:value-type="float">
            <text:p>132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126" calcext:value-type="float">
            <text:p>126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126" calcext:value-type="float">
            <text:p>126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115" calcext:value-type="float">
            <text:p>115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115" calcext:value-type="float">
            <text:p>115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115" calcext:value-type="float">
            <text:p>115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111" calcext:value-type="float">
            <text:p>11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111" calcext:value-type="float">
            <text:p>11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23" calcext:value-type="float">
            <text:p>123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123" calcext:value-type="float">
            <text:p>123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123" calcext:value-type="float">
            <text:p>123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129" calcext:value-type="float">
            <text:p>12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129" calcext:value-type="float">
            <text:p>12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129" calcext:value-type="float">
            <text:p>129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129" calcext:value-type="float">
            <text:p>129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129" calcext:value-type="float">
            <text:p>129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123" calcext:value-type="float">
            <text:p>123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123" calcext:value-type="float">
            <text:p>123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111" calcext:value-type="float">
            <text:p>111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111" calcext:value-type="float">
            <text:p>111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126" calcext:value-type="float">
            <text:p>126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126" calcext:value-type="float">
            <text:p>126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126" calcext:value-type="float">
            <text:p>126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130" calcext:value-type="float">
            <text:p>130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130" calcext:value-type="float">
            <text:p>130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18" calcext:value-type="float">
            <text:p>11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118" calcext:value-type="float">
            <text:p>11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118" calcext:value-type="float">
            <text:p>11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119" calcext:value-type="float">
            <text:p>119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119" calcext:value-type="float">
            <text:p>119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117" calcext:value-type="float">
            <text:p>117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117" calcext:value-type="float">
            <text:p>117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117" calcext:value-type="float">
            <text:p>117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143" calcext:value-type="float">
            <text:p>14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143" calcext:value-type="float">
            <text:p>14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24" calcext:value-type="float">
            <text:p>12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124" calcext:value-type="float">
            <text:p>12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124" calcext:value-type="float">
            <text:p>12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120" calcext:value-type="float">
            <text:p>120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120" calcext:value-type="float">
            <text:p>120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120" calcext:value-type="float">
            <text:p>12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120" calcext:value-type="float">
            <text:p>12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120" calcext:value-type="float">
            <text:p>12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126" calcext:value-type="float">
            <text:p>126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126" calcext:value-type="float">
            <text:p>126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13" calcext:value-type="float">
            <text:p>113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113" calcext:value-type="float">
            <text:p>113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113" calcext:value-type="float">
            <text:p>113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134" calcext:value-type="float">
            <text:p>134</text:p>
          </table:table-cell>
          <table:table-cell office:value-type="float" office:value="634" calcext:value-type="float">
            <text:p>634</text:p>
          </table:table-cell>
          <table:table-cell table:number-columns-repeated="6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134" calcext:value-type="float">
            <text:p>134</text:p>
          </table:table-cell>
          <table:table-cell office:value-type="float" office:value="634" calcext:value-type="float">
            <text:p>634</text:p>
          </table:table-cell>
          <table:table-cell table:number-columns-repeated="6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123" calcext:value-type="float">
            <text:p>12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123" calcext:value-type="float">
            <text:p>12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123" calcext:value-type="float">
            <text:p>12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127" calcext:value-type="float">
            <text:p>127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127" calcext:value-type="float">
            <text:p>127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28" calcext:value-type="float">
            <text:p>12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128" calcext:value-type="float">
            <text:p>12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128" calcext:value-type="float">
            <text:p>12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114" calcext:value-type="float">
            <text:p>114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14" calcext:value-type="float">
            <text:p>114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148" calcext:value-type="float">
            <text:p>148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148" calcext:value-type="float">
            <text:p>148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148" calcext:value-type="float">
            <text:p>148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117" calcext:value-type="float">
            <text:p>117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117" calcext:value-type="float">
            <text:p>117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17" calcext:value-type="float">
            <text:p>117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122" calcext:value-type="float">
            <text:p>122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122" calcext:value-type="float">
            <text:p>122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120" calcext:value-type="float">
            <text:p>120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120" calcext:value-type="float">
            <text:p>120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120" calcext:value-type="float">
            <text:p>120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117" calcext:value-type="float">
            <text:p>117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117" calcext:value-type="float">
            <text:p>117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136" calcext:value-type="float">
            <text:p>13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136" calcext:value-type="float">
            <text:p>13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36" calcext:value-type="float">
            <text:p>13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139" calcext:value-type="float">
            <text:p>139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139" calcext:value-type="float">
            <text:p>139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141" calcext:value-type="float">
            <text:p>141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141" calcext:value-type="float">
            <text:p>141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141" calcext:value-type="float">
            <text:p>141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131" calcext:value-type="float">
            <text:p>131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131" calcext:value-type="float">
            <text:p>131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139" calcext:value-type="float">
            <text:p>139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139" calcext:value-type="float">
            <text:p>139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39" calcext:value-type="float">
            <text:p>139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128" calcext:value-type="float">
            <text:p>12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128" calcext:value-type="float">
            <text:p>12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120" calcext:value-type="float">
            <text:p>120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120" calcext:value-type="float">
            <text:p>120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120" calcext:value-type="float">
            <text:p>120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137" calcext:value-type="float">
            <text:p>137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137" calcext:value-type="float">
            <text:p>137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133" calcext:value-type="float">
            <text:p>133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133" calcext:value-type="float">
            <text:p>133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133" calcext:value-type="float">
            <text:p>133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126" calcext:value-type="float">
            <text:p>12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126" calcext:value-type="float">
            <text:p>12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123" calcext:value-type="float">
            <text:p>123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123" calcext:value-type="float">
            <text:p>123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23" calcext:value-type="float">
            <text:p>123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130" calcext:value-type="float">
            <text:p>130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130" calcext:value-type="float">
            <text:p>130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134" calcext:value-type="float">
            <text:p>134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134" calcext:value-type="float">
            <text:p>134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134" calcext:value-type="float">
            <text:p>134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132" calcext:value-type="float">
            <text:p>13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132" calcext:value-type="float">
            <text:p>13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126" calcext:value-type="float">
            <text:p>126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126" calcext:value-type="float">
            <text:p>126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26" calcext:value-type="float">
            <text:p>126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121" calcext:value-type="float">
            <text:p>121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121" calcext:value-type="float">
            <text:p>121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151" calcext:value-type="float">
            <text:p>151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151" calcext:value-type="float">
            <text:p>151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151" calcext:value-type="float">
            <text:p>151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139" calcext:value-type="float">
            <text:p>139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139" calcext:value-type="float">
            <text:p>139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136" calcext:value-type="float">
            <text:p>13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136" calcext:value-type="float">
            <text:p>13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36" calcext:value-type="float">
            <text:p>13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150" calcext:value-type="float">
            <text:p>150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150" calcext:value-type="float">
            <text:p>150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144" calcext:value-type="float">
            <text:p>144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144" calcext:value-type="float">
            <text:p>144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44" calcext:value-type="float">
            <text:p>144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139" calcext:value-type="float">
            <text:p>13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139" calcext:value-type="float">
            <text:p>13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274" calcext:value-type="float">
            <text:p>27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274" calcext:value-type="float">
            <text:p>27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274" calcext:value-type="float">
            <text:p>27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117" calcext:value-type="float">
            <text:p>117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17" calcext:value-type="float">
            <text:p>117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17" calcext:value-type="float">
            <text:p>117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113" calcext:value-type="float">
            <text:p>11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13" calcext:value-type="float">
            <text:p>11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103" calcext:value-type="float">
            <text:p>10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103" calcext:value-type="float">
            <text:p>10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103" calcext:value-type="float">
            <text:p>10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140" calcext:value-type="float">
            <text:p>14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140" calcext:value-type="float">
            <text:p>14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117" calcext:value-type="float">
            <text:p>117</text:p>
          </table:table-cell>
          <table:table-cell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117" calcext:value-type="float">
            <text:p>117</text:p>
          </table:table-cell>
          <table:table-cell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17" calcext:value-type="float">
            <text:p>117</text:p>
          </table:table-cell>
          <table:table-cell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122" calcext:value-type="float">
            <text:p>12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22" calcext:value-type="float">
            <text:p>12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130" calcext:value-type="float">
            <text:p>13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130" calcext:value-type="float">
            <text:p>13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130" calcext:value-type="float">
            <text:p>13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125" calcext:value-type="float">
            <text:p>125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125" calcext:value-type="float">
            <text:p>125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120" calcext:value-type="float">
            <text:p>12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120" calcext:value-type="float">
            <text:p>12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120" calcext:value-type="float">
            <text:p>12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137" calcext:value-type="float">
            <text:p>137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37" calcext:value-type="float">
            <text:p>137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126" calcext:value-type="float">
            <text:p>126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26" calcext:value-type="float">
            <text:p>126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126" calcext:value-type="float">
            <text:p>126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129" calcext:value-type="float">
            <text:p>12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129" calcext:value-type="float">
            <text:p>12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123" calcext:value-type="float">
            <text:p>123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123" calcext:value-type="float">
            <text:p>123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123" calcext:value-type="float">
            <text:p>123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113" calcext:value-type="float">
            <text:p>11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13" calcext:value-type="float">
            <text:p>11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119" calcext:value-type="float">
            <text:p>119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119" calcext:value-type="float">
            <text:p>119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119" calcext:value-type="float">
            <text:p>119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75" calcext:value-type="float">
            <text:p>75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75" calcext:value-type="float">
            <text:p>75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95" calcext:value-type="float">
            <text:p>95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95" calcext:value-type="float">
            <text:p>95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95" calcext:value-type="float">
            <text:p>95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94" calcext:value-type="float">
            <text:p>94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94" calcext:value-type="float">
            <text:p>94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92" calcext:value-type="float">
            <text:p>9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92" calcext:value-type="float">
            <text:p>9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92" calcext:value-type="float">
            <text:p>9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87" calcext:value-type="float">
            <text:p>87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87" calcext:value-type="float">
            <text:p>87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87" calcext:value-type="float">
            <text:p>87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77" calcext:value-type="float">
            <text:p>77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77" calcext:value-type="float">
            <text:p>77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99" calcext:value-type="float">
            <text:p>99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99" calcext:value-type="float">
            <text:p>99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99" calcext:value-type="float">
            <text:p>99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92" calcext:value-type="float">
            <text:p>92</text:p>
          </table:table-cell>
          <table:table-cell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92" calcext:value-type="float">
            <text:p>92</text:p>
          </table:table-cell>
          <table:table-cell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98" calcext:value-type="float">
            <text:p>9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98" calcext:value-type="float">
            <text:p>9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87" calcext:value-type="float">
            <text:p>87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87" calcext:value-type="float">
            <text:p>87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87" calcext:value-type="float">
            <text:p>87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82" calcext:value-type="float">
            <text:p>8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82" calcext:value-type="float">
            <text:p>8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84" calcext:value-type="float">
            <text:p>84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84" calcext:value-type="float">
            <text:p>84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84" calcext:value-type="float">
            <text:p>84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87" calcext:value-type="float">
            <text:p>87</text:p>
          </table:table-cell>
          <table:table-cell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87" calcext:value-type="float">
            <text:p>87</text:p>
          </table:table-cell>
          <table:table-cell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87" calcext:value-type="float">
            <text:p>87</text:p>
          </table:table-cell>
          <table:table-cell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104" calcext:value-type="float">
            <text:p>104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104" calcext:value-type="float">
            <text:p>104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94" calcext:value-type="float">
            <text:p>9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94" calcext:value-type="float">
            <text:p>9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94" calcext:value-type="float">
            <text:p>9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76" calcext:value-type="float">
            <text:p>76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76" calcext:value-type="float">
            <text:p>76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83" calcext:value-type="float">
            <text:p>83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83" calcext:value-type="float">
            <text:p>83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83" calcext:value-type="float">
            <text:p>83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79" calcext:value-type="float">
            <text:p>79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79" calcext:value-type="float">
            <text:p>79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95" calcext:value-type="float">
            <text:p>95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95" calcext:value-type="float">
            <text:p>95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95" calcext:value-type="float">
            <text:p>95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87" calcext:value-type="float">
            <text:p>87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87" calcext:value-type="float">
            <text:p>87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97" calcext:value-type="float">
            <text:p>97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97" calcext:value-type="float">
            <text:p>97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97" calcext:value-type="float">
            <text:p>97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89" calcext:value-type="float">
            <text:p>8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89" calcext:value-type="float">
            <text:p>8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93" calcext:value-type="float">
            <text:p>93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93" calcext:value-type="float">
            <text:p>93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93" calcext:value-type="float">
            <text:p>93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69" calcext:value-type="float">
            <text:p>69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69" calcext:value-type="float">
            <text:p>69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98" calcext:value-type="float">
            <text:p>98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98" calcext:value-type="float">
            <text:p>98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98" calcext:value-type="float">
            <text:p>98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91" calcext:value-type="float">
            <text:p>91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91" calcext:value-type="float">
            <text:p>91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94" calcext:value-type="float">
            <text:p>9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94" calcext:value-type="float">
            <text:p>9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94" calcext:value-type="float">
            <text:p>9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93" calcext:value-type="float">
            <text:p>93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93" calcext:value-type="float">
            <text:p>93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85" calcext:value-type="float">
            <text:p>85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85" calcext:value-type="float">
            <text:p>85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85" calcext:value-type="float">
            <text:p>85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100" calcext:value-type="float">
            <text:p>100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100" calcext:value-type="float">
            <text:p>100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95" calcext:value-type="float">
            <text:p>95</text:p>
          </table:table-cell>
          <table:table-cell office:value-type="float" office:value="632" calcext:value-type="float">
            <text:p>632</text:p>
          </table:table-cell>
          <table:table-cell table:number-columns-repeated="6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95" calcext:value-type="float">
            <text:p>95</text:p>
          </table:table-cell>
          <table:table-cell office:value-type="float" office:value="632" calcext:value-type="float">
            <text:p>632</text:p>
          </table:table-cell>
          <table:table-cell table:number-columns-repeated="6"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95" calcext:value-type="float">
            <text:p>95</text:p>
          </table:table-cell>
          <table:table-cell office:value-type="float" office:value="632" calcext:value-type="float">
            <text:p>632</text:p>
          </table:table-cell>
          <table:table-cell table:number-columns-repeated="6"/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74" calcext:value-type="float">
            <text:p>7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74" calcext:value-type="float">
            <text:p>7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89" calcext:value-type="float">
            <text:p>8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89" calcext:value-type="float">
            <text:p>8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89" calcext:value-type="float">
            <text:p>8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94" calcext:value-type="float">
            <text:p>94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94" calcext:value-type="float">
            <text:p>94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84" calcext:value-type="float">
            <text:p>8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84" calcext:value-type="float">
            <text:p>8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84" calcext:value-type="float">
            <text:p>8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127" calcext:value-type="float">
            <text:p>127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127" calcext:value-type="float">
            <text:p>127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93" calcext:value-type="float">
            <text:p>93</text:p>
          </table:table-cell>
          <table:table-cell office:value-type="float" office:value="617" calcext:value-type="float">
            <text:p>617</text:p>
          </table:table-cell>
          <table:table-cell table:number-columns-repeated="6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3" calcext:value-type="float">
            <text:p>93</text:p>
          </table:table-cell>
          <table:table-cell office:value-type="float" office:value="617" calcext:value-type="float">
            <text:p>617</text:p>
          </table:table-cell>
          <table:table-cell table:number-columns-repeated="6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93" calcext:value-type="float">
            <text:p>93</text:p>
          </table:table-cell>
          <table:table-cell office:value-type="float" office:value="617" calcext:value-type="float">
            <text:p>617</text:p>
          </table:table-cell>
          <table:table-cell table:number-columns-repeated="6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85" calcext:value-type="float">
            <text:p>85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85" calcext:value-type="float">
            <text:p>85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92" calcext:value-type="float">
            <text:p>9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92" calcext:value-type="float">
            <text:p>9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92" calcext:value-type="float">
            <text:p>9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90" calcext:value-type="float">
            <text:p>9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90" calcext:value-type="float">
            <text:p>90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79" calcext:value-type="float">
            <text:p>79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79" calcext:value-type="float">
            <text:p>79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79" calcext:value-type="float">
            <text:p>79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100" calcext:value-type="float">
            <text:p>100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100" calcext:value-type="float">
            <text:p>100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100" calcext:value-type="float">
            <text:p>100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91" calcext:value-type="float">
            <text:p>91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91" calcext:value-type="float">
            <text:p>91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89" calcext:value-type="float">
            <text:p>89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89" calcext:value-type="float">
            <text:p>89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89" calcext:value-type="float">
            <text:p>89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99" calcext:value-type="float">
            <text:p>9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99" calcext:value-type="float">
            <text:p>9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75" calcext:value-type="float">
            <text:p>75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75" calcext:value-type="float">
            <text:p>75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75" calcext:value-type="float">
            <text:p>75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76" calcext:value-type="float">
            <text:p>76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76" calcext:value-type="float">
            <text:p>76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107" calcext:value-type="float">
            <text:p>107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107" calcext:value-type="float">
            <text:p>107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107" calcext:value-type="float">
            <text:p>107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70" calcext:value-type="float">
            <text:p>70</text:p>
          </table:table-cell>
          <table:table-cell office:value-type="float" office:value="773" calcext:value-type="float">
            <text:p>773</text:p>
          </table:table-cell>
          <table:table-cell table:number-columns-repeated="6"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70" calcext:value-type="float">
            <text:p>70</text:p>
          </table:table-cell>
          <table:table-cell office:value-type="float" office:value="773" calcext:value-type="float">
            <text:p>773</text:p>
          </table:table-cell>
          <table:table-cell table:number-columns-repeated="6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86" calcext:value-type="float">
            <text:p>86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86" calcext:value-type="float">
            <text:p>86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86" calcext:value-type="float">
            <text:p>86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82" calcext:value-type="float">
            <text:p>82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82" calcext:value-type="float">
            <text:p>82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74" calcext:value-type="float">
            <text:p>7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74" calcext:value-type="float">
            <text:p>7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94" calcext:value-type="float">
            <text:p>94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94" calcext:value-type="float">
            <text:p>94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94" calcext:value-type="float">
            <text:p>94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83" calcext:value-type="float">
            <text:p>83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83" calcext:value-type="float">
            <text:p>83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78" calcext:value-type="float">
            <text:p>7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78" calcext:value-type="float">
            <text:p>7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76" calcext:value-type="float">
            <text:p>7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76" calcext:value-type="float">
            <text:p>7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76" calcext:value-type="float">
            <text:p>7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64" calcext:value-type="float">
            <text:p>64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64" calcext:value-type="float">
            <text:p>64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106" calcext:value-type="float">
            <text:p>106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106" calcext:value-type="float">
            <text:p>106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106" calcext:value-type="float">
            <text:p>106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26" calcext:value-type="float">
            <text:p>126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126" calcext:value-type="float">
            <text:p>126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132" calcext:value-type="float">
            <text:p>13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132" calcext:value-type="float">
            <text:p>13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132" calcext:value-type="float">
            <text:p>13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144" calcext:value-type="float">
            <text:p>14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144" calcext:value-type="float">
            <text:p>14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126" calcext:value-type="float">
            <text:p>126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126" calcext:value-type="float">
            <text:p>126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126" calcext:value-type="float">
            <text:p>126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15" calcext:value-type="float">
            <text:p>11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115" calcext:value-type="float">
            <text:p>11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114" calcext:value-type="float">
            <text:p>114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114" calcext:value-type="float">
            <text:p>114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14" calcext:value-type="float">
            <text:p>114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148" calcext:value-type="float">
            <text:p>148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148" calcext:value-type="float">
            <text:p>148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137" calcext:value-type="float">
            <text:p>137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37" calcext:value-type="float">
            <text:p>137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137" calcext:value-type="float">
            <text:p>137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24" calcext:value-type="float">
            <text:p>124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124" calcext:value-type="float">
            <text:p>124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137" calcext:value-type="float">
            <text:p>137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137" calcext:value-type="float">
            <text:p>137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137" calcext:value-type="float">
            <text:p>137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133" calcext:value-type="float">
            <text:p>133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133" calcext:value-type="float">
            <text:p>133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133" calcext:value-type="float">
            <text:p>133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131" calcext:value-type="float">
            <text:p>131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131" calcext:value-type="float">
            <text:p>131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63" calcext:value-type="float">
            <text:p>163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163" calcext:value-type="float">
            <text:p>163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163" calcext:value-type="float">
            <text:p>163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134" calcext:value-type="float">
            <text:p>134</text:p>
          </table:table-cell>
          <table:table-cell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134" calcext:value-type="float">
            <text:p>134</text:p>
          </table:table-cell>
          <table:table-cell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142" calcext:value-type="float">
            <text:p>14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142" calcext:value-type="float">
            <text:p>14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142" calcext:value-type="float">
            <text:p>14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122" calcext:value-type="float">
            <text:p>122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122" calcext:value-type="float">
            <text:p>122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14" calcext:value-type="float">
            <text:p>11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114" calcext:value-type="float">
            <text:p>11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114" calcext:value-type="float">
            <text:p>114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110" calcext:value-type="float">
            <text:p>110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110" calcext:value-type="float">
            <text:p>110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142" calcext:value-type="float">
            <text:p>14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142" calcext:value-type="float">
            <text:p>14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142" calcext:value-type="float">
            <text:p>14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123" calcext:value-type="float">
            <text:p>12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123" calcext:value-type="float">
            <text:p>12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17" calcext:value-type="float">
            <text:p>117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117" calcext:value-type="float">
            <text:p>117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117" calcext:value-type="float">
            <text:p>117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114" calcext:value-type="float">
            <text:p>114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114" calcext:value-type="float">
            <text:p>114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118" calcext:value-type="float">
            <text:p>118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118" calcext:value-type="float">
            <text:p>118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118" calcext:value-type="float">
            <text:p>118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153" calcext:value-type="float">
            <text:p>15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153" calcext:value-type="float">
            <text:p>15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70" calcext:value-type="float">
            <text:p>70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70" calcext:value-type="float">
            <text:p>70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70" calcext:value-type="float">
            <text:p>70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136" calcext:value-type="float">
            <text:p>136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136" calcext:value-type="float">
            <text:p>136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136" calcext:value-type="float">
            <text:p>136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136" calcext:value-type="float">
            <text:p>136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136" calcext:value-type="float">
            <text:p>136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97" calcext:value-type="float">
            <text:p>97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97" calcext:value-type="float">
            <text:p>97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32" calcext:value-type="float">
            <text:p>13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132" calcext:value-type="float">
            <text:p>13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132" calcext:value-type="float">
            <text:p>13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156" calcext:value-type="float">
            <text:p>156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156" calcext:value-type="float">
            <text:p>156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129" calcext:value-type="float">
            <text:p>129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129" calcext:value-type="float">
            <text:p>129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129" calcext:value-type="float">
            <text:p>129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137" calcext:value-type="float">
            <text:p>137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137" calcext:value-type="float">
            <text:p>137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14" calcext:value-type="float">
            <text:p>114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114" calcext:value-type="float">
            <text:p>114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114" calcext:value-type="float">
            <text:p>114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122" calcext:value-type="float">
            <text:p>122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122" calcext:value-type="float">
            <text:p>122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131" calcext:value-type="float">
            <text:p>13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131" calcext:value-type="float">
            <text:p>13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131" calcext:value-type="float">
            <text:p>13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126" calcext:value-type="float">
            <text:p>126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126" calcext:value-type="float">
            <text:p>126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25" calcext:value-type="float">
            <text:p>125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125" calcext:value-type="float">
            <text:p>125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125" calcext:value-type="float">
            <text:p>125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130" calcext:value-type="float">
            <text:p>130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130" calcext:value-type="float">
            <text:p>130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129" calcext:value-type="float">
            <text:p>129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129" calcext:value-type="float">
            <text:p>129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129" calcext:value-type="float">
            <text:p>129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114" calcext:value-type="float">
            <text:p>11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114" calcext:value-type="float">
            <text:p>11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48" calcext:value-type="float">
            <text:p>14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148" calcext:value-type="float">
            <text:p>14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148" calcext:value-type="float">
            <text:p>14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132" calcext:value-type="float">
            <text:p>132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132" calcext:value-type="float">
            <text:p>132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132" calcext:value-type="float">
            <text:p>132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132" calcext:value-type="float">
            <text:p>132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132" calcext:value-type="float">
            <text:p>132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130" calcext:value-type="float">
            <text:p>13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130" calcext:value-type="float">
            <text:p>13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30" calcext:value-type="float">
            <text:p>13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121" calcext:value-type="float">
            <text:p>121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121" calcext:value-type="float">
            <text:p>121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121" calcext:value-type="float">
            <text:p>121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146" calcext:value-type="float">
            <text:p>146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146" calcext:value-type="float">
            <text:p>146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119" calcext:value-type="float">
            <text:p>119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119" calcext:value-type="float">
            <text:p>119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19" calcext:value-type="float">
            <text:p>119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117" calcext:value-type="float">
            <text:p>117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117" calcext:value-type="float">
            <text:p>117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118" calcext:value-type="float">
            <text:p>118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118" calcext:value-type="float">
            <text:p>118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118" calcext:value-type="float">
            <text:p>118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114" calcext:value-type="float">
            <text:p>114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114" calcext:value-type="float">
            <text:p>114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132" calcext:value-type="float">
            <text:p>13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132" calcext:value-type="float">
            <text:p>13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32" calcext:value-type="float">
            <text:p>132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125" calcext:value-type="float">
            <text:p>125</text:p>
          </table:table-cell>
          <table:table-cell office:value-type="float" office:value="727" calcext:value-type="float">
            <text:p>727</text:p>
          </table:table-cell>
          <table:table-cell table:number-columns-repeated="6"/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125" calcext:value-type="float">
            <text:p>125</text:p>
          </table:table-cell>
          <table:table-cell office:value-type="float" office:value="727" calcext:value-type="float">
            <text:p>727</text:p>
          </table:table-cell>
          <table:table-cell table:number-columns-repeated="6"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114" calcext:value-type="float">
            <text:p>114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114" calcext:value-type="float">
            <text:p>114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114" calcext:value-type="float">
            <text:p>114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126" calcext:value-type="float">
            <text:p>126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126" calcext:value-type="float">
            <text:p>126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135" calcext:value-type="float">
            <text:p>135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135" calcext:value-type="float">
            <text:p>135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35" calcext:value-type="float">
            <text:p>135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114" calcext:value-type="float">
            <text:p>11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114" calcext:value-type="float">
            <text:p>114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135" calcext:value-type="float">
            <text:p>135</text:p>
          </table:table-cell>
          <table:table-cell office:value-type="float" office:value="610" calcext:value-type="float">
            <text:p>610</text:p>
          </table:table-cell>
          <table:table-cell table:number-columns-repeated="6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135" calcext:value-type="float">
            <text:p>135</text:p>
          </table:table-cell>
          <table:table-cell office:value-type="float" office:value="610" calcext:value-type="float">
            <text:p>610</text:p>
          </table:table-cell>
          <table:table-cell table:number-columns-repeated="6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135" calcext:value-type="float">
            <text:p>135</text:p>
          </table:table-cell>
          <table:table-cell office:value-type="float" office:value="610" calcext:value-type="float">
            <text:p>610</text:p>
          </table:table-cell>
          <table:table-cell table:number-columns-repeated="6"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121" calcext:value-type="float">
            <text:p>121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121" calcext:value-type="float">
            <text:p>121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128" calcext:value-type="float">
            <text:p>128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128" calcext:value-type="float">
            <text:p>128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28" calcext:value-type="float">
            <text:p>128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128" calcext:value-type="float">
            <text:p>12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128" calcext:value-type="float">
            <text:p>128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132" calcext:value-type="float">
            <text:p>132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132" calcext:value-type="float">
            <text:p>132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32" calcext:value-type="float">
            <text:p>132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132" calcext:value-type="float">
            <text:p>132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132" calcext:value-type="float">
            <text:p>132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135" calcext:value-type="float">
            <text:p>13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135" calcext:value-type="float">
            <text:p>13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135" calcext:value-type="float">
            <text:p>13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131" calcext:value-type="float">
            <text:p>131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131" calcext:value-type="float">
            <text:p>131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164" calcext:value-type="float">
            <text:p>164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164" calcext:value-type="float">
            <text:p>164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135" calcext:value-type="float">
            <text:p>135</text:p>
          </table:table-cell>
          <table:table-cell office:value-type="float" office:value="627" calcext:value-type="float">
            <text:p>627</text:p>
          </table:table-cell>
          <table:table-cell table:number-columns-repeated="6"/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135" calcext:value-type="float">
            <text:p>135</text:p>
          </table:table-cell>
          <table:table-cell office:value-type="float" office:value="627" calcext:value-type="float">
            <text:p>627</text:p>
          </table:table-cell>
          <table:table-cell table:number-columns-repeated="6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135" calcext:value-type="float">
            <text:p>135</text:p>
          </table:table-cell>
          <table:table-cell office:value-type="float" office:value="627" calcext:value-type="float">
            <text:p>627</text:p>
          </table:table-cell>
          <table:table-cell table:number-columns-repeated="6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134" calcext:value-type="float">
            <text:p>134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134" calcext:value-type="float">
            <text:p>134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130" calcext:value-type="float">
            <text:p>13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130" calcext:value-type="float">
            <text:p>13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30" calcext:value-type="float">
            <text:p>13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132" calcext:value-type="float">
            <text:p>132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132" calcext:value-type="float">
            <text:p>132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132" calcext:value-type="float">
            <text:p>132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125" calcext:value-type="float">
            <text:p>125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125" calcext:value-type="float">
            <text:p>125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140" calcext:value-type="float">
            <text:p>140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140" calcext:value-type="float">
            <text:p>140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140" calcext:value-type="float">
            <text:p>140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125" calcext:value-type="float">
            <text:p>125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25" calcext:value-type="float">
            <text:p>125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132" calcext:value-type="float">
            <text:p>132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132" calcext:value-type="float">
            <text:p>132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132" calcext:value-type="float">
            <text:p>132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122" calcext:value-type="float">
            <text:p>122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122" calcext:value-type="float">
            <text:p>122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128" calcext:value-type="float">
            <text:p>12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128" calcext:value-type="float">
            <text:p>12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128" calcext:value-type="float">
            <text:p>12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113" calcext:value-type="float">
            <text:p>113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13" calcext:value-type="float">
            <text:p>113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120" calcext:value-type="float">
            <text:p>12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120" calcext:value-type="float">
            <text:p>12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120" calcext:value-type="float">
            <text:p>120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148" calcext:value-type="float">
            <text:p>148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148" calcext:value-type="float">
            <text:p>148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130" calcext:value-type="float">
            <text:p>130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30" calcext:value-type="float">
            <text:p>130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123" calcext:value-type="float">
            <text:p>12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123" calcext:value-type="float">
            <text:p>12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123" calcext:value-type="float">
            <text:p>12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118" calcext:value-type="float">
            <text:p>11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118" calcext:value-type="float">
            <text:p>118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119" calcext:value-type="float">
            <text:p>119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119" calcext:value-type="float">
            <text:p>119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119" calcext:value-type="float">
            <text:p>119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122" calcext:value-type="float">
            <text:p>12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22" calcext:value-type="float">
            <text:p>122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135" calcext:value-type="float">
            <text:p>135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135" calcext:value-type="float">
            <text:p>135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135" calcext:value-type="float">
            <text:p>135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125" calcext:value-type="float">
            <text:p>125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125" calcext:value-type="float">
            <text:p>125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112" calcext:value-type="float">
            <text:p>112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112" calcext:value-type="float">
            <text:p>112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112" calcext:value-type="float">
            <text:p>112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121" calcext:value-type="float">
            <text:p>121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21" calcext:value-type="float">
            <text:p>121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119" calcext:value-type="float">
            <text:p>119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119" calcext:value-type="float">
            <text:p>119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119" calcext:value-type="float">
            <text:p>119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120" calcext:value-type="float">
            <text:p>120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120" calcext:value-type="float">
            <text:p>120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132" calcext:value-type="float">
            <text:p>132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132" calcext:value-type="float">
            <text:p>132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132" calcext:value-type="float">
            <text:p>132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127" calcext:value-type="float">
            <text:p>127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27" calcext:value-type="float">
            <text:p>127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124" calcext:value-type="float">
            <text:p>12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124" calcext:value-type="float">
            <text:p>12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124" calcext:value-type="float">
            <text:p>12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107" calcext:value-type="float">
            <text:p>107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107" calcext:value-type="float">
            <text:p>107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117" calcext:value-type="float">
            <text:p>11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117" calcext:value-type="float">
            <text:p>11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117" calcext:value-type="float">
            <text:p>11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121" calcext:value-type="float">
            <text:p>121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21" calcext:value-type="float">
            <text:p>121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163" calcext:value-type="float">
            <text:p>163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163" calcext:value-type="float">
            <text:p>163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163" calcext:value-type="float">
            <text:p>163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126" calcext:value-type="float">
            <text:p>126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26" calcext:value-type="float">
            <text:p>126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126" calcext:value-type="float">
            <text:p>126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124" calcext:value-type="float">
            <text:p>124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124" calcext:value-type="float">
            <text:p>124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115" calcext:value-type="float">
            <text:p>115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115" calcext:value-type="float">
            <text:p>115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115" calcext:value-type="float">
            <text:p>115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135" calcext:value-type="float">
            <text:p>13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135" calcext:value-type="float">
            <text:p>13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127" calcext:value-type="float">
            <text:p>127</text:p>
          </table:table-cell>
          <table:table-cell office:value-type="float" office:value="607" calcext:value-type="float">
            <text:p>607</text:p>
          </table:table-cell>
          <table:table-cell table:number-columns-repeated="6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27" calcext:value-type="float">
            <text:p>127</text:p>
          </table:table-cell>
          <table:table-cell office:value-type="float" office:value="607" calcext:value-type="float">
            <text:p>607</text:p>
          </table:table-cell>
          <table:table-cell table:number-columns-repeated="6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127" calcext:value-type="float">
            <text:p>127</text:p>
          </table:table-cell>
          <table:table-cell office:value-type="float" office:value="607" calcext:value-type="float">
            <text:p>607</text:p>
          </table:table-cell>
          <table:table-cell table:number-columns-repeated="6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124" calcext:value-type="float">
            <text:p>124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124" calcext:value-type="float">
            <text:p>124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126" calcext:value-type="float">
            <text:p>126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126" calcext:value-type="float">
            <text:p>126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126" calcext:value-type="float">
            <text:p>126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120" calcext:value-type="float">
            <text:p>12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120" calcext:value-type="float">
            <text:p>12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95" calcext:value-type="float">
            <text:p>9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95" calcext:value-type="float">
            <text:p>9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95" calcext:value-type="float">
            <text:p>9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144" calcext:value-type="float">
            <text:p>144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144" calcext:value-type="float">
            <text:p>144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116" calcext:value-type="float">
            <text:p>116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116" calcext:value-type="float">
            <text:p>116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116" calcext:value-type="float">
            <text:p>116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125" calcext:value-type="float">
            <text:p>125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125" calcext:value-type="float">
            <text:p>125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121" calcext:value-type="float">
            <text:p>121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21" calcext:value-type="float">
            <text:p>121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121" calcext:value-type="float">
            <text:p>121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131" calcext:value-type="float">
            <text:p>131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131" calcext:value-type="float">
            <text:p>131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118" calcext:value-type="float">
            <text:p>118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118" calcext:value-type="float">
            <text:p>118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118" calcext:value-type="float">
            <text:p>118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143" calcext:value-type="float">
            <text:p>14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143" calcext:value-type="float">
            <text:p>14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116" calcext:value-type="float">
            <text:p>116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16" calcext:value-type="float">
            <text:p>116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116" calcext:value-type="float">
            <text:p>116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float" office:value="117" calcext:value-type="float">
            <text:p>117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117" calcext:value-type="float">
            <text:p>117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115" calcext:value-type="float">
            <text:p>115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115" calcext:value-type="float">
            <text:p>115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115" calcext:value-type="float">
            <text:p>115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117" calcext:value-type="float">
            <text:p>117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117" calcext:value-type="float">
            <text:p>117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105" calcext:value-type="float">
            <text:p>105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05" calcext:value-type="float">
            <text:p>105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105" calcext:value-type="float">
            <text:p>105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142" calcext:value-type="float">
            <text:p>142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142" calcext:value-type="float">
            <text:p>142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118" calcext:value-type="float">
            <text:p>118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118" calcext:value-type="float">
            <text:p>118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118" calcext:value-type="float">
            <text:p>118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136" calcext:value-type="float">
            <text:p>136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136" calcext:value-type="float">
            <text:p>136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83" calcext:value-type="float">
            <text:p>8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83" calcext:value-type="float">
            <text:p>8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83" calcext:value-type="float">
            <text:p>8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78" calcext:value-type="float">
            <text:p>7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78" calcext:value-type="float">
            <text:p>7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64" calcext:value-type="float">
            <text:p>64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64" calcext:value-type="float">
            <text:p>64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64" calcext:value-type="float">
            <text:p>64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112" calcext:value-type="float">
            <text:p>112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112" calcext:value-type="float">
            <text:p>112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88" calcext:value-type="float">
            <text:p>8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88" calcext:value-type="float">
            <text:p>8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88" calcext:value-type="float">
            <text:p>8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90" calcext:value-type="float">
            <text:p>90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90" calcext:value-type="float">
            <text:p>90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90" calcext:value-type="float">
            <text:p>90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95" calcext:value-type="float">
            <text:p>95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95" calcext:value-type="float">
            <text:p>95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88" calcext:value-type="float">
            <text:p>88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88" calcext:value-type="float">
            <text:p>88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88" calcext:value-type="float">
            <text:p>88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2" calcext:value-type="float">
            <text:p>9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92" calcext:value-type="float">
            <text:p>9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01" calcext:value-type="float">
            <text:p>101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101" calcext:value-type="float">
            <text:p>101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101" calcext:value-type="float">
            <text:p>101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91" calcext:value-type="float">
            <text:p>91</text:p>
          </table:table-cell>
          <table:table-cell office:value-type="float" office:value="713" calcext:value-type="float">
            <text:p>713</text:p>
          </table:table-cell>
          <table:table-cell table:number-columns-repeated="6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91" calcext:value-type="float">
            <text:p>91</text:p>
          </table:table-cell>
          <table:table-cell office:value-type="float" office:value="713" calcext:value-type="float">
            <text:p>713</text:p>
          </table:table-cell>
          <table:table-cell table:number-columns-repeated="6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88" calcext:value-type="float">
            <text:p>8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88" calcext:value-type="float">
            <text:p>8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88" calcext:value-type="float">
            <text:p>8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93" calcext:value-type="float">
            <text:p>9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93" calcext:value-type="float">
            <text:p>9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86" calcext:value-type="float">
            <text:p>86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86" calcext:value-type="float">
            <text:p>86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86" calcext:value-type="float">
            <text:p>86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60" calcext:value-type="float">
            <text:p>60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60" calcext:value-type="float">
            <text:p>60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117" calcext:value-type="float">
            <text:p>117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117" calcext:value-type="float">
            <text:p>117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117" calcext:value-type="float">
            <text:p>117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137" calcext:value-type="float">
            <text:p>137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137" calcext:value-type="float">
            <text:p>137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137" calcext:value-type="float">
            <text:p>137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144" calcext:value-type="float">
            <text:p>144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144" calcext:value-type="float">
            <text:p>144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123" calcext:value-type="float">
            <text:p>123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123" calcext:value-type="float">
            <text:p>123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123" calcext:value-type="float">
            <text:p>123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60" calcext:value-type="float">
            <text:p>160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160" calcext:value-type="float">
            <text:p>160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136" calcext:value-type="float">
            <text:p>136</text:p>
          </table:table-cell>
          <table:table-cell office:value-type="float" office:value="617" calcext:value-type="float">
            <text:p>617</text:p>
          </table:table-cell>
          <table:table-cell table:number-columns-repeated="6"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136" calcext:value-type="float">
            <text:p>136</text:p>
          </table:table-cell>
          <table:table-cell office:value-type="float" office:value="617" calcext:value-type="float">
            <text:p>617</text:p>
          </table:table-cell>
          <table:table-cell table:number-columns-repeated="6"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136" calcext:value-type="float">
            <text:p>136</text:p>
          </table:table-cell>
          <table:table-cell office:value-type="float" office:value="617" calcext:value-type="float">
            <text:p>617</text:p>
          </table:table-cell>
          <table:table-cell table:number-columns-repeated="6"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135" calcext:value-type="float">
            <text:p>13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135" calcext:value-type="float">
            <text:p>13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137" calcext:value-type="float">
            <text:p>13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137" calcext:value-type="float">
            <text:p>13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137" calcext:value-type="float">
            <text:p>13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36" calcext:value-type="float">
            <text:p>13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136" calcext:value-type="float">
            <text:p>13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118" calcext:value-type="float">
            <text:p>118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118" calcext:value-type="float">
            <text:p>118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118" calcext:value-type="float">
            <text:p>118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161" calcext:value-type="float">
            <text:p>161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161" calcext:value-type="float">
            <text:p>161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143" calcext:value-type="float">
            <text:p>14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143" calcext:value-type="float">
            <text:p>14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143" calcext:value-type="float">
            <text:p>14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53" calcext:value-type="float">
            <text:p>15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153" calcext:value-type="float">
            <text:p>15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129" calcext:value-type="float">
            <text:p>129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129" calcext:value-type="float">
            <text:p>129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147" calcext:value-type="float">
            <text:p>147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147" calcext:value-type="float">
            <text:p>147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147" calcext:value-type="float">
            <text:p>147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29" calcext:value-type="float">
            <text:p>129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129" calcext:value-type="float">
            <text:p>129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143" calcext:value-type="float">
            <text:p>143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143" calcext:value-type="float">
            <text:p>143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143" calcext:value-type="float">
            <text:p>143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136" calcext:value-type="float">
            <text:p>13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136" calcext:value-type="float">
            <text:p>13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136" calcext:value-type="float">
            <text:p>136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136" calcext:value-type="float">
            <text:p>136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136" calcext:value-type="float">
            <text:p>136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23" calcext:value-type="float">
            <text:p>123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123" calcext:value-type="float">
            <text:p>123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123" calcext:value-type="float">
            <text:p>123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148" calcext:value-type="float">
            <text:p>148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148" calcext:value-type="float">
            <text:p>148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139" calcext:value-type="float">
            <text:p>139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139" calcext:value-type="float">
            <text:p>139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139" calcext:value-type="float">
            <text:p>139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136" calcext:value-type="float">
            <text:p>136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136" calcext:value-type="float">
            <text:p>136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41" calcext:value-type="float">
            <text:p>141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141" calcext:value-type="float">
            <text:p>141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141" calcext:value-type="float">
            <text:p>141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139" calcext:value-type="float">
            <text:p>13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139" calcext:value-type="float">
            <text:p>13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124" calcext:value-type="float">
            <text:p>124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124" calcext:value-type="float">
            <text:p>124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124" calcext:value-type="float">
            <text:p>124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130" calcext:value-type="float">
            <text:p>130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130" calcext:value-type="float">
            <text:p>130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32" calcext:value-type="float">
            <text:p>132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132" calcext:value-type="float">
            <text:p>132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132" calcext:value-type="float">
            <text:p>132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129" calcext:value-type="float">
            <text:p>129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129" calcext:value-type="float">
            <text:p>129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127" calcext:value-type="float">
            <text:p>12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7" calcext:value-type="float">
            <text:p>12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127" calcext:value-type="float">
            <text:p>12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135" calcext:value-type="float">
            <text:p>13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135" calcext:value-type="float">
            <text:p>13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30" calcext:value-type="float">
            <text:p>13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130" calcext:value-type="float">
            <text:p>13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130" calcext:value-type="float">
            <text:p>13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168" calcext:value-type="float">
            <text:p>168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168" calcext:value-type="float">
            <text:p>168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142" calcext:value-type="float">
            <text:p>142</text:p>
          </table:table-cell>
          <table:table-cell office:value-type="float" office:value="634" calcext:value-type="float">
            <text:p>634</text:p>
          </table:table-cell>
          <table:table-cell table:number-columns-repeated="6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142" calcext:value-type="float">
            <text:p>142</text:p>
          </table:table-cell>
          <table:table-cell office:value-type="float" office:value="634" calcext:value-type="float">
            <text:p>634</text:p>
          </table:table-cell>
          <table:table-cell table:number-columns-repeated="6"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142" calcext:value-type="float">
            <text:p>142</text:p>
          </table:table-cell>
          <table:table-cell office:value-type="float" office:value="634" calcext:value-type="float">
            <text:p>634</text:p>
          </table:table-cell>
          <table:table-cell table:number-columns-repeated="6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139" calcext:value-type="float">
            <text:p>139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139" calcext:value-type="float">
            <text:p>139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36" calcext:value-type="float">
            <text:p>136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136" calcext:value-type="float">
            <text:p>136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136" calcext:value-type="float">
            <text:p>136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143" calcext:value-type="float">
            <text:p>14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143" calcext:value-type="float">
            <text:p>14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132" calcext:value-type="float">
            <text:p>132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132" calcext:value-type="float">
            <text:p>132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132" calcext:value-type="float">
            <text:p>132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117" calcext:value-type="float">
            <text:p>117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117" calcext:value-type="float">
            <text:p>117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50" calcext:value-type="float">
            <text:p>150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150" calcext:value-type="float">
            <text:p>150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150" calcext:value-type="float">
            <text:p>150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138" calcext:value-type="float">
            <text:p>138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138" calcext:value-type="float">
            <text:p>138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135" calcext:value-type="float">
            <text:p>135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135" calcext:value-type="float">
            <text:p>135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135" calcext:value-type="float">
            <text:p>135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141" calcext:value-type="float">
            <text:p>14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141" calcext:value-type="float">
            <text:p>14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128" calcext:value-type="float">
            <text:p>128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128" calcext:value-type="float">
            <text:p>128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105" calcext:value-type="float">
            <text:p>105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105" calcext:value-type="float">
            <text:p>105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105" calcext:value-type="float">
            <text:p>105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160" calcext:value-type="float">
            <text:p>160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160" calcext:value-type="float">
            <text:p>160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39" calcext:value-type="float">
            <text:p>139</text:p>
          </table:table-cell>
          <table:table-cell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139" calcext:value-type="float">
            <text:p>139</text:p>
          </table:table-cell>
          <table:table-cell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139" calcext:value-type="float">
            <text:p>139</text:p>
          </table:table-cell>
          <table:table-cell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140" calcext:value-type="float">
            <text:p>14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140" calcext:value-type="float">
            <text:p>14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140" calcext:value-type="float">
            <text:p>14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143" calcext:value-type="float">
            <text:p>143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143" calcext:value-type="float">
            <text:p>143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129" calcext:value-type="float">
            <text:p>12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129" calcext:value-type="float">
            <text:p>129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130" calcext:value-type="float">
            <text:p>130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130" calcext:value-type="float">
            <text:p>130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87" calcext:value-type="float">
            <text:p>87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87" calcext:value-type="float">
            <text:p>87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87" calcext:value-type="float">
            <text:p>87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90" calcext:value-type="float">
            <text:p>9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90" calcext:value-type="float">
            <text:p>90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89" calcext:value-type="float">
            <text:p>89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89" calcext:value-type="float">
            <text:p>89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89" calcext:value-type="float">
            <text:p>89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80" calcext:value-type="float">
            <text:p>80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80" calcext:value-type="float">
            <text:p>80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75" calcext:value-type="float">
            <text:p>7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75" calcext:value-type="float">
            <text:p>7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75" calcext:value-type="float">
            <text:p>7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99" calcext:value-type="float">
            <text:p>99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99" calcext:value-type="float">
            <text:p>99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85" calcext:value-type="float">
            <text:p>85</text:p>
          </table:table-cell>
          <table:table-cell office:value-type="float" office:value="610" calcext:value-type="float">
            <text:p>610</text:p>
          </table:table-cell>
          <table:table-cell table:number-columns-repeated="6"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85" calcext:value-type="float">
            <text:p>85</text:p>
          </table:table-cell>
          <table:table-cell office:value-type="float" office:value="610" calcext:value-type="float">
            <text:p>610</text:p>
          </table:table-cell>
          <table:table-cell table:number-columns-repeated="6"/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85" calcext:value-type="float">
            <text:p>85</text:p>
          </table:table-cell>
          <table:table-cell office:value-type="float" office:value="610" calcext:value-type="float">
            <text:p>610</text:p>
          </table:table-cell>
          <table:table-cell table:number-columns-repeated="6"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89" calcext:value-type="float">
            <text:p>89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89" calcext:value-type="float">
            <text:p>89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82" calcext:value-type="float">
            <text:p>8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82" calcext:value-type="float">
            <text:p>8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82" calcext:value-type="float">
            <text:p>8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79" calcext:value-type="float">
            <text:p>7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79" calcext:value-type="float">
            <text:p>7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71" calcext:value-type="float">
            <text:p>71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71" calcext:value-type="float">
            <text:p>71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71" calcext:value-type="float">
            <text:p>71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104" calcext:value-type="float">
            <text:p>10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104" calcext:value-type="float">
            <text:p>104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86" calcext:value-type="float">
            <text:p>86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86" calcext:value-type="float">
            <text:p>86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86" calcext:value-type="float">
            <text:p>86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84" calcext:value-type="float">
            <text:p>8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84" calcext:value-type="float">
            <text:p>8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88" calcext:value-type="float">
            <text:p>8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88" calcext:value-type="float">
            <text:p>8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88" calcext:value-type="float">
            <text:p>88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75" calcext:value-type="float">
            <text:p>75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75" calcext:value-type="float">
            <text:p>75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73" calcext:value-type="float">
            <text:p>7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73" calcext:value-type="float">
            <text:p>7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73" calcext:value-type="float">
            <text:p>7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101" calcext:value-type="float">
            <text:p>101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101" calcext:value-type="float">
            <text:p>101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89" calcext:value-type="float">
            <text:p>89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89" calcext:value-type="float">
            <text:p>89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89" calcext:value-type="float">
            <text:p>89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81" calcext:value-type="float">
            <text:p>8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81" calcext:value-type="float">
            <text:p>8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92" calcext:value-type="float">
            <text:p>92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92" calcext:value-type="float">
            <text:p>92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92" calcext:value-type="float">
            <text:p>92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82" calcext:value-type="float">
            <text:p>82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82" calcext:value-type="float">
            <text:p>82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131" calcext:value-type="float">
            <text:p>131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131" calcext:value-type="float">
            <text:p>131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131" calcext:value-type="float">
            <text:p>131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146" calcext:value-type="float">
            <text:p>146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146" calcext:value-type="float">
            <text:p>146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146" calcext:value-type="float">
            <text:p>146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146" calcext:value-type="float">
            <text:p>146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46" calcext:value-type="float">
            <text:p>146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129" calcext:value-type="float">
            <text:p>12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129" calcext:value-type="float">
            <text:p>12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129" calcext:value-type="float">
            <text:p>12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124" calcext:value-type="float">
            <text:p>12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124" calcext:value-type="float">
            <text:p>124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129" calcext:value-type="float">
            <text:p>129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129" calcext:value-type="float">
            <text:p>129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129" calcext:value-type="float">
            <text:p>129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122" calcext:value-type="float">
            <text:p>12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22" calcext:value-type="float">
            <text:p>122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148" calcext:value-type="float">
            <text:p>148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148" calcext:value-type="float">
            <text:p>148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148" calcext:value-type="float">
            <text:p>148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125" calcext:value-type="float">
            <text:p>125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125" calcext:value-type="float">
            <text:p>125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109" calcext:value-type="float">
            <text:p>109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109" calcext:value-type="float">
            <text:p>109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109" calcext:value-type="float">
            <text:p>109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122" calcext:value-type="float">
            <text:p>122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22" calcext:value-type="float">
            <text:p>122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129" calcext:value-type="float">
            <text:p>129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129" calcext:value-type="float">
            <text:p>129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129" calcext:value-type="float">
            <text:p>129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109" calcext:value-type="float">
            <text:p>109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109" calcext:value-type="float">
            <text:p>109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145" calcext:value-type="float">
            <text:p>14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145" calcext:value-type="float">
            <text:p>14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145" calcext:value-type="float">
            <text:p>14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121" calcext:value-type="float">
            <text:p>121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21" calcext:value-type="float">
            <text:p>121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125" calcext:value-type="float">
            <text:p>125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125" calcext:value-type="float">
            <text:p>125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125" calcext:value-type="float">
            <text:p>125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136" calcext:value-type="float">
            <text:p>136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136" calcext:value-type="float">
            <text:p>136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133" calcext:value-type="float">
            <text:p>13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133" calcext:value-type="float">
            <text:p>13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133" calcext:value-type="float">
            <text:p>133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118" calcext:value-type="float">
            <text:p>11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18" calcext:value-type="float">
            <text:p>11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140" calcext:value-type="float">
            <text:p>140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140" calcext:value-type="float">
            <text:p>140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140" calcext:value-type="float">
            <text:p>140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129" calcext:value-type="float">
            <text:p>129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129" calcext:value-type="float">
            <text:p>129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132" calcext:value-type="float">
            <text:p>132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132" calcext:value-type="float">
            <text:p>132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132" calcext:value-type="float">
            <text:p>132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127" calcext:value-type="float">
            <text:p>127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27" calcext:value-type="float">
            <text:p>127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128" calcext:value-type="float">
            <text:p>12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128" calcext:value-type="float">
            <text:p>12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128" calcext:value-type="float">
            <text:p>12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162" calcext:value-type="float">
            <text:p>162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162" calcext:value-type="float">
            <text:p>162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125" calcext:value-type="float">
            <text:p>125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125" calcext:value-type="float">
            <text:p>125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125" calcext:value-type="float">
            <text:p>125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130" calcext:value-type="float">
            <text:p>130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30" calcext:value-type="float">
            <text:p>130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123" calcext:value-type="float">
            <text:p>12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123" calcext:value-type="float">
            <text:p>12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123" calcext:value-type="float">
            <text:p>12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127" calcext:value-type="float">
            <text:p>12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127" calcext:value-type="float">
            <text:p>12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112" calcext:value-type="float">
            <text:p>11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112" calcext:value-type="float">
            <text:p>11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112" calcext:value-type="float">
            <text:p>112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133" calcext:value-type="float">
            <text:p>133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33" calcext:value-type="float">
            <text:p>133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129" calcext:value-type="float">
            <text:p>129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129" calcext:value-type="float">
            <text:p>129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129" calcext:value-type="float">
            <text:p>129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129" calcext:value-type="float">
            <text:p>129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129" calcext:value-type="float">
            <text:p>129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129" calcext:value-type="float">
            <text:p>129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129" calcext:value-type="float">
            <text:p>129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129" calcext:value-type="float">
            <text:p>129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124" calcext:value-type="float">
            <text:p>124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24" calcext:value-type="float">
            <text:p>124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124" calcext:value-type="float">
            <text:p>124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112" calcext:value-type="float">
            <text:p>11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112" calcext:value-type="float">
            <text:p>112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148" calcext:value-type="float">
            <text:p>148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148" calcext:value-type="float">
            <text:p>148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148" calcext:value-type="float">
            <text:p>148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132" calcext:value-type="float">
            <text:p>132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132" calcext:value-type="float">
            <text:p>132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120" calcext:value-type="float">
            <text:p>12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20" calcext:value-type="float">
            <text:p>12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120" calcext:value-type="float">
            <text:p>12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113" calcext:value-type="float">
            <text:p>113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113" calcext:value-type="float">
            <text:p>113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122" calcext:value-type="float">
            <text:p>12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122" calcext:value-type="float">
            <text:p>12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122" calcext:value-type="float">
            <text:p>12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116" calcext:value-type="float">
            <text:p>116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116" calcext:value-type="float">
            <text:p>116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124" calcext:value-type="float">
            <text:p>124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24" calcext:value-type="float">
            <text:p>124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float" office:value="124" calcext:value-type="float">
            <text:p>124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120" calcext:value-type="float">
            <text:p>120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120" calcext:value-type="float">
            <text:p>120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129" calcext:value-type="float">
            <text:p>129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129" calcext:value-type="float">
            <text:p>129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129" calcext:value-type="float">
            <text:p>129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133" calcext:value-type="float">
            <text:p>133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133" calcext:value-type="float">
            <text:p>133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142" calcext:value-type="float">
            <text:p>142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142" calcext:value-type="float">
            <text:p>142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129" calcext:value-type="float">
            <text:p>129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129" calcext:value-type="float">
            <text:p>129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129" calcext:value-type="float">
            <text:p>129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134" calcext:value-type="float">
            <text:p>13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134" calcext:value-type="float">
            <text:p>13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128" calcext:value-type="float">
            <text:p>12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28" calcext:value-type="float">
            <text:p>12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128" calcext:value-type="float">
            <text:p>12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126" calcext:value-type="float">
            <text:p>12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126" calcext:value-type="float">
            <text:p>12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100" calcext:value-type="float">
            <text:p>10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100" calcext:value-type="float">
            <text:p>10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100" calcext:value-type="float">
            <text:p>10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135" calcext:value-type="float">
            <text:p>13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135" calcext:value-type="float">
            <text:p>13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134" calcext:value-type="float">
            <text:p>134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34" calcext:value-type="float">
            <text:p>134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134" calcext:value-type="float">
            <text:p>134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129" calcext:value-type="float">
            <text:p>129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129" calcext:value-type="float">
            <text:p>129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127" calcext:value-type="float">
            <text:p>127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127" calcext:value-type="float">
            <text:p>127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127" calcext:value-type="float">
            <text:p>127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129" calcext:value-type="float">
            <text:p>129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129" calcext:value-type="float">
            <text:p>129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139" calcext:value-type="float">
            <text:p>13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39" calcext:value-type="float">
            <text:p>13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139" calcext:value-type="float">
            <text:p>13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133" calcext:value-type="float">
            <text:p>133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133" calcext:value-type="float">
            <text:p>133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134" calcext:value-type="float">
            <text:p>134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134" calcext:value-type="float">
            <text:p>134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134" calcext:value-type="float">
            <text:p>134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121" calcext:value-type="float">
            <text:p>121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121" calcext:value-type="float">
            <text:p>121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134" calcext:value-type="float">
            <text:p>134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34" calcext:value-type="float">
            <text:p>134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134" calcext:value-type="float">
            <text:p>134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126" calcext:value-type="float">
            <text:p>126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126" calcext:value-type="float">
            <text:p>126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126" calcext:value-type="float">
            <text:p>126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154" calcext:value-type="float">
            <text:p>154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154" calcext:value-type="float">
            <text:p>154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127" calcext:value-type="float">
            <text:p>127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127" calcext:value-type="float">
            <text:p>127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127" calcext:value-type="float">
            <text:p>127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27" calcext:value-type="float">
            <text:p>127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127" calcext:value-type="float">
            <text:p>127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140" calcext:value-type="float">
            <text:p>140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140" calcext:value-type="float">
            <text:p>140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140" calcext:value-type="float">
            <text:p>140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129" calcext:value-type="float">
            <text:p>129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129" calcext:value-type="float">
            <text:p>129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29" calcext:value-type="float">
            <text:p>129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129" calcext:value-type="float">
            <text:p>129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144" calcext:value-type="float">
            <text:p>144</text:p>
          </table:table-cell>
          <table:table-cell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144" calcext:value-type="float">
            <text:p>144</text:p>
          </table:table-cell>
          <table:table-cell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144" calcext:value-type="float">
            <text:p>144</text:p>
          </table:table-cell>
          <table:table-cell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97" calcext:value-type="float">
            <text:p>97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float" office:value="97" calcext:value-type="float">
            <text:p>97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97" calcext:value-type="float">
            <text:p>97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97" calcext:value-type="float">
            <text:p>97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97" calcext:value-type="float">
            <text:p>97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3" calcext:value-type="float">
            <text:p>9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93" calcext:value-type="float">
            <text:p>93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98" calcext:value-type="float">
            <text:p>9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98" calcext:value-type="float">
            <text:p>9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98" calcext:value-type="float">
            <text:p>98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87" calcext:value-type="float">
            <text:p>87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87" calcext:value-type="float">
            <text:p>87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112" calcext:value-type="float">
            <text:p>112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112" calcext:value-type="float">
            <text:p>112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112" calcext:value-type="float">
            <text:p>112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82" calcext:value-type="float">
            <text:p>82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82" calcext:value-type="float">
            <text:p>82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90" calcext:value-type="float">
            <text:p>9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90" calcext:value-type="float">
            <text:p>9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90" calcext:value-type="float">
            <text:p>90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94" calcext:value-type="float">
            <text:p>94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94" calcext:value-type="float">
            <text:p>94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90" calcext:value-type="float">
            <text:p>90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90" calcext:value-type="float">
            <text:p>90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90" calcext:value-type="float">
            <text:p>90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01" calcext:value-type="float">
            <text:p>101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101" calcext:value-type="float">
            <text:p>101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93" calcext:value-type="float">
            <text:p>93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93" calcext:value-type="float">
            <text:p>93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93" calcext:value-type="float">
            <text:p>93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83" calcext:value-type="float">
            <text:p>8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83" calcext:value-type="float">
            <text:p>83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72" calcext:value-type="float">
            <text:p>7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72" calcext:value-type="float">
            <text:p>7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72" calcext:value-type="float">
            <text:p>7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93" calcext:value-type="float">
            <text:p>9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93" calcext:value-type="float">
            <text:p>93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82" calcext:value-type="float">
            <text:p>82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82" calcext:value-type="float">
            <text:p>82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82" calcext:value-type="float">
            <text:p>82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103" calcext:value-type="float">
            <text:p>103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103" calcext:value-type="float">
            <text:p>103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86" calcext:value-type="float">
            <text:p>86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86" calcext:value-type="float">
            <text:p>86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86" calcext:value-type="float">
            <text:p>86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88" calcext:value-type="float">
            <text:p>88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88" calcext:value-type="float">
            <text:p>88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95" calcext:value-type="float">
            <text:p>95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95" calcext:value-type="float">
            <text:p>95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95" calcext:value-type="float">
            <text:p>95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90" calcext:value-type="float">
            <text:p>9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90" calcext:value-type="float">
            <text:p>9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90" calcext:value-type="float">
            <text:p>90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85" calcext:value-type="float">
            <text:p>8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85" calcext:value-type="float">
            <text:p>8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86" calcext:value-type="float">
            <text:p>86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86" calcext:value-type="float">
            <text:p>86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86" calcext:value-type="float">
            <text:p>86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95" calcext:value-type="float">
            <text:p>95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95" calcext:value-type="float">
            <text:p>95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91" calcext:value-type="float">
            <text:p>91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91" calcext:value-type="float">
            <text:p>91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91" calcext:value-type="float">
            <text:p>91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93" calcext:value-type="float">
            <text:p>9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93" calcext:value-type="float">
            <text:p>9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95" calcext:value-type="float">
            <text:p>95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95" calcext:value-type="float">
            <text:p>95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95" calcext:value-type="float">
            <text:p>95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89" calcext:value-type="float">
            <text:p>89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89" calcext:value-type="float">
            <text:p>89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81" calcext:value-type="float">
            <text:p>81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81" calcext:value-type="float">
            <text:p>81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88" calcext:value-type="float">
            <text:p>88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88" calcext:value-type="float">
            <text:p>88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88" calcext:value-type="float">
            <text:p>88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93" calcext:value-type="float">
            <text:p>9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93" calcext:value-type="float">
            <text:p>9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85" calcext:value-type="float">
            <text:p>8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85" calcext:value-type="float">
            <text:p>8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85" calcext:value-type="float">
            <text:p>85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90" calcext:value-type="float">
            <text:p>9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90" calcext:value-type="float">
            <text:p>9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70" calcext:value-type="float">
            <text:p>7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70" calcext:value-type="float">
            <text:p>7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70" calcext:value-type="float">
            <text:p>7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106" calcext:value-type="float">
            <text:p>106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106" calcext:value-type="float">
            <text:p>106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103" calcext:value-type="float">
            <text:p>103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103" calcext:value-type="float">
            <text:p>103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103" calcext:value-type="float">
            <text:p>103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93" calcext:value-type="float">
            <text:p>9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93" calcext:value-type="float">
            <text:p>93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84" calcext:value-type="float">
            <text:p>84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84" calcext:value-type="float">
            <text:p>84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84" calcext:value-type="float">
            <text:p>84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89" calcext:value-type="float">
            <text:p>89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89" calcext:value-type="float">
            <text:p>89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75" calcext:value-type="float">
            <text:p>7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75" calcext:value-type="float">
            <text:p>7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75" calcext:value-type="float">
            <text:p>7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104" calcext:value-type="float">
            <text:p>104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104" calcext:value-type="float">
            <text:p>104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8" calcext:value-type="float">
            <text:p>88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88" calcext:value-type="float">
            <text:p>88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88" calcext:value-type="float">
            <text:p>88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99" calcext:value-type="float">
            <text:p>9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99" calcext:value-type="float">
            <text:p>9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91" calcext:value-type="float">
            <text:p>9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91" calcext:value-type="float">
            <text:p>9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91" calcext:value-type="float">
            <text:p>9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91" calcext:value-type="float">
            <text:p>9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91" calcext:value-type="float">
            <text:p>9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69" calcext:value-type="float">
            <text:p>69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69" calcext:value-type="float">
            <text:p>69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69" calcext:value-type="float">
            <text:p>69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94" calcext:value-type="float">
            <text:p>94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94" calcext:value-type="float">
            <text:p>94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92" calcext:value-type="float">
            <text:p>92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float" office:value="92" calcext:value-type="float">
            <text:p>92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92" calcext:value-type="float">
            <text:p>92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float" office:value="91" calcext:value-type="float">
            <text:p>91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91" calcext:value-type="float">
            <text:p>91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91" calcext:value-type="float">
            <text:p>91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90" calcext:value-type="float">
            <text:p>90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90" calcext:value-type="float">
            <text:p>90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107" calcext:value-type="float">
            <text:p>10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107" calcext:value-type="float">
            <text:p>10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107" calcext:value-type="float">
            <text:p>10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99" calcext:value-type="float">
            <text:p>99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float" office:value="99" calcext:value-type="float">
            <text:p>99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88" calcext:value-type="float">
            <text:p>88</text:p>
          </table:table-cell>
          <table:table-cell office:value-type="float" office:value="616" calcext:value-type="float">
            <text:p>616</text:p>
          </table:table-cell>
          <table:table-cell table:number-columns-repeated="6"/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88" calcext:value-type="float">
            <text:p>88</text:p>
          </table:table-cell>
          <table:table-cell office:value-type="float" office:value="616" calcext:value-type="float">
            <text:p>616</text:p>
          </table:table-cell>
          <table:table-cell table:number-columns-repeated="6"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88" calcext:value-type="float">
            <text:p>88</text:p>
          </table:table-cell>
          <table:table-cell office:value-type="float" office:value="616" calcext:value-type="float">
            <text:p>616</text:p>
          </table:table-cell>
          <table:table-cell table:number-columns-repeated="6"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87" calcext:value-type="float">
            <text:p>87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87" calcext:value-type="float">
            <text:p>87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float" office:value="82" calcext:value-type="float">
            <text:p>82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82" calcext:value-type="float">
            <text:p>82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82" calcext:value-type="float">
            <text:p>82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78" calcext:value-type="float">
            <text:p>7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float" office:value="78" calcext:value-type="float">
            <text:p>78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68" calcext:value-type="float">
            <text:p>6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68" calcext:value-type="float">
            <text:p>6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68" calcext:value-type="float">
            <text:p>68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103" calcext:value-type="float">
            <text:p>103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103" calcext:value-type="float">
            <text:p>103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91" calcext:value-type="float">
            <text:p>91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91" calcext:value-type="float">
            <text:p>91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91" calcext:value-type="float">
            <text:p>91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86" calcext:value-type="float">
            <text:p>86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86" calcext:value-type="float">
            <text:p>86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99" calcext:value-type="float">
            <text:p>99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99" calcext:value-type="float">
            <text:p>99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99" calcext:value-type="float">
            <text:p>99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63" calcext:value-type="float">
            <text:p>63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63" calcext:value-type="float">
            <text:p>63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67" calcext:value-type="float">
            <text:p>6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67" calcext:value-type="float">
            <text:p>6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67" calcext:value-type="float">
            <text:p>6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103" calcext:value-type="float">
            <text:p>103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103" calcext:value-type="float">
            <text:p>103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87" calcext:value-type="float">
            <text:p>87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87" calcext:value-type="float">
            <text:p>87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87" calcext:value-type="float">
            <text:p>87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78" calcext:value-type="float">
            <text:p>78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78" calcext:value-type="float">
            <text:p>78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86" calcext:value-type="float">
            <text:p>8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86" calcext:value-type="float">
            <text:p>8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86" calcext:value-type="float">
            <text:p>86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74" calcext:value-type="float">
            <text:p>74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74" calcext:value-type="float">
            <text:p>74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74" calcext:value-type="float">
            <text:p>74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74" calcext:value-type="float">
            <text:p>74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74" calcext:value-type="float">
            <text:p>74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86" calcext:value-type="float">
            <text:p>86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86" calcext:value-type="float">
            <text:p>86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76" calcext:value-type="float">
            <text:p>76</text:p>
          </table:table-cell>
          <table:table-cell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76" calcext:value-type="float">
            <text:p>76</text:p>
          </table:table-cell>
          <table:table-cell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76" calcext:value-type="float">
            <text:p>76</text:p>
          </table:table-cell>
          <table:table-cell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87" calcext:value-type="float">
            <text:p>87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87" calcext:value-type="float">
            <text:p>87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86" calcext:value-type="float">
            <text:p>8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6" calcext:value-type="float">
            <text:p>8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86" calcext:value-type="float">
            <text:p>8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72" calcext:value-type="float">
            <text:p>72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72" calcext:value-type="float">
            <text:p>72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68" calcext:value-type="float">
            <text:p>68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68" calcext:value-type="float">
            <text:p>68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68" calcext:value-type="float">
            <text:p>68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float" office:value="109" calcext:value-type="float">
            <text:p>109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109" calcext:value-type="float">
            <text:p>109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80" calcext:value-type="float">
            <text:p>80</text:p>
          </table:table-cell>
          <table:table-cell office:value-type="float" office:value="622" calcext:value-type="float">
            <text:p>622</text:p>
          </table:table-cell>
          <table:table-cell table:number-columns-repeated="6"/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80" calcext:value-type="float">
            <text:p>80</text:p>
          </table:table-cell>
          <table:table-cell office:value-type="float" office:value="622" calcext:value-type="float">
            <text:p>622</text:p>
          </table:table-cell>
          <table:table-cell table:number-columns-repeated="6"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80" calcext:value-type="float">
            <text:p>80</text:p>
          </table:table-cell>
          <table:table-cell office:value-type="float" office:value="622" calcext:value-type="float">
            <text:p>622</text:p>
          </table:table-cell>
          <table:table-cell table:number-columns-repeated="6"/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90" calcext:value-type="float">
            <text:p>90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90" calcext:value-type="float">
            <text:p>90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71" calcext:value-type="float">
            <text:p>7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71" calcext:value-type="float">
            <text:p>7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71" calcext:value-type="float">
            <text:p>71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68" calcext:value-type="float">
            <text:p>6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68" calcext:value-type="float">
            <text:p>6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68" calcext:value-type="float">
            <text:p>68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80" calcext:value-type="float">
            <text:p>80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0" calcext:value-type="float">
            <text:p>80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143" calcext:value-type="float">
            <text:p>143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143" calcext:value-type="float">
            <text:p>143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132" calcext:value-type="float">
            <text:p>132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132" calcext:value-type="float">
            <text:p>132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132" calcext:value-type="float">
            <text:p>132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134" calcext:value-type="float">
            <text:p>134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34" calcext:value-type="float">
            <text:p>134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125" calcext:value-type="float">
            <text:p>12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125" calcext:value-type="float">
            <text:p>12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125" calcext:value-type="float">
            <text:p>12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127" calcext:value-type="float">
            <text:p>127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127" calcext:value-type="float">
            <text:p>127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124" calcext:value-type="float">
            <text:p>124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124" calcext:value-type="float">
            <text:p>124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124" calcext:value-type="float">
            <text:p>124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129" calcext:value-type="float">
            <text:p>129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29" calcext:value-type="float">
            <text:p>129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142" calcext:value-type="float">
            <text:p>142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142" calcext:value-type="float">
            <text:p>142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142" calcext:value-type="float">
            <text:p>142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140" calcext:value-type="float">
            <text:p>140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140" calcext:value-type="float">
            <text:p>140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134" calcext:value-type="float">
            <text:p>13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134" calcext:value-type="float">
            <text:p>13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134" calcext:value-type="float">
            <text:p>13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129" calcext:value-type="float">
            <text:p>129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29" calcext:value-type="float">
            <text:p>129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float" office:value="135" calcext:value-type="float">
            <text:p>135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135" calcext:value-type="float">
            <text:p>135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135" calcext:value-type="float">
            <text:p>135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129" calcext:value-type="float">
            <text:p>129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129" calcext:value-type="float">
            <text:p>129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109" calcext:value-type="float">
            <text:p>10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109" calcext:value-type="float">
            <text:p>10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109" calcext:value-type="float">
            <text:p>10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155" calcext:value-type="float">
            <text:p>155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55" calcext:value-type="float">
            <text:p>155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128" calcext:value-type="float">
            <text:p>128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128" calcext:value-type="float">
            <text:p>128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128" calcext:value-type="float">
            <text:p>128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134" calcext:value-type="float">
            <text:p>134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134" calcext:value-type="float">
            <text:p>134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float" office:value="132" calcext:value-type="float">
            <text:p>13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132" calcext:value-type="float">
            <text:p>13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132" calcext:value-type="float">
            <text:p>132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126" calcext:value-type="float">
            <text:p>126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126" calcext:value-type="float">
            <text:p>126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126" calcext:value-type="float">
            <text:p>126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155" calcext:value-type="float">
            <text:p>155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155" calcext:value-type="float">
            <text:p>155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155" calcext:value-type="float">
            <text:p>155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float" office:value="134" calcext:value-type="float">
            <text:p>134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34" calcext:value-type="float">
            <text:p>134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144" calcext:value-type="float">
            <text:p>144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144" calcext:value-type="float">
            <text:p>144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144" calcext:value-type="float">
            <text:p>144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126" calcext:value-type="float">
            <text:p>12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126" calcext:value-type="float">
            <text:p>12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122" calcext:value-type="float">
            <text:p>122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22" calcext:value-type="float">
            <text:p>122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122" calcext:value-type="float">
            <text:p>122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129" calcext:value-type="float">
            <text:p>129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129" calcext:value-type="float">
            <text:p>129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139" calcext:value-type="float">
            <text:p>139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139" calcext:value-type="float">
            <text:p>139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139" calcext:value-type="float">
            <text:p>139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135" calcext:value-type="float">
            <text:p>135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135" calcext:value-type="float">
            <text:p>135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132" calcext:value-type="float">
            <text:p>13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32" calcext:value-type="float">
            <text:p>13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132" calcext:value-type="float">
            <text:p>132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133" calcext:value-type="float">
            <text:p>133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133" calcext:value-type="float">
            <text:p>133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125" calcext:value-type="float">
            <text:p>12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125" calcext:value-type="float">
            <text:p>12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float" office:value="125" calcext:value-type="float">
            <text:p>125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115" calcext:value-type="float">
            <text:p>11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float" office:value="115" calcext:value-type="float">
            <text:p>115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163" calcext:value-type="float">
            <text:p>163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63" calcext:value-type="float">
            <text:p>163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163" calcext:value-type="float">
            <text:p>163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133" calcext:value-type="float">
            <text:p>133</text:p>
          </table:table-cell>
          <table:table-cell office:value-type="float" office:value="626" calcext:value-type="float">
            <text:p>626</text:p>
          </table:table-cell>
          <table:table-cell table:number-columns-repeated="6"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133" calcext:value-type="float">
            <text:p>133</text:p>
          </table:table-cell>
          <table:table-cell office:value-type="float" office:value="626" calcext:value-type="float">
            <text:p>626</text:p>
          </table:table-cell>
          <table:table-cell table:number-columns-repeated="6"/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120" calcext:value-type="float">
            <text:p>120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120" calcext:value-type="float">
            <text:p>120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120" calcext:value-type="float">
            <text:p>120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122" calcext:value-type="float">
            <text:p>122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22" calcext:value-type="float">
            <text:p>122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122" calcext:value-type="float">
            <text:p>122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119" calcext:value-type="float">
            <text:p>119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119" calcext:value-type="float">
            <text:p>119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95" calcext:value-type="float">
            <text:p>95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95" calcext:value-type="float">
            <text:p>95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95" calcext:value-type="float">
            <text:p>95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131" calcext:value-type="float">
            <text:p>131</text:p>
          </table:table-cell>
          <table:table-cell office:value-type="float" office:value="626" calcext:value-type="float">
            <text:p>626</text:p>
          </table:table-cell>
          <table:table-cell table:number-columns-repeated="6"/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131" calcext:value-type="float">
            <text:p>131</text:p>
          </table:table-cell>
          <table:table-cell office:value-type="float" office:value="626" calcext:value-type="float">
            <text:p>626</text:p>
          </table:table-cell>
          <table:table-cell table:number-columns-repeated="6"/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130" calcext:value-type="float">
            <text:p>130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30" calcext:value-type="float">
            <text:p>130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130" calcext:value-type="float">
            <text:p>130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124" calcext:value-type="float">
            <text:p>124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124" calcext:value-type="float">
            <text:p>124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118" calcext:value-type="float">
            <text:p>11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118" calcext:value-type="float">
            <text:p>11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118" calcext:value-type="float">
            <text:p>118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110" calcext:value-type="float">
            <text:p>110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110" calcext:value-type="float">
            <text:p>110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127" calcext:value-type="float">
            <text:p>127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27" calcext:value-type="float">
            <text:p>127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127" calcext:value-type="float">
            <text:p>127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136" calcext:value-type="float">
            <text:p>136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136" calcext:value-type="float">
            <text:p>136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134" calcext:value-type="float">
            <text:p>134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134" calcext:value-type="float">
            <text:p>134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134" calcext:value-type="float">
            <text:p>134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124" calcext:value-type="float">
            <text:p>124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124" calcext:value-type="float">
            <text:p>124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127" calcext:value-type="float">
            <text:p>12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27" calcext:value-type="float">
            <text:p>12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127" calcext:value-type="float">
            <text:p>12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130" calcext:value-type="float">
            <text:p>130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130" calcext:value-type="float">
            <text:p>130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122" calcext:value-type="float">
            <text:p>122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122" calcext:value-type="float">
            <text:p>122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122" calcext:value-type="float">
            <text:p>122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135" calcext:value-type="float">
            <text:p>135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135" calcext:value-type="float">
            <text:p>135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float" office:value="127" calcext:value-type="float">
            <text:p>127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27" calcext:value-type="float">
            <text:p>127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127" calcext:value-type="float">
            <text:p>127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134" calcext:value-type="float">
            <text:p>13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134" calcext:value-type="float">
            <text:p>134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135" calcext:value-type="float">
            <text:p>135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135" calcext:value-type="float">
            <text:p>135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131" calcext:value-type="float">
            <text:p>13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131" calcext:value-type="float">
            <text:p>13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131" calcext:value-type="float">
            <text:p>131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09" calcext:value-type="float">
            <text:p>109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109" calcext:value-type="float">
            <text:p>109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135" calcext:value-type="float">
            <text:p>135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135" calcext:value-type="float">
            <text:p>135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float" office:value="135" calcext:value-type="float">
            <text:p>135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140" calcext:value-type="float">
            <text:p>140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140" calcext:value-type="float">
            <text:p>140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139" calcext:value-type="float">
            <text:p>13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139" calcext:value-type="float">
            <text:p>13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float" office:value="139" calcext:value-type="float">
            <text:p>139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17" calcext:value-type="float">
            <text:p>11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117" calcext:value-type="float">
            <text:p>11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125" calcext:value-type="float">
            <text:p>125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125" calcext:value-type="float">
            <text:p>125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125" calcext:value-type="float">
            <text:p>125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108" calcext:value-type="float">
            <text:p>10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108" calcext:value-type="float">
            <text:p>108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137" calcext:value-type="float">
            <text:p>137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137" calcext:value-type="float">
            <text:p>137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137" calcext:value-type="float">
            <text:p>137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35" calcext:value-type="float">
            <text:p>135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135" calcext:value-type="float">
            <text:p>135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134" calcext:value-type="float">
            <text:p>13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134" calcext:value-type="float">
            <text:p>13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134" calcext:value-type="float">
            <text:p>13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135" calcext:value-type="float">
            <text:p>13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135" calcext:value-type="float">
            <text:p>13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128" calcext:value-type="float">
            <text:p>128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128" calcext:value-type="float">
            <text:p>128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128" calcext:value-type="float">
            <text:p>128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18" calcext:value-type="float">
            <text:p>118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118" calcext:value-type="float">
            <text:p>118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125" calcext:value-type="float">
            <text:p>125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125" calcext:value-type="float">
            <text:p>125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125" calcext:value-type="float">
            <text:p>125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129" calcext:value-type="float">
            <text:p>129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129" calcext:value-type="float">
            <text:p>129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126" calcext:value-type="float">
            <text:p>12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126" calcext:value-type="float">
            <text:p>12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126" calcext:value-type="float">
            <text:p>12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121" calcext:value-type="float">
            <text:p>121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121" calcext:value-type="float">
            <text:p>121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139" calcext:value-type="float">
            <text:p>139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float" office:value="139" calcext:value-type="float">
            <text:p>139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139" calcext:value-type="float">
            <text:p>139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26" calcext:value-type="float">
            <text:p>126</text:p>
          </table:table-cell>
          <table:table-cell office:value-type="float" office:value="621" calcext:value-type="float">
            <text:p>621</text:p>
          </table:table-cell>
          <table:table-cell table:number-columns-repeated="6"/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126" calcext:value-type="float">
            <text:p>126</text:p>
          </table:table-cell>
          <table:table-cell office:value-type="float" office:value="621" calcext:value-type="float">
            <text:p>621</text:p>
          </table:table-cell>
          <table:table-cell table:number-columns-repeated="6"/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126" calcext:value-type="float">
            <text:p>126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126" calcext:value-type="float">
            <text:p>126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126" calcext:value-type="float">
            <text:p>126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146" calcext:value-type="float">
            <text:p>14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146" calcext:value-type="float">
            <text:p>146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118" calcext:value-type="float">
            <text:p>118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118" calcext:value-type="float">
            <text:p>118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118" calcext:value-type="float">
            <text:p>118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135" calcext:value-type="float">
            <text:p>13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135" calcext:value-type="float">
            <text:p>13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135" calcext:value-type="float">
            <text:p>135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132" calcext:value-type="float">
            <text:p>132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132" calcext:value-type="float">
            <text:p>132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128" calcext:value-type="float">
            <text:p>128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128" calcext:value-type="float">
            <text:p>128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128" calcext:value-type="float">
            <text:p>128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27" calcext:value-type="float">
            <text:p>12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127" calcext:value-type="float">
            <text:p>12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127" calcext:value-type="float">
            <text:p>127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126" calcext:value-type="float">
            <text:p>126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126" calcext:value-type="float">
            <text:p>126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125" calcext:value-type="float">
            <text:p>12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125" calcext:value-type="float">
            <text:p>12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125" calcext:value-type="float">
            <text:p>125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107" calcext:value-type="float">
            <text:p>10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107" calcext:value-type="float">
            <text:p>107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55" calcext:value-type="float">
            <text:p>155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155" calcext:value-type="float">
            <text:p>155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155" calcext:value-type="float">
            <text:p>155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130" calcext:value-type="float">
            <text:p>130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130" calcext:value-type="float">
            <text:p>130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128" calcext:value-type="float">
            <text:p>128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128" calcext:value-type="float">
            <text:p>128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float" office:value="128" calcext:value-type="float">
            <text:p>128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130" calcext:value-type="float">
            <text:p>130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float" office:value="130" calcext:value-type="float">
            <text:p>130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24" calcext:value-type="float">
            <text:p>124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124" calcext:value-type="float">
            <text:p>124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124" calcext:value-type="float">
            <text:p>124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128" calcext:value-type="float">
            <text:p>128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128" calcext:value-type="float">
            <text:p>128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float" office:value="129" calcext:value-type="float">
            <text:p>129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129" calcext:value-type="float">
            <text:p>129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129" calcext:value-type="float">
            <text:p>129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float" office:value="145" calcext:value-type="float">
            <text:p>145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145" calcext:value-type="float">
            <text:p>145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32" calcext:value-type="float">
            <text:p>132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132" calcext:value-type="float">
            <text:p>132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132" calcext:value-type="float">
            <text:p>132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134" calcext:value-type="float">
            <text:p>134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134" calcext:value-type="float">
            <text:p>134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136" calcext:value-type="float">
            <text:p>136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136" calcext:value-type="float">
            <text:p>136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136" calcext:value-type="float">
            <text:p>136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125" calcext:value-type="float">
            <text:p>12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float" office:value="125" calcext:value-type="float">
            <text:p>12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36" calcext:value-type="float">
            <text:p>136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136" calcext:value-type="float">
            <text:p>136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136" calcext:value-type="float">
            <text:p>136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float" office:value="139" calcext:value-type="float">
            <text:p>139</text:p>
          </table:table-cell>
          <table:table-cell office:value-type="float" office:value="634" calcext:value-type="float">
            <text:p>634</text:p>
          </table:table-cell>
          <table:table-cell table:number-columns-repeated="6"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139" calcext:value-type="float">
            <text:p>139</text:p>
          </table:table-cell>
          <table:table-cell office:value-type="float" office:value="634" calcext:value-type="float">
            <text:p>634</text:p>
          </table:table-cell>
          <table:table-cell table:number-columns-repeated="6"/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125" calcext:value-type="float">
            <text:p>125</text:p>
          </table:table-cell>
          <table:table-cell office:value-type="float" office:value="606" calcext:value-type="float">
            <text:p>606</text:p>
          </table:table-cell>
          <table:table-cell table:number-columns-repeated="6"/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125" calcext:value-type="float">
            <text:p>125</text:p>
          </table:table-cell>
          <table:table-cell office:value-type="float" office:value="606" calcext:value-type="float">
            <text:p>606</text:p>
          </table:table-cell>
          <table:table-cell table:number-columns-repeated="6"/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125" calcext:value-type="float">
            <text:p>125</text:p>
          </table:table-cell>
          <table:table-cell office:value-type="float" office:value="606" calcext:value-type="float">
            <text:p>606</text:p>
          </table:table-cell>
          <table:table-cell table:number-columns-repeated="6"/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float" office:value="132" calcext:value-type="float">
            <text:p>132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132" calcext:value-type="float">
            <text:p>132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26" calcext:value-type="float">
            <text:p>126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126" calcext:value-type="float">
            <text:p>126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126" calcext:value-type="float">
            <text:p>126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128" calcext:value-type="float">
            <text:p>128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128" calcext:value-type="float">
            <text:p>128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123" calcext:value-type="float">
            <text:p>123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123" calcext:value-type="float">
            <text:p>123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123" calcext:value-type="float">
            <text:p>123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161" calcext:value-type="float">
            <text:p>161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161" calcext:value-type="float">
            <text:p>161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29" calcext:value-type="float">
            <text:p>129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129" calcext:value-type="float">
            <text:p>129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129" calcext:value-type="float">
            <text:p>129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130" calcext:value-type="float">
            <text:p>130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130" calcext:value-type="float">
            <text:p>130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142" calcext:value-type="float">
            <text:p>14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142" calcext:value-type="float">
            <text:p>14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142" calcext:value-type="float">
            <text:p>14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122" calcext:value-type="float">
            <text:p>122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122" calcext:value-type="float">
            <text:p>122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21" calcext:value-type="float">
            <text:p>121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float" office:value="121" calcext:value-type="float">
            <text:p>121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121" calcext:value-type="float">
            <text:p>121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167" calcext:value-type="float">
            <text:p>167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float" office:value="167" calcext:value-type="float">
            <text:p>167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167" calcext:value-type="float">
            <text:p>167</text:p>
          </table:table-cell>
          <table:table-cell office:value-type="float" office:value="612" calcext:value-type="float">
            <text:p>612</text:p>
          </table:table-cell>
          <table:table-cell table:number-columns-repeated="6"/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125" calcext:value-type="float">
            <text:p>125</text:p>
          </table:table-cell>
          <table:table-cell office:value-type="float" office:value="612" calcext:value-type="float">
            <text:p>612</text:p>
          </table:table-cell>
          <table:table-cell table:number-columns-repeated="6"/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125" calcext:value-type="float">
            <text:p>125</text:p>
          </table:table-cell>
          <table:table-cell office:value-type="float" office:value="612" calcext:value-type="float">
            <text:p>612</text:p>
          </table:table-cell>
          <table:table-cell table:number-columns-repeated="6"/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136" calcext:value-type="float">
            <text:p>136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136" calcext:value-type="float">
            <text:p>136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36" calcext:value-type="float">
            <text:p>136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132" calcext:value-type="float">
            <text:p>13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132" calcext:value-type="float">
            <text:p>132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136" calcext:value-type="float">
            <text:p>13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float" office:value="136" calcext:value-type="float">
            <text:p>13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136" calcext:value-type="float">
            <text:p>136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409" calcext:value-type="float">
            <text:p>40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409" calcext:value-type="float">
            <text:p>409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149" calcext:value-type="float">
            <text:p>149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149" calcext:value-type="float">
            <text:p>149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49" calcext:value-type="float">
            <text:p>149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135" calcext:value-type="float">
            <text:p>135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135" calcext:value-type="float">
            <text:p>135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147" calcext:value-type="float">
            <text:p>147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147" calcext:value-type="float">
            <text:p>147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147" calcext:value-type="float">
            <text:p>147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136" calcext:value-type="float">
            <text:p>136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136" calcext:value-type="float">
            <text:p>136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135" calcext:value-type="float">
            <text:p>135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135" calcext:value-type="float">
            <text:p>135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35" calcext:value-type="float">
            <text:p>135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120" calcext:value-type="float">
            <text:p>12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120" calcext:value-type="float">
            <text:p>120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133" calcext:value-type="float">
            <text:p>13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133" calcext:value-type="float">
            <text:p>13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133" calcext:value-type="float">
            <text:p>13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145" calcext:value-type="float">
            <text:p>145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145" calcext:value-type="float">
            <text:p>145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134" calcext:value-type="float">
            <text:p>134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134" calcext:value-type="float">
            <text:p>134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34" calcext:value-type="float">
            <text:p>134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130" calcext:value-type="float">
            <text:p>130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130" calcext:value-type="float">
            <text:p>130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138" calcext:value-type="float">
            <text:p>13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138" calcext:value-type="float">
            <text:p>13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138" calcext:value-type="float">
            <text:p>138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133" calcext:value-type="float">
            <text:p>13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133" calcext:value-type="float">
            <text:p>133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149" calcext:value-type="float">
            <text:p>149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149" calcext:value-type="float">
            <text:p>149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49" calcext:value-type="float">
            <text:p>149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137" calcext:value-type="float">
            <text:p>137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137" calcext:value-type="float">
            <text:p>137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145" calcext:value-type="float">
            <text:p>14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145" calcext:value-type="float">
            <text:p>14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145" calcext:value-type="float">
            <text:p>14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137" calcext:value-type="float">
            <text:p>13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137" calcext:value-type="float">
            <text:p>13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37" calcext:value-type="float">
            <text:p>137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149" calcext:value-type="float">
            <text:p>14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149" calcext:value-type="float">
            <text:p>14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136" calcext:value-type="float">
            <text:p>136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136" calcext:value-type="float">
            <text:p>136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136" calcext:value-type="float">
            <text:p>136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float" office:value="133" calcext:value-type="float">
            <text:p>13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133" calcext:value-type="float">
            <text:p>13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145" calcext:value-type="float">
            <text:p>145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145" calcext:value-type="float">
            <text:p>145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45" calcext:value-type="float">
            <text:p>145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128" calcext:value-type="float">
            <text:p>128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128" calcext:value-type="float">
            <text:p>128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float" office:value="111" calcext:value-type="float">
            <text:p>111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111" calcext:value-type="float">
            <text:p>111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111" calcext:value-type="float">
            <text:p>111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151" calcext:value-type="float">
            <text:p>151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151" calcext:value-type="float">
            <text:p>151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130" calcext:value-type="float">
            <text:p>130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130" calcext:value-type="float">
            <text:p>130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30" calcext:value-type="float">
            <text:p>130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140" calcext:value-type="float">
            <text:p>140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140" calcext:value-type="float">
            <text:p>140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140" calcext:value-type="float">
            <text:p>140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float" office:value="145" calcext:value-type="float">
            <text:p>145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145" calcext:value-type="float">
            <text:p>145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136" calcext:value-type="float">
            <text:p>13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136" calcext:value-type="float">
            <text:p>13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136" calcext:value-type="float">
            <text:p>136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131" calcext:value-type="float">
            <text:p>131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31" calcext:value-type="float">
            <text:p>131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float" office:value="147" calcext:value-type="float">
            <text:p>14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147" calcext:value-type="float">
            <text:p>14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147" calcext:value-type="float">
            <text:p>147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139" calcext:value-type="float">
            <text:p>139</text:p>
          </table:table-cell>
          <table:table-cell office:value-type="float" office:value="634" calcext:value-type="float">
            <text:p>634</text:p>
          </table:table-cell>
          <table:table-cell table:number-columns-repeated="6"/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139" calcext:value-type="float">
            <text:p>139</text:p>
          </table:table-cell>
          <table:table-cell office:value-type="float" office:value="634" calcext:value-type="float">
            <text:p>634</text:p>
          </table:table-cell>
          <table:table-cell table:number-columns-repeated="6"/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127" calcext:value-type="float">
            <text:p>12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127" calcext:value-type="float">
            <text:p>12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127" calcext:value-type="float">
            <text:p>12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float" office:value="123" calcext:value-type="float">
            <text:p>123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23" calcext:value-type="float">
            <text:p>123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138" calcext:value-type="float">
            <text:p>13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138" calcext:value-type="float">
            <text:p>13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138" calcext:value-type="float">
            <text:p>138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127" calcext:value-type="float">
            <text:p>127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127" calcext:value-type="float">
            <text:p>127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138" calcext:value-type="float">
            <text:p>138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138" calcext:value-type="float">
            <text:p>138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138" calcext:value-type="float">
            <text:p>138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133" calcext:value-type="float">
            <text:p>133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3" calcext:value-type="float">
            <text:p>133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I2:Sheet1.I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6:04:39.3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20:36:37.505000000</meta:creation-date>
    <dc:date>2014-11-16T16:49:02.986000000</dc:date>
    <meta:editing-duration>PT1H57M44S</meta:editing-duration>
    <meta:editing-cycles>14</meta:editing-cycles>
    <meta:generator>LibreOffice/4.3.2.2$Windows_x86 LibreOffice_project/edfb5295ba211bd31ad47d0bad0118690f76407d</meta:generator>
    <meta:document-statistic meta:table-count="1" meta:cell-count="15074" meta:object-count="0"/>
  </office:meta>
</office:document-meta>
</file>